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Mangal" svg:font-family="Mangal" style:font-family-generic="roman" style:font-pitch="variable" svg:panose-1="0 0 4 0 0 0 0 0 0 0"/>
    <style:font-face style:name="American Typewriter" svg:font-family="American Typewriter" style:font-family-generic="modern" style:font-pitch="variable"/>
    <style:font-face style:name="Yu Mincho" svg:font-family="Yu Mincho" style:font-family-generic="roman" style:font-pitch="variable" svg:panose-1="2 2 4 0 0 0 0 0 0 0"/>
    <style:font-face style:name="DengXian" svg:font-family="DengXian" style:font-family-generic="system" style:font-pitch="variable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merican Typewriter"/>
    </style:style>
    <style:style style:name="TableColumn3" style:family="table-column">
      <style:table-column-properties style:column-width="3.4625in" style:use-optimal-column-width="false"/>
    </style:style>
    <style:style style:name="TableColumn4" style:family="table-column">
      <style:table-column-properties style:column-width="3.4625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  <style:text-properties style:font-name="American Typewri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style:font-name="American Typewri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merican Typewriter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Car.predefinitoparagrafo" style:family="text">
      <style:text-properties style:font-name="American Typewriter" fo:color="#202122" fo:language="ja" fo:country="JP"/>
    </style:style>
    <style:style style:name="T16" style:parent-style-name="Car.predefinitoparagrafo" style:family="text">
      <style:text-properties style:font-name="American Typewrite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American Typewriter" fo:color="#212121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American Typewri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American Typewriter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American Typewriter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American Typewriter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American Typewri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American Typewriter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American Typewri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American Typewri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American Typewriter"/>
    </style:style>
    <style:style style:name="P42" style:parent-style-name="Standard" style:family="paragraph">
      <style:paragraph-properties fo:text-align="center"/>
      <style:text-properties style:font-name="American Typewriter"/>
    </style:style>
    <style:style style:name="P43" style:parent-style-name="Standard" style:family="paragraph">
      <style:paragraph-properties fo:text-align="center"/>
      <style:text-properties style:font-name="American Typewriter"/>
    </style:style>
    <style:style style:name="TableColumn45" style:family="table-column">
      <style:table-column-properties style:column-width="3.4625in" style:use-optimal-column-width="false"/>
    </style:style>
    <style:style style:name="TableColumn46" style:family="table-column">
      <style:table-column-properties style:column-width="3.4625in" style:use-optimal-column-width="false"/>
    </style:style>
    <style:style style:name="Table44" style:family="table">
      <style:table-properties style:width="6.925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American Typewriter"/>
    </style:style>
    <style:style style:name="TableCell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American Typewrite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American Typewriter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American Typewriter" fo:color="#222222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American Typewriter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American Typewriter" fo:color="#222222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American Typewriter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American Typewrite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American Typewriter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American Typewriter" fo:color="#202122" fo:language="ja" fo:country="JP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American Typewriter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American Typewri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American Typewriter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82" style:parent-style-name="Car.predefinitoparagrafo" style:family="text">
      <style:text-properties style:font-name="American Typewriter"/>
    </style:style>
    <style:style style:name="T83" style:parent-style-name="Car.predefinitoparagrafo" style:family="text">
      <style:text-properties style:font-name="American Typewriter" fo:color="#202122" fo:language="ja" fo:country="JP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American Typewriter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American Typewriter"/>
    </style:style>
    <style:style style:name="P89" style:parent-style-name="Standard" style:family="paragraph">
      <style:paragraph-properties fo:text-align="center"/>
      <style:text-properties style:font-name="American Typewriter"/>
    </style:style>
    <style:style style:name="P90" style:parent-style-name="Standard" style:family="paragraph">
      <style:paragraph-properties fo:text-align="center"/>
      <style:text-properties style:font-name="American Typewriter"/>
    </style:style>
    <style:style style:name="TableColumn92" style:family="table-column">
      <style:table-column-properties style:column-width="3.4625in" style:use-optimal-column-width="false"/>
    </style:style>
    <style:style style:name="TableColumn93" style:family="table-column">
      <style:table-column-properties style:column-width="3.4625in" style:use-optimal-column-width="false"/>
    </style:style>
    <style:style style:name="Table91" style:family="table">
      <style:table-properties style:width="6.92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American Typewriter"/>
    </style:style>
    <style:style style:name="TableCell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American Typewri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American Typewriter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American Typewri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American Typewriter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merican Typewrite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merican Typewriter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merican Typewriter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merican Typewriter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merican Typewriter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merican Typewriter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124" style:parent-style-name="Car.predefinitoparagrafo" style:family="text">
      <style:text-properties style:font-name="American Typewriter"/>
    </style:style>
    <style:style style:name="T125" style:parent-style-name="Car.predefinitoparagrafo" style:family="text">
      <style:text-properties style:font-name="American Typewriter" fo:color="#222222"/>
    </style:style>
    <style:style style:name="T126" style:parent-style-name="Car.predefinitoparagrafo" style:family="text">
      <style:text-properties style:font-name="American Typewriter"/>
    </style:style>
    <style:style style:name="P127" style:parent-style-name="Standard" style:family="paragraph">
      <style:paragraph-properties fo:text-align="center"/>
      <style:text-properties style:font-name="American Typewriter"/>
    </style:style>
    <style:style style:name="P128" style:parent-style-name="Standard" style:family="paragraph">
      <style:paragraph-properties fo:text-align="center"/>
      <style:text-properties style:font-name="American Typewriter"/>
    </style:style>
    <style:style style:name="TableColumn130" style:family="table-column">
      <style:table-column-properties style:column-width="3.4625in" style:use-optimal-column-width="false"/>
    </style:style>
    <style:style style:name="TableColumn131" style:family="table-column">
      <style:table-column-properties style:column-width="3.4625in" style:use-optimal-column-width="false"/>
    </style:style>
    <style:style style:name="Table129" style:family="table">
      <style:table-properties style:width="6.925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merican Typewriter"/>
    </style:style>
    <style:style style:name="TableCell1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merican Typewriter" fo:color="#202122" fo:language="ja" fo:country="JP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American Typewriter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American Typewriter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American Typewriter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American Typewriter" fo:color="#202122" fo:language="ja" fo:country="JP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American Typewriter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American Typewriter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American Typewriter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American Typewri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merican Typewriter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merican Typewriter"/>
    </style:style>
    <style:style style:name="P162" style:parent-style-name="TableContents" style:family="paragraph">
      <style:paragraph-properties fo:text-align="center"/>
      <style:text-properties style:font-name="American Typewriter" fo:color="#222222"/>
    </style:style>
    <style:style style:name="P163" style:parent-style-name="TableContents" style:family="paragraph">
      <style:paragraph-properties fo:text-align="center"/>
      <style:text-properties style:font-name="American Typewriter" fo:color="#222222"/>
    </style:style>
    <style:style style:name="P164" style:parent-style-name="TableContents" style:family="paragraph">
      <style:paragraph-properties fo:text-align="center"/>
      <style:text-properties style:font-name="American Typewriter" fo:color="#222222"/>
    </style:style>
    <style:style style:name="P165" style:parent-style-name="TableContents" style:family="paragraph">
      <style:paragraph-properties fo:text-align="center"/>
      <style:text-properties style:font-name="American Typewriter" fo:color="#222222"/>
    </style:style>
    <style:style style:name="P166" style:parent-style-name="TableContents" style:family="paragraph">
      <style:paragraph-properties fo:text-align="center"/>
      <style:text-properties style:font-name="American Typewriter" fo:color="#222222"/>
    </style:style>
    <style:style style:name="P167" style:parent-style-name="TableContents" style:family="paragraph">
      <style:paragraph-properties fo:text-align="center"/>
      <style:text-properties style:font-name="American Typewriter" fo:color="#222222"/>
    </style:style>
    <style:style style:name="P168" style:parent-style-name="TableContents" style:family="paragraph">
      <style:paragraph-properties fo:text-align="center"/>
      <style:text-properties style:font-name="American Typewriter" fo:color="#222222"/>
    </style:style>
    <style:style style:name="P169" style:parent-style-name="TableContents" style:family="paragraph">
      <style:paragraph-properties fo:text-align="center"/>
      <style:text-properties style:font-name="American Typewriter" fo:color="#222222"/>
    </style:style>
    <style:style style:name="P170" style:parent-style-name="TableContents" style:family="paragraph">
      <style:paragraph-properties fo:text-align="center"/>
      <style:text-properties style:font-name="American Typewriter" fo:color="#222222"/>
    </style:style>
    <style:style style:name="P171" style:parent-style-name="TableContents" style:family="paragraph">
      <style:paragraph-properties fo:text-align="center"/>
      <style:text-properties style:font-name="American Typewriter" fo:color="#222222"/>
    </style:style>
    <style:style style:name="P172" style:parent-style-name="TableContents" style:family="paragraph">
      <style:paragraph-properties fo:text-align="center"/>
      <style:text-properties style:font-name="American Typewriter" fo:color="#222222"/>
    </style:style>
    <style:style style:name="P173" style:parent-style-name="TableContents" style:family="paragraph">
      <style:paragraph-properties fo:text-align="center"/>
      <style:text-properties style:font-name="American Typewriter" fo:color="#222222"/>
    </style:style>
    <style:style style:name="P174" style:parent-style-name="TableContents" style:family="paragraph">
      <style:paragraph-properties fo:text-align="center"/>
      <style:text-properties style:font-name="American Typewriter" fo:color="#222222"/>
    </style:style>
    <style:style style:name="P175" style:parent-style-name="TableContents" style:family="paragraph">
      <style:paragraph-properties fo:text-align="center"/>
      <style:text-properties style:font-name="American Typewriter" fo:color="#000000"/>
    </style:style>
    <style:style style:name="P176" style:parent-style-name="TableContents" style:family="paragraph">
      <style:paragraph-properties fo:text-align="center"/>
      <style:text-properties style:font-name="American Typewriter" fo:color="#222222"/>
    </style:style>
    <style:style style:name="P177" style:parent-style-name="TableContents" style:family="paragraph">
      <style:paragraph-properties fo:text-align="center"/>
      <style:text-properties style:font-name="American Typewriter" fo:color="#222222"/>
    </style:style>
    <style:style style:name="P178" style:parent-style-name="TableContents" style:family="paragraph">
      <style:paragraph-properties fo:text-align="center"/>
      <style:text-properties style:font-name="American Typewriter" fo:color="#222222"/>
    </style:style>
    <style:style style:name="P179" style:parent-style-name="TableContents" style:family="paragraph">
      <style:paragraph-properties fo:text-align="center"/>
      <style:text-properties style:font-name="American Typewriter" fo:color="#222222"/>
    </style:style>
    <style:style style:name="P180" style:parent-style-name="TableContents" style:family="paragraph">
      <style:paragraph-properties fo:text-align="center"/>
      <style:text-properties style:font-name="American Typewriter" fo:color="#222222"/>
    </style:style>
    <style:style style:name="P181" style:parent-style-name="TableContents" style:family="paragraph">
      <style:paragraph-properties fo:text-align="center"/>
      <style:text-properties style:font-name="American Typewriter" fo:color="#222222"/>
    </style:style>
    <style:style style:name="P182" style:parent-style-name="TableContents" style:family="paragraph">
      <style:paragraph-properties fo:text-align="center"/>
      <style:text-properties style:font-name="American Typewriter" fo:color="#222222"/>
    </style:style>
    <style:style style:name="P183" style:parent-style-name="TableContents" style:family="paragraph">
      <style:paragraph-properties fo:text-align="center"/>
    </style:style>
    <style:style style:name="T184" style:parent-style-name="Car.predefinitoparagrafo" style:family="text">
      <style:text-properties style:font-name="American Typewriter" fo:color="#222222"/>
    </style:style>
    <style:style style:name="P185" style:parent-style-name="TableContents" style:family="paragraph">
      <style:paragraph-properties fo:text-align="center"/>
      <style:text-properties style:font-name="American Typewriter" fo:color="#222222"/>
    </style:style>
    <style:style style:name="P186" style:parent-style-name="TableContents" style:family="paragraph">
      <style:paragraph-properties fo:text-align="center"/>
      <style:text-properties style:font-name="American Typewriter" fo:color="#222222"/>
    </style:style>
    <style:style style:name="P187" style:parent-style-name="TableContents" style:family="paragraph">
      <style:paragraph-properties fo:text-align="center"/>
      <style:text-properties style:font-name="American Typewriter" fo:color="#222222"/>
    </style:style>
    <style:style style:name="P188" style:parent-style-name="TableContents" style:family="paragraph">
      <style:paragraph-properties fo:text-align="center"/>
      <style:text-properties style:font-name="American Typewriter" fo:color="#222222"/>
    </style:style>
    <style:style style:name="P189" style:parent-style-name="TableContents" style:family="paragraph">
      <style:paragraph-properties fo:text-align="center"/>
      <style:text-properties style:font-name="American Typewriter" fo:color="#222222"/>
    </style:style>
    <style:style style:name="P190" style:parent-style-name="TableContents" style:family="paragraph">
      <style:paragraph-properties fo:text-align="center"/>
      <style:text-properties style:font-name="American Typewriter" fo:color="#222222"/>
    </style:style>
    <style:style style:name="P191" style:parent-style-name="TableContents" style:family="paragraph">
      <style:paragraph-properties fo:text-align="center"/>
      <style:text-properties style:font-name="American Typewriter" fo:color="#222222"/>
    </style:style>
    <style:style style:name="P192" style:parent-style-name="TableContents" style:family="paragraph">
      <style:paragraph-properties fo:text-align="center"/>
      <style:text-properties style:font-name="American Typewriter" fo:color="#222222"/>
    </style:style>
    <style:style style:name="P193" style:parent-style-name="TableContents" style:family="paragraph">
      <style:paragraph-properties fo:text-align="center"/>
    </style:style>
    <style:style style:name="T194" style:parent-style-name="Car.predefinitoparagrafo" style:family="text">
      <style:text-properties style:font-name="American Typewriter" fo:color="#222222"/>
    </style:style>
    <style:style style:name="P195" style:parent-style-name="TableContents" style:family="paragraph">
      <style:paragraph-properties fo:text-align="center"/>
      <style:text-properties style:font-name="American Typewriter" fo:color="#222222"/>
    </style:style>
    <style:style style:name="P196" style:parent-style-name="TableContents" style:family="paragraph">
      <style:paragraph-properties fo:text-align="center"/>
      <style:text-properties style:font-name="American Typewriter" fo:color="#222222"/>
    </style:style>
    <style:style style:name="P197" style:parent-style-name="TableContents" style:family="paragraph">
      <style:paragraph-properties fo:text-align="center"/>
      <style:text-properties style:font-name="American Typewriter" fo:color="#222222"/>
    </style:style>
    <style:style style:name="P198" style:parent-style-name="TableContents" style:family="paragraph">
      <style:paragraph-properties fo:text-align="center"/>
      <style:text-properties style:font-name="American Typewriter" fo:color="#222222"/>
    </style:style>
    <style:style style:name="P199" style:parent-style-name="TableContents" style:family="paragraph">
      <style:paragraph-properties fo:text-align="center"/>
      <style:text-properties style:font-name="American Typewriter" fo:color="#222222"/>
    </style:style>
    <style:style style:name="P200" style:parent-style-name="TableContents" style:family="paragraph">
      <style:paragraph-properties fo:text-align="center"/>
      <style:text-properties style:font-name="American Typewriter" fo:color="#222222"/>
    </style:style>
    <style:style style:name="P201" style:parent-style-name="TableContents" style:family="paragraph">
      <style:paragraph-properties fo:text-align="center"/>
      <style:text-properties style:font-name="American Typewriter" fo:color="#222222"/>
    </style:style>
    <style:style style:name="P202" style:parent-style-name="TableContents" style:family="paragraph">
      <style:paragraph-properties fo:text-align="center"/>
      <style:text-properties style:font-name="American Typewriter" fo:color="#222222"/>
    </style:style>
    <style:style style:name="P203" style:parent-style-name="TableContents" style:family="paragraph">
      <style:paragraph-properties fo:text-align="center"/>
      <style:text-properties style:font-name="American Typewriter" fo:color="#222222"/>
    </style:style>
    <style:style style:name="P204" style:parent-style-name="TableContents" style:family="paragraph">
      <style:paragraph-properties fo:text-align="center"/>
      <style:text-properties style:font-name="American Typewriter" fo:color="#222222"/>
    </style:style>
    <style:style style:name="P205" style:parent-style-name="TableContents" style:family="paragraph">
      <style:paragraph-properties fo:text-align="center"/>
      <style:text-properties style:font-name="American Typewriter" fo:color="#222222"/>
    </style:style>
    <style:style style:name="P206" style:parent-style-name="TableContents" style:family="paragraph">
      <style:paragraph-properties fo:text-align="center"/>
      <style:text-properties style:font-name="American Typewriter" fo:color="#222222"/>
    </style:style>
    <style:style style:name="P207" style:parent-style-name="TableContents" style:family="paragraph">
      <style:paragraph-properties fo:text-align="center"/>
      <style:text-properties style:font-name="American Typewriter" fo:color="#222222"/>
    </style:style>
    <style:style style:name="P208" style:parent-style-name="TableContents" style:family="paragraph">
      <style:paragraph-properties fo:text-align="center"/>
      <style:text-properties style:font-name="American Typewriter" fo:color="#222222"/>
    </style:style>
    <style:style style:name="P209" style:parent-style-name="TableContents" style:family="paragraph">
      <style:paragraph-properties fo:text-align="center"/>
      <style:text-properties style:font-name="American Typewriter" fo:color="#222222"/>
    </style:style>
    <style:style style:name="P210" style:parent-style-name="TableContents" style:family="paragraph">
      <style:paragraph-properties fo:text-align="center"/>
      <style:text-properties style:font-name="American Typewriter" fo:color="#222222"/>
    </style:style>
    <style:style style:name="P211" style:parent-style-name="TableContents" style:family="paragraph">
      <style:paragraph-properties fo:text-align="center"/>
      <style:text-properties style:font-name="American Typewriter" fo:color="#222222"/>
    </style:style>
    <style:style style:name="P212" style:parent-style-name="TableContents" style:family="paragraph">
      <style:paragraph-properties fo:text-align="center"/>
      <style:text-properties style:font-name="American Typewriter" fo:color="#222222"/>
    </style:style>
    <style:style style:name="P213" style:parent-style-name="TableContents" style:family="paragraph">
      <style:paragraph-properties fo:text-align="center"/>
      <style:text-properties style:font-name="American Typewriter" fo:color="#222222"/>
    </style:style>
    <style:style style:name="P214" style:parent-style-name="TableContents" style:family="paragraph">
      <style:paragraph-properties fo:text-align="center"/>
      <style:text-properties style:font-name="American Typewriter" fo:color="#222222"/>
    </style:style>
    <style:style style:name="P215" style:parent-style-name="TableContents" style:family="paragraph">
      <style:paragraph-properties fo:text-align="center"/>
      <style:text-properties style:font-name="American Typewriter" fo:color="#222222"/>
    </style:style>
    <style:style style:name="P216" style:parent-style-name="TableContents" style:family="paragraph">
      <style:paragraph-properties fo:text-align="center"/>
      <style:text-properties style:font-name="American Typewriter" fo:color="#222222"/>
    </style:style>
    <style:style style:name="P217" style:parent-style-name="TableContents" style:family="paragraph">
      <style:paragraph-properties fo:text-align="center"/>
      <style:text-properties style:font-name="American Typewriter" fo:color="#222222"/>
    </style:style>
    <style:style style:name="P218" style:parent-style-name="TableContents" style:family="paragraph">
      <style:paragraph-properties fo:text-align="center"/>
      <style:text-properties style:font-name="American Typewriter" fo:color="#222222"/>
    </style:style>
    <style:style style:name="P219" style:parent-style-name="TableContents" style:family="paragraph">
      <style:paragraph-properties fo:text-align="center"/>
      <style:text-properties style:font-name="American Typewriter" fo:color="#222222"/>
    </style:style>
    <style:style style:name="P220" style:parent-style-name="TableContents" style:family="paragraph">
      <style:paragraph-properties fo:text-align="center"/>
      <style:text-properties style:font-name="American Typewriter" fo:color="#222222"/>
    </style:style>
    <style:style style:name="P221" style:parent-style-name="TableContents" style:family="paragraph">
      <style:paragraph-properties fo:text-align="center"/>
      <style:text-properties style:font-name="American Typewriter" fo:color="#222222"/>
    </style:style>
    <style:style style:name="P222" style:parent-style-name="TableContents" style:family="paragraph">
      <style:paragraph-properties fo:text-align="center"/>
      <style:text-properties style:font-name="American Typewriter" fo:color="#222222"/>
    </style:style>
    <style:style style:name="P223" style:parent-style-name="TableContents" style:family="paragraph">
      <style:paragraph-properties fo:text-align="center"/>
      <style:text-properties style:font-name="American Typewriter" fo:color="#222222"/>
    </style:style>
    <style:style style:name="P224" style:parent-style-name="TableContents" style:family="paragraph">
      <style:paragraph-properties fo:text-align="center"/>
      <style:text-properties style:font-name="American Typewriter" fo:color="#222222"/>
    </style:style>
    <style:style style:name="P225" style:parent-style-name="TableContents" style:family="paragraph">
      <style:paragraph-properties fo:text-align="center"/>
      <style:text-properties style:font-name="American Typewriter" fo:color="#222222"/>
    </style:style>
    <style:style style:name="P226" style:parent-style-name="TableContents" style:family="paragraph">
      <style:paragraph-properties fo:text-align="center"/>
      <style:text-properties style:font-name="American Typewriter" fo:color="#222222"/>
    </style:style>
    <style:style style:name="P227" style:parent-style-name="TableContents" style:family="paragraph">
      <style:paragraph-properties fo:text-align="center"/>
      <style:text-properties style:font-name="American Typewriter" fo:color="#222222"/>
    </style:style>
    <style:style style:name="P228" style:parent-style-name="TableContents" style:family="paragraph">
      <style:paragraph-properties fo:text-align="center"/>
      <style:text-properties style:font-name="American Typewriter" fo:color="#222222"/>
    </style:style>
    <style:style style:name="TableColumn230" style:family="table-column">
      <style:table-column-properties style:column-width="3.4625in" style:use-optimal-column-width="false"/>
    </style:style>
    <style:style style:name="TableColumn231" style:family="table-column">
      <style:table-column-properties style:column-width="3.4625in" style:use-optimal-column-width="false"/>
    </style:style>
    <style:style style:name="Table229" style:family="table">
      <style:table-properties style:width="6.925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American Typewriter"/>
    </style:style>
    <style:style style:name="TableCell2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American Typewriter"/>
    </style:style>
    <style:style style:name="P237" style:parent-style-name="TableContents" style:family="paragraph">
      <style:paragraph-properties fo:text-align="center"/>
      <style:text-properties style:font-name="American Typewriter" fo:color="#222222"/>
    </style:style>
    <style:style style:name="P238" style:parent-style-name="TableContents" style:family="paragraph">
      <style:paragraph-properties fo:text-align="center"/>
      <style:text-properties style:font-name="American Typewriter" fo:color="#222222"/>
    </style:style>
    <style:style style:name="P239" style:parent-style-name="TableContents" style:family="paragraph">
      <style:paragraph-properties fo:text-align="center"/>
      <style:text-properties style:font-name="American Typewriter" fo:color="#222222"/>
    </style:style>
    <style:style style:name="P240" style:parent-style-name="TableContents" style:family="paragraph">
      <style:paragraph-properties fo:text-align="center"/>
      <style:text-properties style:font-name="American Typewriter" fo:color="#222222"/>
    </style:style>
    <style:style style:name="P241" style:parent-style-name="TableContents" style:family="paragraph">
      <style:paragraph-properties fo:text-align="center"/>
      <style:text-properties style:font-name="American Typewriter" fo:color="#222222"/>
    </style:style>
    <style:style style:name="TableColumn243" style:family="table-column">
      <style:table-column-properties style:column-width="3.4625in" style:use-optimal-column-width="false"/>
    </style:style>
    <style:style style:name="TableColumn244" style:family="table-column">
      <style:table-column-properties style:column-width="3.4625in" style:use-optimal-column-width="false"/>
    </style:style>
    <style:style style:name="Table242" style:family="table">
      <style:table-properties style:width="6.925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American Typewriter"/>
    </style:style>
    <style:style style:name="TableCell2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American Typewriter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American Typewriter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American Typewriter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American Typewriter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American Typewriter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American Typewriter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American Typewriter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American Typewriter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American Typewriter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American Typewriter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American Typewriter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American Typewriter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American Typewriter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American Typewriter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American Typewriter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American Typewriter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American Typewriter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American Typewriter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American Typewriter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American Typewriter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American Typewriter"/>
    </style:style>
    <style:style style:name="P300" style:parent-style-name="TableContents" style:family="paragraph">
      <style:paragraph-properties fo:text-align="end"/>
      <style:text-properties style:font-name="American Typewriter" fo:color="#C9211E"/>
    </style:style>
    <style:style style:name="P301" style:parent-style-name="TableContents" style:family="paragraph">
      <style:paragraph-properties fo:text-align="end"/>
    </style:style>
    <style:style style:name="T302" style:parent-style-name="Car.predefinitoparagrafo" style:family="text">
      <style:text-properties style:font-name="American Typewriter" fo:color="#C9211E"/>
    </style:style>
    <style:style style:name="P303" style:parent-style-name="TableContents" style:family="paragraph">
      <style:paragraph-properties fo:text-align="end"/>
      <style:text-properties style:font-name="American Typewriter" fo:color="#C9211E"/>
    </style:style>
    <style:style style:name="P304" style:parent-style-name="TableContents" style:family="paragraph">
      <style:paragraph-properties fo:text-align="center"/>
      <style:text-properties style:font-name="American Typewriter" fo:color="#222222"/>
    </style:style>
    <style:style style:name="TableColumn306" style:family="table-column">
      <style:table-column-properties style:column-width="3.4625in" style:use-optimal-column-width="false"/>
    </style:style>
    <style:style style:name="TableColumn307" style:family="table-column">
      <style:table-column-properties style:column-width="3.4625in" style:use-optimal-column-width="false"/>
    </style:style>
    <style:style style:name="Table305" style:family="table">
      <style:table-properties style:width="6.925in" fo:margin-left="0in" table:align="lef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American Typewriter"/>
    </style:style>
    <style:style style:name="TableCell3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American Typewriter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American Typewriter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American Typewriter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American Typewriter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American Typewriter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American Typewriter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American Typewriter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American Typewriter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American Typewriter"/>
    </style:style>
    <style:style style:name="P336" style:parent-style-name="TableContents" style:family="paragraph">
      <style:paragraph-properties fo:text-align="end"/>
      <style:text-properties style:font-name="American Typewriter" fo:color="#C9211E"/>
    </style:style>
    <style:style style:name="P337" style:parent-style-name="TableContents" style:family="paragraph">
      <style:paragraph-properties fo:text-align="end"/>
      <style:text-properties style:font-name="American Typewriter" fo:color="#C9211E"/>
    </style:style>
    <style:style style:name="P338" style:parent-style-name="TableContents" style:family="paragraph">
      <style:paragraph-properties fo:text-align="center"/>
    </style:style>
    <style:style style:name="T339" style:parent-style-name="Car.predefinitoparagrafo" style:family="text">
      <style:text-properties style:font-name="American Typewriter" fo:color="#222222"/>
    </style:style>
    <style:style style:name="P340" style:parent-style-name="TableContents" style:family="paragraph">
      <style:paragraph-properties fo:text-align="center"/>
      <style:text-properties style:font-name="American Typewriter" fo:color="#222222"/>
    </style:style>
    <style:style style:name="P341" style:parent-style-name="TableContents" style:family="paragraph">
      <style:paragraph-properties fo:text-align="end"/>
      <style:text-properties style:font-name="American Typewriter" fo:color="#C9211E"/>
    </style:style>
    <style:style style:name="P342" style:parent-style-name="TableContents" style:family="paragraph">
      <style:paragraph-properties fo:text-align="end"/>
    </style:style>
    <style:style style:name="T343" style:parent-style-name="Car.predefinitoparagrafo" style:family="text">
      <style:text-properties style:font-name="American Typewriter" fo:color="#C9211E"/>
    </style:style>
    <style:style style:name="T344" style:parent-style-name="Car.predefinitoparagrafo" style:family="text">
      <style:text-properties style:font-name="American Typewriter" fo:color="#C9211E"/>
    </style:style>
    <style:style style:name="P345" style:parent-style-name="TableContents" style:family="paragraph">
      <style:paragraph-properties fo:text-align="end"/>
      <style:text-properties style:font-name="American Typewriter" fo:color="#C9211E"/>
    </style:style>
    <style:style style:name="P346" style:parent-style-name="TableContents" style:family="paragraph">
      <style:paragraph-properties fo:text-align="end"/>
      <style:text-properties style:font-name="American Typewriter" fo:color="#C9211E"/>
    </style:style>
    <style:style style:name="P347" style:parent-style-name="TableContents" style:family="paragraph">
      <style:paragraph-properties fo:text-align="center"/>
      <style:text-properties style:font-name="American Typewriter" fo:color="#222222"/>
    </style:style>
    <style:style style:name="TableColumn349" style:family="table-column">
      <style:table-column-properties style:column-width="3.4625in" style:use-optimal-column-width="false"/>
    </style:style>
    <style:style style:name="TableColumn350" style:family="table-column">
      <style:table-column-properties style:column-width="3.4625in" style:use-optimal-column-width="false"/>
    </style:style>
    <style:style style:name="Table348" style:family="table">
      <style:table-properties style:width="6.925in" fo:margin-left="0in" table:align="lef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American Typewriter"/>
    </style:style>
    <style:style style:name="TableCell3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American Typewriter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American Typewriter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American Typewriter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American Typewriter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American Typewriter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American Typewriter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American Typewriter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American Typewriter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American Typewriter"/>
    </style:style>
    <style:style style:name="P379" style:parent-style-name="TableContents" style:family="paragraph">
      <style:paragraph-properties fo:text-align="center"/>
      <style:text-properties style:font-name="American Typewriter" fo:color="#222222"/>
    </style:style>
    <style:style style:name="P380" style:parent-style-name="TableContents" style:family="paragraph">
      <style:paragraph-properties fo:text-align="center"/>
      <style:text-properties style:font-name="American Typewriter" fo:color="#222222"/>
    </style:style>
    <style:style style:name="P381" style:parent-style-name="TableContents" style:family="paragraph">
      <style:paragraph-properties fo:text-align="center"/>
      <style:text-properties style:font-name="American Typewriter" fo:color="#222222"/>
    </style:style>
    <style:style style:name="P382" style:parent-style-name="TableContents" style:family="paragraph">
      <style:paragraph-properties fo:text-align="center"/>
      <style:text-properties style:font-name="American Typewriter" fo:color="#222222"/>
    </style:style>
    <style:style style:name="P383" style:parent-style-name="TableContents" style:family="paragraph">
      <style:paragraph-properties fo:text-align="end"/>
      <style:text-properties style:font-name="American Typewriter" fo:color="#C9211E"/>
    </style:style>
    <style:style style:name="P384" style:parent-style-name="TableContents" style:family="paragraph">
      <style:paragraph-properties fo:text-align="end"/>
    </style:style>
    <style:style style:name="T385" style:parent-style-name="Car.predefinitoparagrafo" style:family="text">
      <style:text-properties style:font-name="American Typewriter" fo:color="#C9211E"/>
    </style:style>
    <style:style style:name="P386" style:parent-style-name="TableContents" style:family="paragraph">
      <style:paragraph-properties fo:text-align="end"/>
      <style:text-properties style:font-name="American Typewriter" fo:color="#C9211E"/>
    </style:style>
    <style:style style:name="P387" style:parent-style-name="TableContents" style:family="paragraph">
      <style:paragraph-properties fo:text-align="center"/>
    </style:style>
    <style:style style:name="T388" style:parent-style-name="Car.predefinitoparagrafo" style:family="text">
      <style:text-properties style:font-name="American Typewriter" fo:color="#222222"/>
    </style:style>
    <style:style style:name="TableColumn390" style:family="table-column">
      <style:table-column-properties style:column-width="3.4625in" style:use-optimal-column-width="false"/>
    </style:style>
    <style:style style:name="TableColumn391" style:family="table-column">
      <style:table-column-properties style:column-width="3.4625in" style:use-optimal-column-width="false"/>
    </style:style>
    <style:style style:name="Table389" style:family="table">
      <style:table-properties style:width="6.925in" fo:margin-left="0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American Typewriter"/>
    </style:style>
    <style:style style:name="TableCell3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American Typewriter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American Typewriter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American Typewriter"/>
    </style:style>
    <style:style style:name="P402" style:parent-style-name="TableContents" style:family="paragraph">
      <style:paragraph-properties fo:text-align="center"/>
      <style:text-properties style:font-name="American Typewriter" fo:color="#222222"/>
    </style:style>
    <style:style style:name="P403" style:parent-style-name="TableContents" style:family="paragraph">
      <style:paragraph-properties fo:text-align="center"/>
      <style:text-properties style:font-name="American Typewriter" fo:color="#222222"/>
    </style:style>
    <style:style style:name="TableColumn405" style:family="table-column">
      <style:table-column-properties style:column-width="3.4625in" style:use-optimal-column-width="false"/>
    </style:style>
    <style:style style:name="TableColumn406" style:family="table-column">
      <style:table-column-properties style:column-width="3.4625in" style:use-optimal-column-width="false"/>
    </style:style>
    <style:style style:name="Table404" style:family="table">
      <style:table-properties style:width="6.925in" fo:margin-left="0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American Typewriter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American Typewriter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American Typewriter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American Typewriter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American Typewriter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American Typewriter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American Typewriter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American Typewriter"/>
    </style:style>
    <style:style style:name="TableCell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American Typewriter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American Typewriter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American Typewriter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American Typewriter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American Typewriter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American Typewriter"/>
    </style:style>
    <style:style style:name="TableCell4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American Typewriter"/>
    </style:style>
    <style:style style:name="P445" style:parent-style-name="TableContents" style:family="paragraph">
      <style:paragraph-properties fo:text-align="end"/>
      <style:text-properties style:font-name="American Typewriter" fo:color="#C9211E"/>
    </style:style>
    <style:style style:name="P446" style:parent-style-name="TableContents" style:family="paragraph">
      <style:paragraph-properties fo:text-align="end"/>
      <style:text-properties style:font-name="American Typewriter" fo:color="#C9211E"/>
    </style:style>
    <style:style style:name="P447" style:parent-style-name="TableContents" style:family="paragraph">
      <style:paragraph-properties fo:text-align="end"/>
      <style:text-properties style:font-name="American Typewriter" fo:color="#C9211E"/>
    </style:style>
    <style:style style:name="P448" style:parent-style-name="TableContents" style:family="paragraph">
      <style:paragraph-properties fo:text-align="end"/>
      <style:text-properties style:font-name="American Typewriter" fo:color="#C9211E"/>
    </style:style>
    <style:style style:name="P449" style:parent-style-name="TableContents" style:family="paragraph">
      <style:paragraph-properties fo:text-align="end"/>
      <style:text-properties style:font-name="American Typewriter" fo:color="#C9211E"/>
    </style:style>
    <style:style style:name="P450" style:parent-style-name="TableContents" style:family="paragraph">
      <style:paragraph-properties fo:text-align="center"/>
      <style:text-properties style:font-name="American Typewriter" fo:color="#000000"/>
    </style:style>
    <style:style style:name="TableColumn452" style:family="table-column">
      <style:table-column-properties style:column-width="3.4625in" style:use-optimal-column-width="false"/>
    </style:style>
    <style:style style:name="TableColumn453" style:family="table-column">
      <style:table-column-properties style:column-width="3.4625in" style:use-optimal-column-width="false"/>
    </style:style>
    <style:style style:name="Table451" style:family="table">
      <style:table-properties style:width="6.925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American Typewriter"/>
    </style:style>
    <style:style style:name="TableCell4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American Typewriter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American Typewriter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American Typewriter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American Typewriter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American Typewriter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American Typewriter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American Typewriter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American Typewriter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American Typewriter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center"/>
      <style:text-properties style:font-name="American Typewriter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American Typewriter"/>
    </style:style>
    <style:style style:name="P484" style:parent-style-name="TableContents" style:family="paragraph">
      <style:paragraph-properties fo:text-align="end"/>
      <style:text-properties style:font-name="American Typewriter" fo:color="#C9211E"/>
    </style:style>
    <style:style style:name="P485" style:parent-style-name="TableContents" style:family="paragraph">
      <style:paragraph-properties fo:text-align="end"/>
      <style:text-properties style:font-name="American Typewriter" fo:color="#C9211E"/>
    </style:style>
    <style:style style:name="P486" style:parent-style-name="TableContents" style:family="paragraph">
      <style:paragraph-properties fo:text-align="end"/>
    </style:style>
    <style:style style:name="T487" style:parent-style-name="Car.predefinitoparagrafo" style:family="text">
      <style:text-properties style:font-name="American Typewriter" fo:color="#C9211E"/>
    </style:style>
    <style:style style:name="P488" style:parent-style-name="TableContents" style:family="paragraph">
      <style:paragraph-properties fo:text-align="end"/>
    </style:style>
    <style:style style:name="P489" style:parent-style-name="TableContents" style:family="paragraph">
      <style:paragraph-properties fo:text-align="center"/>
      <style:text-properties style:font-name="American Typewriter" fo:color="#000000"/>
    </style:style>
    <style:style style:name="TableColumn491" style:family="table-column">
      <style:table-column-properties style:column-width="3.4625in" style:use-optimal-column-width="false"/>
    </style:style>
    <style:style style:name="TableColumn492" style:family="table-column">
      <style:table-column-properties style:column-width="3.4625in" style:use-optimal-column-width="false"/>
    </style:style>
    <style:style style:name="Table490" style:family="table">
      <style:table-properties style:width="6.925in" fo:margin-left="0in" table:align="lef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American Typewriter"/>
    </style:style>
    <style:style style:name="TableCell4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American Typewriter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style:font-name="American Typewriter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American Typewriter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American Typewriter"/>
    </style:style>
    <style:style style:name="TableCell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American Typewriter"/>
    </style:style>
    <style:style style:name="P508" style:parent-style-name="TableContents" style:family="paragraph">
      <style:paragraph-properties fo:text-align="center"/>
      <style:text-properties style:font-name="American Typewriter" fo:color="#000000"/>
    </style:style>
    <style:style style:name="P509" style:parent-style-name="TableContents" style:family="paragraph">
      <style:paragraph-properties fo:text-align="center"/>
      <style:text-properties style:font-name="American Typewriter" fo:color="#000000"/>
    </style:style>
    <style:style style:name="P510" style:parent-style-name="TableContents" style:family="paragraph">
      <style:paragraph-properties fo:text-align="center"/>
      <style:text-properties style:font-name="American Typewriter" fo:color="#000000"/>
    </style:style>
    <style:style style:name="P511" style:parent-style-name="TableContents" style:family="paragraph">
      <style:paragraph-properties fo:text-align="center"/>
      <style:text-properties style:font-name="American Typewriter" fo:color="#000000"/>
    </style:style>
    <style:style style:name="P512" style:parent-style-name="TableContents" style:family="paragraph">
      <style:paragraph-properties fo:text-align="end"/>
      <style:text-properties style:font-name="American Typewriter" fo:color="#C9211E"/>
    </style:style>
    <style:style style:name="P513" style:parent-style-name="TableContents" style:family="paragraph">
      <style:paragraph-properties fo:text-align="end"/>
      <style:text-properties style:font-name="American Typewriter" style:font-name-asian="Yu Mincho" fo:color="#C9211E" style:language-asian="ja" style:country-asian="JP"/>
    </style:style>
    <style:style style:name="P514" style:parent-style-name="TableContents" style:family="paragraph">
      <style:paragraph-properties fo:text-align="end"/>
      <style:text-properties style:font-name="American Typewriter" fo:color="#C9211E"/>
    </style:style>
    <style:style style:name="P515" style:parent-style-name="TableContents" style:family="paragraph">
      <style:paragraph-properties fo:text-align="center"/>
      <style:text-properties style:font-name="American Typewriter" fo:color="#000000"/>
    </style:style>
    <style:style style:name="P516" style:parent-style-name="TableContents" style:family="paragraph">
      <style:paragraph-properties fo:text-align="center"/>
      <style:text-properties style:font-name="American Typewriter" fo:color="#000000"/>
    </style:style>
    <style:style style:name="P517" style:parent-style-name="TableContents" style:family="paragraph">
      <style:paragraph-properties fo:text-align="center"/>
      <style:text-properties style:font-name="American Typewriter" fo:color="#000000"/>
    </style:style>
    <style:style style:name="P518" style:parent-style-name="TableContents" style:family="paragraph">
      <style:paragraph-properties fo:text-align="center"/>
      <style:text-properties style:font-name="American Typewriter" fo:color="#000000"/>
    </style:style>
    <style:style style:name="TableColumn520" style:family="table-column">
      <style:table-column-properties style:column-width="3.4625in" style:use-optimal-column-width="false"/>
    </style:style>
    <style:style style:name="TableColumn521" style:family="table-column">
      <style:table-column-properties style:column-width="3.4625in" style:use-optimal-column-width="false"/>
    </style:style>
    <style:style style:name="Table519" style:family="table">
      <style:table-properties style:width="6.925in" fo:margin-left="0in" table:align="lef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style:font-name="American Typewriter"/>
    </style:style>
    <style:style style:name="TableCell5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American Typewriter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American Typewriter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American Typewriter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="American Typewriter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  <style:text-properties style:font-name="American Typewriter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American Typewriter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center"/>
      <style:text-properties style:font-name="American Typewriter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center"/>
      <style:text-properties style:font-name="American Typewriter"/>
    </style:style>
    <style:style style:name="TableCell5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paragraph-properties fo:text-align="center"/>
      <style:text-properties style:font-name="American Typewriter"/>
    </style:style>
    <style:style style:name="P547" style:parent-style-name="TableContents" style:family="paragraph">
      <style:paragraph-properties fo:text-align="center"/>
      <style:text-properties style:font-name="American Typewriter" fo:color="#000000"/>
    </style:style>
    <style:style style:name="P548" style:parent-style-name="TableContents" style:family="paragraph">
      <style:paragraph-properties fo:text-align="center"/>
      <style:text-properties style:font-name="American Typewriter" fo:color="#000000"/>
    </style:style>
    <style:style style:name="P549" style:parent-style-name="TableContents" style:family="paragraph">
      <style:paragraph-properties fo:text-align="center"/>
      <style:text-properties style:font-name="American Typewriter" fo:color="#000000"/>
    </style:style>
    <style:style style:name="P550" style:parent-style-name="TableContents" style:family="paragraph">
      <style:paragraph-properties fo:text-align="center"/>
      <style:text-properties style:font-name="American Typewriter" fo:color="#000000"/>
    </style:style>
    <style:style style:name="P551" style:parent-style-name="TableContents" style:family="paragraph">
      <style:paragraph-properties fo:text-align="end"/>
      <style:text-properties style:font-name="American Typewriter" fo:color="#C9211E"/>
    </style:style>
    <style:style style:name="P552" style:parent-style-name="TableContents" style:family="paragraph">
      <style:paragraph-properties fo:text-align="end"/>
      <style:text-properties style:font-name="American Typewriter" fo:color="#C9211E"/>
    </style:style>
    <style:style style:name="P553" style:parent-style-name="TableContents" style:family="paragraph">
      <style:paragraph-properties fo:text-align="end"/>
      <style:text-properties style:font-name="American Typewriter" fo:color="#C9211E"/>
    </style:style>
    <style:style style:name="P554" style:parent-style-name="TableContents" style:family="paragraph">
      <style:paragraph-properties fo:text-align="center"/>
      <style:text-properties style:font-name="American Typewriter" fo:color="#000000"/>
    </style:style>
    <style:style style:name="P555" style:parent-style-name="TableContents" style:family="paragraph">
      <style:paragraph-properties fo:text-align="center"/>
      <style:text-properties style:font-name="American Typewriter" fo:color="#000000"/>
    </style:style>
    <style:style style:name="P556" style:parent-style-name="TableContents" style:family="paragraph">
      <style:paragraph-properties fo:text-align="center"/>
      <style:text-properties style:font-name="American Typewriter" fo:color="#000000"/>
    </style:style>
    <style:style style:name="P557" style:parent-style-name="TableContents" style:family="paragraph">
      <style:paragraph-properties fo:text-align="center"/>
      <style:text-properties style:font-name="American Typewriter" fo:color="#000000"/>
    </style:style>
    <style:style style:name="P558" style:parent-style-name="TableContents" style:family="paragraph">
      <style:paragraph-properties fo:text-align="center"/>
      <style:text-properties style:font-name="American Typewriter" fo:color="#000000"/>
    </style:style>
    <style:style style:name="P559" style:parent-style-name="TableContents" style:family="paragraph">
      <style:paragraph-properties fo:text-align="center"/>
      <style:text-properties style:font-name="American Typewriter" fo:color="#000000"/>
    </style:style>
    <style:style style:name="P560" style:parent-style-name="TableContents" style:family="paragraph">
      <style:paragraph-properties fo:text-align="center"/>
      <style:text-properties style:font-name="American Typewriter" fo:color="#000000"/>
    </style:style>
    <style:style style:name="P561" style:parent-style-name="TableContents" style:family="paragraph">
      <style:paragraph-properties fo:text-align="center"/>
      <style:text-properties style:font-name="American Typewriter" fo:color="#000000"/>
    </style:style>
    <style:style style:name="P562" style:parent-style-name="TableContents" style:family="paragraph">
      <style:paragraph-properties fo:text-align="center"/>
      <style:text-properties style:font-name="American Typewriter" fo:color="#000000"/>
    </style:style>
    <style:style style:name="P563" style:parent-style-name="TableContents" style:family="paragraph">
      <style:paragraph-properties fo:text-align="center"/>
      <style:text-properties style:font-name="American Typewriter" fo:color="#000000"/>
    </style:style>
    <style:style style:name="P564" style:parent-style-name="TableContents" style:family="paragraph">
      <style:paragraph-properties fo:text-align="center"/>
      <style:text-properties style:font-name="American Typewriter" fo:color="#000000"/>
    </style:style>
    <style:style style:name="P565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66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67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68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69" style:parent-style-name="TableContents" style:family="paragraph">
      <style:paragraph-properties fo:text-align="center"/>
      <style:text-properties style:font-name="American Typewriter" fo:color="#000000"/>
    </style:style>
    <style:style style:name="P570" style:parent-style-name="TableContents" style:family="paragraph">
      <style:paragraph-properties fo:text-align="center"/>
      <style:text-properties style:font-name="American Typewriter" fo:color="#000000"/>
    </style:style>
    <style:style style:name="P571" style:parent-style-name="TableContents" style:family="paragraph">
      <style:paragraph-properties fo:text-align="center"/>
      <style:text-properties style:font-name="American Typewriter" fo:color="#000000"/>
    </style:style>
    <style:style style:name="P572" style:parent-style-name="TableContents" style:family="paragraph">
      <style:paragraph-properties fo:text-align="center"/>
      <style:text-properties style:font-name="American Typewriter" fo:color="#000000"/>
    </style:style>
    <style:style style:name="P573" style:parent-style-name="TableContents" style:family="paragraph">
      <style:paragraph-properties fo:text-align="center"/>
      <style:text-properties style:font-name="American Typewriter" fo:color="#000000"/>
    </style:style>
    <style:style style:name="P574" style:parent-style-name="TableContents" style:family="paragraph">
      <style:paragraph-properties fo:text-align="center"/>
      <style:text-properties style:font-name="American Typewriter" fo:color="#000000"/>
    </style:style>
    <style:style style:name="P575" style:parent-style-name="TableContents" style:family="paragraph">
      <style:paragraph-properties fo:text-align="center"/>
      <style:text-properties style:font-name="American Typewriter" fo:color="#000000"/>
    </style:style>
    <style:style style:name="P576" style:parent-style-name="TableContents" style:family="paragraph">
      <style:paragraph-properties fo:text-align="center"/>
      <style:text-properties style:font-name="American Typewriter" fo:color="#000000"/>
    </style:style>
    <style:style style:name="P577" style:parent-style-name="TableContents" style:family="paragraph">
      <style:paragraph-properties fo:text-align="center"/>
      <style:text-properties style:font-name="American Typewriter" fo:color="#000000"/>
    </style:style>
    <style:style style:name="P578" style:parent-style-name="TableContents" style:family="paragraph">
      <style:paragraph-properties fo:text-align="center"/>
      <style:text-properties style:font-name="American Typewriter" fo:color="#000000"/>
    </style:style>
    <style:style style:name="P579" style:parent-style-name="TableContents" style:family="paragraph">
      <style:paragraph-properties fo:text-align="center"/>
      <style:text-properties style:font-name="American Typewriter" fo:color="#000000"/>
    </style:style>
    <style:style style:name="P580" style:parent-style-name="TableContents" style:family="paragraph">
      <style:paragraph-properties fo:text-align="center"/>
      <style:text-properties style:font-name="American Typewriter" fo:color="#000000"/>
    </style:style>
    <style:style style:name="P581" style:parent-style-name="TableContents" style:family="paragraph">
      <style:paragraph-properties fo:text-align="center"/>
      <style:text-properties style:font-name="American Typewriter" fo:color="#000000"/>
    </style:style>
    <style:style style:name="P582" style:parent-style-name="TableContents" style:family="paragraph">
      <style:paragraph-properties fo:text-align="center"/>
      <style:text-properties style:font-name="American Typewriter" fo:color="#000000"/>
    </style:style>
    <style:style style:name="P583" style:parent-style-name="TableContents" style:family="paragraph">
      <style:paragraph-properties fo:text-align="center"/>
      <style:text-properties style:font-name="American Typewriter" fo:color="#000000"/>
    </style:style>
    <style:style style:name="P584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85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86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87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588" style:parent-style-name="TableContents" style:family="paragraph">
      <style:paragraph-properties fo:text-align="center"/>
      <style:text-properties style:font-name="American Typewriter" fo:color="#000000"/>
    </style:style>
    <style:style style:name="P589" style:parent-style-name="TableContents" style:family="paragraph">
      <style:paragraph-properties fo:text-align="center"/>
      <style:text-properties style:font-name="American Typewriter" fo:color="#000000"/>
    </style:style>
    <style:style style:name="P590" style:parent-style-name="TableContents" style:family="paragraph">
      <style:paragraph-properties fo:text-align="center"/>
      <style:text-properties style:font-name="American Typewriter" fo:color="#000000"/>
    </style:style>
    <style:style style:name="P591" style:parent-style-name="TableContents" style:family="paragraph">
      <style:paragraph-properties fo:text-align="center"/>
      <style:text-properties style:font-name="American Typewriter" fo:color="#000000"/>
    </style:style>
    <style:style style:name="P592" style:parent-style-name="TableContents" style:family="paragraph">
      <style:paragraph-properties fo:text-align="end"/>
    </style:style>
    <style:style style:name="T593" style:parent-style-name="Car.predefinitoparagrafo" style:family="text">
      <style:text-properties style:font-name="American Typewriter" fo:color="#C9211E"/>
    </style:style>
    <style:style style:name="P594" style:parent-style-name="TableContents" style:family="paragraph">
      <style:paragraph-properties fo:text-align="end"/>
    </style:style>
    <style:style style:name="T595" style:parent-style-name="Car.predefinitoparagrafo" style:family="text">
      <style:text-properties style:font-name="American Typewriter" fo:color="#C9211E" style:language-asian="ja" style:country-asian="JP"/>
    </style:style>
    <style:style style:name="T596" style:parent-style-name="Car.predefinitoparagrafo" style:family="text">
      <style:text-properties style:font-name="American Typewriter" fo:color="#C9211E" fo:language="en" fo:country="GB"/>
    </style:style>
    <style:style style:name="T59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598" style:parent-style-name="TableContents" style:family="paragraph">
      <style:paragraph-properties fo:text-align="end"/>
    </style:style>
    <style:style style:name="T599" style:parent-style-name="Car.predefinitoparagrafo" style:family="text">
      <style:text-properties style:font-name="American Typewriter" fo:color="#C9211E" fo:language="en" fo:country="GB"/>
    </style:style>
    <style:style style:name="T600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601" style:parent-style-name="TableContents" style:family="paragraph">
      <style:paragraph-properties fo:text-align="end"/>
    </style:style>
    <style:style style:name="P602" style:parent-style-name="TableContents" style:family="paragraph">
      <style:paragraph-properties fo:text-align="center"/>
      <style:text-properties style:font-name="American Typewriter" fo:color="#000000"/>
    </style:style>
    <style:style style:name="P603" style:parent-style-name="TableContents" style:family="paragraph">
      <style:paragraph-properties fo:text-align="center"/>
      <style:text-properties style:font-name="American Typewriter" fo:color="#000000"/>
    </style:style>
    <style:style style:name="P604" style:parent-style-name="TableContents" style:family="paragraph">
      <style:paragraph-properties fo:text-align="end"/>
      <style:text-properties style:font-name="American Typewriter" fo:color="#C9211E"/>
    </style:style>
    <style:style style:name="P605" style:parent-style-name="TableContents" style:family="paragraph">
      <style:paragraph-properties fo:text-align="end"/>
    </style:style>
    <style:style style:name="T606" style:parent-style-name="Car.predefinitoparagrafo" style:family="text">
      <style:text-properties style:font-name="American Typewriter" fo:color="#C9211E" style:language-asian="ja" style:country-asian="JP"/>
    </style:style>
    <style:style style:name="T60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60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609" style:parent-style-name="TableContents" style:family="paragraph">
      <style:paragraph-properties fo:text-align="center"/>
      <style:text-properties style:font-name="American Typewriter" fo:color="#000000" fo:language="en" fo:country="GB"/>
    </style:style>
    <style:style style:name="P610" style:parent-style-name="TableContents" style:family="paragraph">
      <style:paragraph-properties fo:text-align="center"/>
      <style:text-properties style:font-name="American Typewriter" fo:color="#000000"/>
    </style:style>
    <style:style style:name="P611" style:parent-style-name="TableContents" style:family="paragraph">
      <style:paragraph-properties fo:text-align="center"/>
      <style:text-properties style:font-name="American Typewriter" fo:color="#000000"/>
    </style:style>
    <style:style style:name="P612" style:parent-style-name="TableContents" style:family="paragraph">
      <style:paragraph-properties fo:text-align="center"/>
    </style:style>
    <style:style style:name="T613" style:parent-style-name="Car.predefinitoparagrafo" style:family="text">
      <style:text-properties style:font-name="American Typewriter" fo:color="#000000"/>
    </style:style>
    <style:style style:name="P614" style:parent-style-name="TableContents" style:family="paragraph">
      <style:paragraph-properties fo:text-align="center"/>
      <style:text-properties style:font-name="American Typewriter" fo:color="#000000"/>
    </style:style>
    <style:style style:name="P615" style:parent-style-name="TableContents" style:family="paragraph">
      <style:paragraph-properties fo:text-align="center"/>
      <style:text-properties style:font-name="American Typewriter" fo:color="#000000"/>
    </style:style>
    <style:style style:name="P616" style:parent-style-name="TableContents" style:family="paragraph">
      <style:paragraph-properties fo:text-align="center"/>
      <style:text-properties style:font-name="American Typewriter" fo:color="#000000"/>
    </style:style>
    <style:style style:name="P617" style:parent-style-name="TableContents" style:family="paragraph">
      <style:paragraph-properties fo:text-align="center"/>
      <style:text-properties style:font-name="American Typewriter" fo:color="#000000"/>
    </style:style>
    <style:style style:name="P618" style:parent-style-name="TableContents" style:family="paragraph">
      <style:paragraph-properties fo:text-align="center"/>
    </style:style>
    <style:style style:name="T619" style:parent-style-name="Car.predefinitoparagrafo" style:family="text">
      <style:text-properties style:font-name="American Typewriter" fo:color="#000000"/>
    </style:style>
    <style:style style:name="P620" style:parent-style-name="TableContents" style:family="paragraph">
      <style:paragraph-properties fo:text-align="center"/>
      <style:text-properties style:font-name="American Typewriter" fo:color="#000000"/>
    </style:style>
    <style:style style:name="P621" style:parent-style-name="TableContents" style:family="paragraph">
      <style:paragraph-properties fo:text-align="end"/>
    </style:style>
    <style:style style:name="T622" style:parent-style-name="Car.predefinitoparagrafo" style:family="text">
      <style:text-properties style:font-name="American Typewriter" fo:color="#C9211E"/>
    </style:style>
    <style:style style:name="P623" style:parent-style-name="TableContents" style:family="paragraph">
      <style:paragraph-properties fo:text-align="end"/>
    </style:style>
    <style:style style:name="T624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625" style:parent-style-name="Car.predefinitoparagrafo" style:family="text">
      <style:text-properties style:font-name="American Typewriter" fo:color="#C9211E" style:language-asian="ja" style:country-asian="JP"/>
    </style:style>
    <style:style style:name="T62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627" style:parent-style-name="Car.predefinitoparagrafo" style:family="text">
      <style:text-properties style:font-name="American Typewriter" fo:color="#C9211E" style:language-asian="ja" style:country-asian="JP"/>
    </style:style>
    <style:style style:name="T62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62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630" style:parent-style-name="TableContents" style:family="paragraph">
      <style:paragraph-properties fo:text-align="end"/>
      <style:text-properties fo:language="en" fo:country="GB"/>
    </style:style>
    <style:style style:name="P631" style:parent-style-name="TableContents" style:family="paragraph">
      <style:paragraph-properties fo:text-align="center"/>
      <style:text-properties style:font-name="American Typewriter" fo:color="#000000"/>
    </style:style>
    <style:style style:name="TableColumn633" style:family="table-column">
      <style:table-column-properties style:column-width="3.4625in" style:use-optimal-column-width="false"/>
    </style:style>
    <style:style style:name="TableColumn634" style:family="table-column">
      <style:table-column-properties style:column-width="3.4625in" style:use-optimal-column-width="false"/>
    </style:style>
    <style:style style:name="Table632" style:family="table">
      <style:table-properties style:width="6.925in" fo:margin-left="0in" table:align="lef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center"/>
      <style:text-properties style:font-name="American Typewriter"/>
    </style:style>
    <style:style style:name="TableCell6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style:font-name="American Typewriter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  <style:text-properties style:font-name="American Typewriter"/>
    </style:style>
    <style:style style:name="TableCell6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  <style:text-properties style:font-name="American Typewriter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center"/>
      <style:text-properties style:font-name="American Typewriter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  <style:text-properties style:font-name="American Typewriter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style:font-name="American Typewriter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  <style:text-properties style:font-name="American Typewriter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American Typewriter"/>
    </style:style>
    <style:style style:name="TableCell6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style:font-name="American Typewriter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center"/>
      <style:text-properties style:font-name="American Typewriter"/>
    </style:style>
    <style:style style:name="TableCell6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  <style:text-properties style:font-name="American Typewriter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  <style:text-properties style:font-name="American Typewriter"/>
    </style:style>
    <style:style style:name="TableCell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center"/>
      <style:text-properties style:font-name="American Typewriter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style:font-name="American Typewriter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  <style:text-properties style:font-name="American Typewriter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center"/>
      <style:text-properties style:font-name="American Typewriter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  <style:text-properties style:font-name="American Typewriter"/>
    </style:style>
    <style:style style:name="TableRow680" style:family="table-row">
      <style:table-row-properties style:min-row-height="0.2986in"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center"/>
      <style:text-properties style:font-name="American Typewriter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center"/>
      <style:text-properties style:font-name="American Typewriter"/>
    </style:style>
    <style:style style:name="P685" style:parent-style-name="TableContents" style:family="paragraph">
      <style:paragraph-properties fo:text-align="end"/>
      <style:text-properties style:font-name="American Typewriter" fo:color="#C9211E"/>
    </style:style>
    <style:style style:name="P686" style:parent-style-name="TableContents" style:family="paragraph">
      <style:paragraph-properties fo:text-align="end"/>
    </style:style>
    <style:style style:name="T687" style:parent-style-name="Car.predefinitoparagrafo" style:family="text">
      <style:text-properties style:font-name="American Typewriter" fo:color="#C9211E"/>
    </style:style>
    <style:style style:name="P68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68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690" style:parent-style-name="TableContents" style:family="paragraph">
      <style:paragraph-properties fo:text-align="center"/>
      <style:text-properties style:font-name="American Typewriter" fo:color="#000000"/>
    </style:style>
    <style:style style:name="P691" style:parent-style-name="TableContents" style:family="paragraph">
      <style:paragraph-properties fo:text-align="center"/>
    </style:style>
    <style:style style:name="T692" style:parent-style-name="Car.predefinitoparagrafo" style:family="text">
      <style:text-properties style:font-name="American Typewriter" fo:color="#000000"/>
    </style:style>
    <style:style style:name="T693" style:parent-style-name="Car.predefinitoparagrafo" style:family="text">
      <style:text-properties style:font-name="American Typewriter" fo:color="#000000"/>
    </style:style>
    <style:style style:name="T694" style:parent-style-name="Car.predefinitoparagrafo" style:family="text">
      <style:text-properties style:font-name="American Typewriter" fo:color="#000000"/>
    </style:style>
    <style:style style:name="T695" style:parent-style-name="Car.predefinitoparagrafo" style:family="text">
      <style:text-properties style:font-name="American Typewriter" fo:color="#000000"/>
    </style:style>
    <style:style style:name="P696" style:parent-style-name="TableContents" style:family="paragraph">
      <style:paragraph-properties fo:text-align="end"/>
      <style:text-properties style:font-name="American Typewriter" fo:color="#C9211E"/>
    </style:style>
    <style:style style:name="P697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698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699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700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701" style:parent-style-name="TableContents" style:family="paragraph">
      <style:paragraph-properties fo:text-align="center"/>
      <style:text-properties style:font-name="American Typewriter" fo:color="#000000"/>
    </style:style>
    <style:style style:name="TableColumn703" style:family="table-column">
      <style:table-column-properties style:column-width="3.4625in" style:use-optimal-column-width="false"/>
    </style:style>
    <style:style style:name="TableColumn704" style:family="table-column">
      <style:table-column-properties style:column-width="3.4625in" style:use-optimal-column-width="false"/>
    </style:style>
    <style:style style:name="Table702" style:family="table">
      <style:table-properties style:width="6.925in" fo:margin-left="0in" table:align="lef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center"/>
      <style:text-properties style:font-name="American Typewriter"/>
    </style:style>
    <style:style style:name="TableCell7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9" style:parent-style-name="TableContents" style:family="paragraph">
      <style:paragraph-properties fo:text-align="center"/>
      <style:text-properties style:font-name="American Typewriter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</style:style>
    <style:style style:name="T713" style:parent-style-name="Car.predefinitoparagrafo" style:family="text">
      <style:text-properties style:font-name="American Typewriter"/>
    </style:style>
    <style:style style:name="TableCell7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5" style:parent-style-name="TableContents" style:family="paragraph">
      <style:paragraph-properties fo:text-align="center"/>
      <style:text-properties style:font-name="American Typewriter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  <style:text-properties style:font-name="American Typewriter"/>
    </style:style>
    <style:style style:name="TableCell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  <style:text-properties style:font-name="American Typewriter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center"/>
      <style:text-properties style:font-name="American Typewriter"/>
    </style:style>
    <style:style style:name="TableCell7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center"/>
      <style:text-properties style:font-name="American Typewriter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/>
      <style:text-properties style:font-name="American Typewriter"/>
    </style:style>
    <style:style style:name="TableCell7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center"/>
      <style:text-properties style:font-name="American Typewriter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/>
      <style:text-properties style:font-name="American Typewriter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center"/>
      <style:text-properties style:font-name="American Typewriter"/>
    </style:style>
    <style:style style:name="P736" style:parent-style-name="TableContents" style:family="paragraph">
      <style:paragraph-properties fo:text-align="end"/>
      <style:text-properties style:font-name="American Typewriter" fo:color="#000000"/>
    </style:style>
    <style:style style:name="P737" style:parent-style-name="TableContents" style:family="paragraph">
      <style:paragraph-properties fo:text-align="center"/>
      <style:text-properties style:font-name="American Typewriter" fo:color="#000000"/>
    </style:style>
    <style:style style:name="TableColumn739" style:family="table-column">
      <style:table-column-properties style:column-width="3.4625in" style:use-optimal-column-width="false"/>
    </style:style>
    <style:style style:name="TableColumn740" style:family="table-column">
      <style:table-column-properties style:column-width="3.4625in" style:use-optimal-column-width="false"/>
    </style:style>
    <style:style style:name="Table738" style:family="table">
      <style:table-properties style:width="6.925in" fo:margin-left="0in" table:align="lef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center"/>
      <style:text-properties style:font-name="American Typewriter"/>
    </style:style>
    <style:style style:name="TableCell7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paragraph-properties fo:text-align="center"/>
      <style:text-properties style:font-name="American Typewriter"/>
    </style:style>
    <style:style style:name="P746" style:parent-style-name="TableContents" style:family="paragraph">
      <style:paragraph-properties fo:text-align="end"/>
      <style:text-properties style:font-name="American Typewriter" fo:color="#C9211E"/>
    </style:style>
    <style:style style:name="P747" style:parent-style-name="TableContents" style:family="paragraph">
      <style:paragraph-properties fo:text-align="end"/>
      <style:text-properties style:font-name="American Typewriter" fo:color="#C9211E"/>
    </style:style>
    <style:style style:name="P748" style:parent-style-name="TableContents" style:family="paragraph">
      <style:paragraph-properties fo:text-align="end"/>
      <style:text-properties style:font-name="American Typewriter" fo:color="#C9211E"/>
    </style:style>
    <style:style style:name="P749" style:parent-style-name="TableContents" style:family="paragraph">
      <style:paragraph-properties fo:text-align="end"/>
    </style:style>
    <style:style style:name="T750" style:parent-style-name="Car.predefinitoparagrafo" style:family="text">
      <style:text-properties style:font-name="American Typewriter" fo:color="#C9211E"/>
    </style:style>
    <style:style style:name="P751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75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753" style:parent-style-name="TableContents" style:family="paragraph">
      <style:paragraph-properties fo:text-align="center"/>
      <style:text-properties style:font-name="American Typewriter" fo:color="#C9211E"/>
    </style:style>
    <style:style style:name="P754" style:parent-style-name="TableContents" style:family="paragraph">
      <style:paragraph-properties fo:text-align="center"/>
      <style:text-properties style:font-name="American Typewriter" fo:color="#000000"/>
    </style:style>
    <style:style style:name="P755" style:parent-style-name="TableContents" style:family="paragraph">
      <style:paragraph-properties fo:text-align="center"/>
      <style:text-properties style:font-name="American Typewriter" fo:color="#000000"/>
    </style:style>
    <style:style style:name="P756" style:parent-style-name="TableContents" style:family="paragraph">
      <style:paragraph-properties fo:text-align="center"/>
      <style:text-properties style:font-name="American Typewriter" fo:color="#000000"/>
    </style:style>
    <style:style style:name="P757" style:parent-style-name="TableContents" style:family="paragraph">
      <style:paragraph-properties fo:text-align="center"/>
      <style:text-properties style:font-name="American Typewriter" fo:color="#000000"/>
    </style:style>
    <style:style style:name="P758" style:parent-style-name="TableContents" style:family="paragraph">
      <style:paragraph-properties fo:text-align="center"/>
      <style:text-properties style:font-name="American Typewriter" fo:color="#000000"/>
    </style:style>
    <style:style style:name="P759" style:parent-style-name="TableContents" style:family="paragraph">
      <style:paragraph-properties fo:text-align="end"/>
      <style:text-properties style:font-name="American Typewriter" fo:color="#C9211E"/>
    </style:style>
    <style:style style:name="P76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76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76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763" style:parent-style-name="TableContents" style:family="paragraph">
      <style:paragraph-properties fo:text-align="center"/>
      <style:text-properties style:font-name="American Typewriter" fo:color="#000000"/>
    </style:style>
    <style:style style:name="TableColumn765" style:family="table-column">
      <style:table-column-properties style:column-width="3.4625in" style:use-optimal-column-width="false"/>
    </style:style>
    <style:style style:name="TableColumn766" style:family="table-column">
      <style:table-column-properties style:column-width="3.4625in" style:use-optimal-column-width="false"/>
    </style:style>
    <style:style style:name="Table764" style:family="table">
      <style:table-properties style:width="6.925in" fo:margin-left="0in" table:align="left"/>
    </style:style>
    <style:style style:name="TableRow767" style:family="table-row">
      <style:table-row-properties style:min-row-height="0.2118in" style:use-optimal-row-height="false"/>
    </style:style>
    <style:style style:name="TableCell7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/>
      <style:text-properties style:font-name="American Typewriter"/>
    </style:style>
    <style:style style:name="TableCell7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/>
      <style:text-properties style:font-name="American Typewriter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center"/>
      <style:text-properties style:font-name="American Typewriter"/>
    </style:style>
    <style:style style:name="TableCell7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center"/>
      <style:text-properties style:font-name="American Typewriter" fo:color="#C9211E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center"/>
      <style:text-properties style:font-name="American Typewriter"/>
    </style:style>
    <style:style style:name="TableCell7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center"/>
      <style:text-properties style:font-name="American Typewriter"/>
    </style:style>
    <style:style style:name="P782" style:parent-style-name="TableContents" style:family="paragraph">
      <style:paragraph-properties fo:text-align="end"/>
      <style:text-properties style:font-name="American Typewriter" fo:color="#C9211E"/>
    </style:style>
    <style:style style:name="P783" style:parent-style-name="TableContents" style:family="paragraph">
      <style:paragraph-properties fo:text-align="end"/>
      <style:text-properties style:font-name="American Typewriter" fo:color="#C9211E"/>
    </style:style>
    <style:style style:name="P784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785" style:parent-style-name="TableContents" style:family="paragraph">
      <style:paragraph-properties fo:text-align="end"/>
    </style:style>
    <style:style style:name="T78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787" style:parent-style-name="TableContents" style:family="paragraph">
      <style:paragraph-properties fo:text-align="center"/>
      <style:text-properties style:font-name="American Typewriter" fo:color="#000000"/>
    </style:style>
    <style:style style:name="P788" style:parent-style-name="TableContents" style:family="paragraph">
      <style:paragraph-properties fo:text-align="center"/>
      <style:text-properties style:font-name="American Typewriter" fo:color="#000000"/>
    </style:style>
    <style:style style:name="P789" style:parent-style-name="TableContents" style:family="paragraph">
      <style:paragraph-properties fo:text-align="center"/>
      <style:text-properties style:font-name="American Typewriter" fo:color="#000000"/>
    </style:style>
    <style:style style:name="P790" style:parent-style-name="TableContents" style:family="paragraph">
      <style:paragraph-properties fo:text-align="center"/>
      <style:text-properties style:font-name="American Typewriter" fo:color="#000000"/>
    </style:style>
    <style:style style:name="P791" style:parent-style-name="TableContents" style:family="paragraph">
      <style:paragraph-properties fo:text-align="center"/>
      <style:text-properties style:font-name="American Typewriter" fo:color="#000000"/>
    </style:style>
    <style:style style:name="P792" style:parent-style-name="TableContents" style:family="paragraph">
      <style:paragraph-properties fo:text-align="center"/>
      <style:text-properties style:font-name="American Typewriter" fo:color="#000000"/>
    </style:style>
    <style:style style:name="P793" style:parent-style-name="TableContents" style:family="paragraph">
      <style:paragraph-properties fo:text-align="center"/>
      <style:text-properties style:font-name="American Typewriter" fo:color="#000000"/>
    </style:style>
    <style:style style:name="P794" style:parent-style-name="TableContents" style:family="paragraph">
      <style:paragraph-properties fo:text-align="center"/>
      <style:text-properties style:font-name="American Typewriter" fo:color="#000000"/>
    </style:style>
    <style:style style:name="P795" style:parent-style-name="TableContents" style:family="paragraph">
      <style:paragraph-properties fo:text-align="end"/>
      <style:text-properties style:font-name="American Typewriter" fo:color="#C9211E"/>
    </style:style>
    <style:style style:name="P796" style:parent-style-name="TableContents" style:family="paragraph">
      <style:paragraph-properties fo:text-align="end" fo:margin-left="0.4923in">
        <style:tab-stops/>
      </style:paragraph-properties>
    </style:style>
    <style:style style:name="T79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798" style:parent-style-name="Car.predefinitoparagrafo" style:family="text">
      <style:text-properties style:font-name="American Typewriter" fo:color="#C9211E" style:language-asian="ja" style:country-asian="JP"/>
    </style:style>
    <style:style style:name="P799" style:parent-style-name="TableContents" style:family="paragraph">
      <style:paragraph-properties fo:text-align="end" fo:margin-left="0.4923in">
        <style:tab-stops/>
      </style:paragraph-properties>
    </style:style>
    <style:style style:name="T800" style:parent-style-name="Car.predefinitoparagrafo" style:family="text">
      <style:text-properties style:font-name="American Typewriter" fo:color="#C9211E" style:language-asian="ja" style:country-asian="JP"/>
    </style:style>
    <style:style style:name="P801" style:parent-style-name="TableContents" style:family="paragraph">
      <style:paragraph-properties fo:text-align="end" fo:margin-left="0.4923in">
        <style:tab-stops/>
      </style:paragraph-properties>
    </style:style>
    <style:style style:name="P802" style:parent-style-name="TableContents" style:family="paragraph">
      <style:paragraph-properties fo:text-align="end" fo:margin-left="0.4923in">
        <style:tab-stops/>
      </style:paragraph-properties>
      <style:text-properties style:font-name="American Typewriter" fo:color="#000000" style:language-asian="ja" style:country-asian="JP"/>
    </style:style>
    <style:style style:name="P803" style:parent-style-name="TableContents" style:family="paragraph">
      <style:paragraph-properties fo:text-align="center"/>
      <style:text-properties style:font-name="American Typewriter" fo:color="#000000"/>
    </style:style>
    <style:style style:name="P804" style:parent-style-name="TableContents" style:family="paragraph">
      <style:paragraph-properties fo:text-align="center"/>
      <style:text-properties style:font-name="American Typewriter" fo:color="#000000"/>
    </style:style>
    <style:style style:name="P805" style:parent-style-name="TableContents" style:family="paragraph">
      <style:paragraph-properties fo:text-align="end"/>
    </style:style>
    <style:style style:name="T806" style:parent-style-name="Car.predefinitoparagrafo" style:family="text">
      <style:text-properties style:font-name="American Typewriter" fo:color="#C9211E"/>
    </style:style>
    <style:style style:name="P807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0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09" style:parent-style-name="TableContents" style:family="paragraph">
      <style:paragraph-properties fo:text-align="center"/>
      <style:text-properties style:font-name="American Typewriter" fo:color="#000000"/>
    </style:style>
    <style:style style:name="P810" style:parent-style-name="TableContents" style:family="paragraph">
      <style:paragraph-properties fo:text-align="center"/>
      <style:text-properties style:font-name="American Typewriter" fo:color="#000000"/>
    </style:style>
    <style:style style:name="P811" style:parent-style-name="TableContents" style:family="paragraph">
      <style:paragraph-properties fo:text-align="center"/>
      <style:text-properties style:font-name="American Typewriter" fo:color="#000000"/>
    </style:style>
    <style:style style:name="P812" style:parent-style-name="TableContents" style:family="paragraph">
      <style:paragraph-properties fo:text-align="center"/>
      <style:text-properties style:font-name="American Typewriter" fo:color="#000000"/>
    </style:style>
    <style:style style:name="P813" style:parent-style-name="TableContents" style:family="paragraph">
      <style:paragraph-properties fo:text-align="center"/>
      <style:text-properties style:font-name="American Typewriter" fo:color="#000000"/>
    </style:style>
    <style:style style:name="P814" style:parent-style-name="TableContents" style:family="paragraph">
      <style:paragraph-properties fo:text-align="end"/>
      <style:text-properties style:font-name="American Typewriter" fo:color="#C9211E"/>
    </style:style>
    <style:style style:name="P815" style:parent-style-name="TableContents" style:family="paragraph">
      <style:paragraph-properties fo:text-align="end"/>
    </style:style>
    <style:style style:name="T816" style:parent-style-name="Car.predefinitoparagrafo" style:family="text">
      <style:text-properties style:font-name="American Typewriter" fo:color="#C9211E" style:language-asian="ja" style:country-asian="JP"/>
    </style:style>
    <style:style style:name="T817" style:parent-style-name="Car.predefinitoparagrafo" style:family="text">
      <style:text-properties style:font-name="American Typewriter" fo:color="#C9211E"/>
    </style:style>
    <style:style style:name="T81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819" style:parent-style-name="TableContents" style:family="paragraph">
      <style:paragraph-properties fo:text-align="end"/>
    </style:style>
    <style:style style:name="T820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821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822" style:parent-style-name="TableContents" style:family="paragraph">
      <style:paragraph-properties fo:text-align="end"/>
    </style:style>
    <style:style style:name="P823" style:parent-style-name="TableContents" style:family="paragraph">
      <style:paragraph-properties fo:text-align="center"/>
      <style:text-properties style:font-name="American Typewriter" fo:color="#000000"/>
    </style:style>
    <style:style style:name="P824" style:parent-style-name="TableContents" style:family="paragraph">
      <style:paragraph-properties fo:text-align="center"/>
      <style:text-properties style:font-name="American Typewriter" fo:color="#000000"/>
    </style:style>
    <style:style style:name="P825" style:parent-style-name="TableContents" style:family="paragraph">
      <style:paragraph-properties fo:text-align="center"/>
      <style:text-properties style:font-name="American Typewriter" fo:color="#000000"/>
    </style:style>
    <style:style style:name="P826" style:parent-style-name="TableContents" style:family="paragraph">
      <style:paragraph-properties fo:text-align="center"/>
      <style:text-properties style:font-name="American Typewriter" fo:color="#000000"/>
    </style:style>
    <style:style style:name="P827" style:parent-style-name="TableContents" style:family="paragraph">
      <style:paragraph-properties fo:text-align="center"/>
      <style:text-properties style:font-name="American Typewriter" fo:color="#000000"/>
    </style:style>
    <style:style style:name="P828" style:parent-style-name="TableContents" style:family="paragraph">
      <style:paragraph-properties fo:text-align="center"/>
      <style:text-properties style:font-name="American Typewriter" fo:color="#000000"/>
    </style:style>
    <style:style style:name="P829" style:parent-style-name="TableContents" style:family="paragraph">
      <style:paragraph-properties fo:text-align="center"/>
      <style:text-properties style:font-name="American Typewriter" fo:color="#000000"/>
    </style:style>
    <style:style style:name="P830" style:parent-style-name="TableContents" style:family="paragraph">
      <style:paragraph-properties fo:text-align="center"/>
      <style:text-properties style:font-name="American Typewriter" fo:color="#000000"/>
    </style:style>
    <style:style style:name="P831" style:parent-style-name="TableContents" style:family="paragraph">
      <style:paragraph-properties fo:text-align="end"/>
    </style:style>
    <style:style style:name="T832" style:parent-style-name="Car.predefinitoparagrafo" style:family="text">
      <style:text-properties style:font-name="American Typewriter" fo:color="#C9211E"/>
    </style:style>
    <style:style style:name="P833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34" style:parent-style-name="TableContents" style:family="paragraph">
      <style:paragraph-properties fo:text-align="end"/>
    </style:style>
    <style:style style:name="T83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836" style:parent-style-name="TableContents" style:family="paragraph">
      <style:paragraph-properties fo:text-align="center"/>
      <style:text-properties style:font-name="American Typewriter" fo:color="#000000"/>
    </style:style>
    <style:style style:name="P837" style:parent-style-name="TableContents" style:family="paragraph">
      <style:paragraph-properties fo:text-align="center"/>
      <style:text-properties style:font-name="American Typewriter" fo:color="#000000"/>
    </style:style>
    <style:style style:name="P838" style:parent-style-name="TableContents" style:family="paragraph">
      <style:paragraph-properties fo:text-align="center"/>
      <style:text-properties style:font-name="American Typewriter" fo:color="#000000"/>
    </style:style>
    <style:style style:name="P839" style:parent-style-name="TableContents" style:family="paragraph">
      <style:paragraph-properties fo:text-align="center"/>
      <style:text-properties style:font-name="American Typewriter" fo:color="#000000"/>
    </style:style>
    <style:style style:name="P840" style:parent-style-name="TableContents" style:family="paragraph">
      <style:paragraph-properties fo:text-align="center"/>
      <style:text-properties style:font-name="American Typewriter" fo:color="#000000"/>
    </style:style>
    <style:style style:name="P841" style:parent-style-name="TableContents" style:family="paragraph">
      <style:paragraph-properties fo:text-align="center"/>
      <style:text-properties style:font-name="American Typewriter" fo:color="#000000"/>
    </style:style>
    <style:style style:name="P842" style:parent-style-name="TableContents" style:family="paragraph">
      <style:paragraph-properties fo:text-align="center"/>
      <style:text-properties style:font-name="American Typewriter" fo:color="#000000"/>
    </style:style>
    <style:style style:name="P843" style:parent-style-name="TableContents" style:family="paragraph">
      <style:paragraph-properties fo:text-align="center"/>
      <style:text-properties style:font-name="American Typewriter" fo:color="#000000"/>
    </style:style>
    <style:style style:name="P844" style:parent-style-name="TableContents" style:family="paragraph">
      <style:paragraph-properties fo:text-align="end"/>
    </style:style>
    <style:style style:name="T845" style:parent-style-name="Car.predefinitoparagrafo" style:family="text">
      <style:text-properties style:font-name="American Typewriter" fo:color="#C9211E"/>
    </style:style>
    <style:style style:name="P846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47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48" style:parent-style-name="TableContents" style:family="paragraph">
      <style:paragraph-properties fo:text-align="center"/>
      <style:text-properties style:font-name="American Typewriter" fo:color="#000000"/>
    </style:style>
    <style:style style:name="P849" style:parent-style-name="TableContents" style:family="paragraph">
      <style:paragraph-properties fo:text-align="center"/>
      <style:text-properties style:font-name="American Typewriter" fo:color="#000000"/>
    </style:style>
    <style:style style:name="P850" style:parent-style-name="TableContents" style:family="paragraph">
      <style:paragraph-properties fo:text-align="center"/>
      <style:text-properties style:font-name="American Typewriter" fo:color="#000000"/>
    </style:style>
    <style:style style:name="P851" style:parent-style-name="TableContents" style:family="paragraph">
      <style:paragraph-properties fo:text-align="center"/>
    </style:style>
    <style:style style:name="T852" style:parent-style-name="Car.predefinitoparagrafo" style:family="text">
      <style:text-properties style:font-name="American Typewriter" fo:color="#000000"/>
    </style:style>
    <style:style style:name="P853" style:parent-style-name="TableContents" style:family="paragraph">
      <style:paragraph-properties fo:text-align="end"/>
      <style:text-properties style:font-name="American Typewriter" fo:color="#C9211E"/>
    </style:style>
    <style:style style:name="P854" style:parent-style-name="TableContents" style:family="paragraph">
      <style:paragraph-properties fo:text-align="end"/>
    </style:style>
    <style:style style:name="T855" style:parent-style-name="Car.predefinitoparagrafo" style:family="text">
      <style:text-properties style:font-name="American Typewriter" fo:color="#C9211E" style:language-asian="ja" style:country-asian="JP"/>
    </style:style>
    <style:style style:name="T85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857" style:parent-style-name="Car.predefinitoparagrafo" style:family="text">
      <style:text-properties style:font-name="American Typewriter" fo:color="#C9211E" style:language-asian="ja" style:country-asian="JP"/>
    </style:style>
    <style:style style:name="P85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5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6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6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6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63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864" style:parent-style-name="TableContents" style:family="paragraph">
      <style:paragraph-properties fo:text-align="center"/>
      <style:text-properties style:font-name="American Typewriter" fo:color="#000000"/>
    </style:style>
    <style:style style:name="P865" style:parent-style-name="TableContents" style:family="paragraph">
      <style:paragraph-properties fo:text-align="center"/>
      <style:text-properties style:font-name="American Typewriter" fo:color="#000000"/>
    </style:style>
    <style:style style:name="P866" style:parent-style-name="TableContents" style:family="paragraph">
      <style:paragraph-properties fo:text-align="center"/>
      <style:text-properties style:font-name="American Typewriter" fo:color="#000000"/>
    </style:style>
    <style:style style:name="P867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868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869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870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871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872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873" style:parent-style-name="TableContents" style:family="paragraph">
      <style:paragraph-properties fo:text-align="center"/>
      <style:text-properties style:font-name="American Typewriter" fo:color="#000000"/>
    </style:style>
    <style:style style:name="P874" style:parent-style-name="TableContents" style:family="paragraph">
      <style:paragraph-properties fo:text-align="center"/>
      <style:text-properties style:font-name="American Typewriter" fo:color="#000000"/>
    </style:style>
    <style:style style:name="P875" style:parent-style-name="TableContents" style:family="paragraph">
      <style:paragraph-properties fo:text-align="end"/>
      <style:text-properties style:font-name="American Typewriter" fo:color="#C9211E"/>
    </style:style>
    <style:style style:name="P876" style:parent-style-name="TableContents" style:family="paragraph">
      <style:paragraph-properties fo:text-align="end"/>
    </style:style>
    <style:style style:name="T87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878" style:parent-style-name="Car.predefinitoparagrafo" style:family="text">
      <style:text-properties style:font-name="American Typewriter" fo:color="#C9211E" style:language-asian="ja" style:country-asian="JP"/>
    </style:style>
    <style:style style:name="P879" style:parent-style-name="TableContents" style:family="paragraph">
      <style:paragraph-properties fo:text-align="end"/>
      <style:text-properties style:font-name="Yu Mincho" style:font-name-asian="Yu Mincho" fo:color="#C9211E" style:language-asian="ja" style:country-asian="JP"/>
    </style:style>
    <style:style style:name="P880" style:parent-style-name="TableContents" style:family="paragraph">
      <style:paragraph-properties fo:text-align="end"/>
    </style:style>
    <style:style style:name="T881" style:parent-style-name="Car.predefinitoparagrafo" style:family="text">
      <style:text-properties style:font-name="American Typewriter" fo:color="#C9211E"/>
    </style:style>
    <style:style style:name="T882" style:parent-style-name="Car.predefinitoparagrafo" style:family="text">
      <style:text-properties style:font-name="American Typewriter" style:font-name-asian="DengXian" fo:color="#C9211E"/>
    </style:style>
    <style:style style:name="T883" style:parent-style-name="Car.predefinitoparagrafo" style:family="text">
      <style:text-properties style:font-name="American Typewriter" fo:color="#C9211E"/>
    </style:style>
    <style:style style:name="P884" style:parent-style-name="TableContents" style:family="paragraph">
      <style:paragraph-properties fo:text-align="end"/>
      <style:text-properties style:font-name="American Typewriter" fo:color="#C9211E"/>
    </style:style>
    <style:style style:name="P885" style:parent-style-name="TableContents" style:family="paragraph">
      <style:paragraph-properties fo:text-align="end"/>
    </style:style>
    <style:style style:name="T886" style:parent-style-name="Car.predefinitoparagrafo" style:family="text">
      <style:text-properties style:font-name="American Typewriter" fo:color="#C9211E"/>
    </style:style>
    <style:style style:name="P887" style:parent-style-name="TableContents" style:family="paragraph">
      <style:paragraph-properties fo:text-align="center"/>
      <style:text-properties style:font-name="American Typewriter" fo:color="#000000"/>
    </style:style>
    <style:style style:name="P888" style:parent-style-name="TableContents" style:family="paragraph">
      <style:paragraph-properties fo:text-align="center"/>
      <style:text-properties style:font-name="American Typewriter" fo:color="#000000"/>
    </style:style>
    <style:style style:name="P889" style:parent-style-name="TableContents" style:family="paragraph">
      <style:paragraph-properties fo:text-align="center"/>
      <style:text-properties style:font-name="American Typewriter" fo:color="#000000"/>
    </style:style>
    <style:style style:name="P890" style:parent-style-name="TableContents" style:family="paragraph">
      <style:paragraph-properties fo:text-align="center"/>
      <style:text-properties style:font-name="American Typewriter" fo:color="#000000"/>
    </style:style>
    <style:style style:name="P891" style:parent-style-name="TableContents" style:family="paragraph">
      <style:paragraph-properties fo:text-align="center"/>
      <style:text-properties style:font-name="American Typewriter" fo:color="#000000"/>
    </style:style>
    <style:style style:name="P892" style:parent-style-name="TableContents" style:family="paragraph">
      <style:paragraph-properties fo:text-align="center"/>
      <style:text-properties style:font-name="American Typewriter" fo:color="#000000"/>
    </style:style>
    <style:style style:name="P893" style:parent-style-name="TableContents" style:family="paragraph">
      <style:paragraph-properties fo:text-align="center"/>
      <style:text-properties style:font-name="American Typewriter" fo:color="#000000"/>
    </style:style>
    <style:style style:name="P894" style:parent-style-name="TableContents" style:family="paragraph">
      <style:paragraph-properties fo:text-align="center"/>
      <style:text-properties style:font-name="American Typewriter" fo:color="#000000"/>
    </style:style>
    <style:style style:name="P895" style:parent-style-name="TableContents" style:family="paragraph">
      <style:paragraph-properties fo:text-align="center"/>
      <style:text-properties style:font-name="American Typewriter" fo:color="#000000"/>
    </style:style>
    <style:style style:name="P896" style:parent-style-name="TableContents" style:family="paragraph">
      <style:paragraph-properties fo:text-align="center"/>
      <style:text-properties style:font-name="American Typewriter" fo:color="#000000"/>
    </style:style>
    <style:style style:name="P897" style:parent-style-name="TableContents" style:family="paragraph">
      <style:paragraph-properties fo:text-align="center"/>
      <style:text-properties style:font-name="American Typewriter" fo:color="#000000"/>
    </style:style>
    <style:style style:name="P898" style:parent-style-name="TableContents" style:family="paragraph">
      <style:paragraph-properties fo:text-align="end"/>
      <style:text-properties style:font-name="American Typewriter" fo:color="#C9211E"/>
    </style:style>
    <style:style style:name="P899" style:parent-style-name="TableContents" style:family="paragraph">
      <style:paragraph-properties fo:text-align="end"/>
    </style:style>
    <style:style style:name="T900" style:parent-style-name="Car.predefinitoparagrafo" style:family="text">
      <style:text-properties style:font-name="American Typewriter" fo:color="#C9211E" style:language-asian="ja" style:country-asian="JP"/>
    </style:style>
    <style:style style:name="T901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90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03" style:parent-style-name="TableContents" style:family="paragraph">
      <style:paragraph-properties fo:text-align="end"/>
    </style:style>
    <style:style style:name="T904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905" style:parent-style-name="TableContents" style:family="paragraph">
      <style:paragraph-properties fo:text-align="end"/>
    </style:style>
    <style:style style:name="P906" style:parent-style-name="TableContents" style:family="paragraph">
      <style:paragraph-properties fo:text-align="center"/>
    </style:style>
    <style:style style:name="T907" style:parent-style-name="Car.predefinitoparagrafo" style:family="text">
      <style:text-properties style:font-name="American Typewriter" fo:color="#000000"/>
    </style:style>
    <style:style style:name="P908" style:parent-style-name="TableContents" style:family="paragraph">
      <style:paragraph-properties fo:text-align="center"/>
      <style:text-properties style:font-name="American Typewriter" fo:color="#000000"/>
    </style:style>
    <style:style style:name="P909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0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1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2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3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4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5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6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7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8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19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20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21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22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23" style:parent-style-name="TableContents" style:family="paragraph">
      <style:paragraph-properties fo:text-align="end"/>
      <style:text-properties style:font-name="American Typewriter" fo:color="#C9211E"/>
    </style:style>
    <style:style style:name="P924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92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26" style:parent-style-name="TableContents" style:family="paragraph">
      <style:paragraph-properties fo:text-align="center"/>
    </style:style>
    <style:style style:name="T927" style:parent-style-name="Car.predefinitoparagrafo" style:family="text">
      <style:text-properties style:font-name="American Typewriter" fo:color="#000000"/>
    </style:style>
    <style:style style:name="P928" style:parent-style-name="TableContents" style:family="paragraph">
      <style:paragraph-properties fo:text-align="center"/>
      <style:text-properties style:font-name="American Typewriter" fo:color="#000000"/>
    </style:style>
    <style:style style:name="P929" style:parent-style-name="TableContents" style:family="paragraph">
      <style:paragraph-properties fo:text-align="center"/>
      <style:text-properties style:font-name="American Typewriter" fo:color="#000000"/>
    </style:style>
    <style:style style:name="P930" style:parent-style-name="TableContents" style:family="paragraph">
      <style:paragraph-properties fo:text-align="center"/>
    </style:style>
    <style:style style:name="T931" style:parent-style-name="Car.predefinitoparagrafo" style:family="text">
      <style:text-properties style:font-name="American Typewriter" fo:color="#C9211E"/>
    </style:style>
    <style:style style:name="T932" style:parent-style-name="Car.predefinitoparagrafo" style:family="text">
      <style:text-properties style:font-name="American Typewriter" fo:color="#C9211E"/>
    </style:style>
    <style:style style:name="T933" style:parent-style-name="Car.predefinitoparagrafo" style:family="text">
      <style:text-properties style:font-name="American Typewriter" fo:color="#C9211E"/>
    </style:style>
    <style:style style:name="T934" style:parent-style-name="Car.predefinitoparagrafo" style:family="text">
      <style:text-properties style:font-name="American Typewriter" fo:color="#C9211E"/>
    </style:style>
    <style:style style:name="T935" style:parent-style-name="Car.predefinitoparagrafo" style:family="text">
      <style:text-properties style:font-name="American Typewriter" fo:color="#C9211E"/>
    </style:style>
    <style:style style:name="T936" style:parent-style-name="Car.predefinitoparagrafo" style:family="text">
      <style:text-properties style:font-name="American Typewriter" fo:color="#000000"/>
    </style:style>
    <style:style style:name="P937" style:parent-style-name="TableContents" style:family="paragraph">
      <style:paragraph-properties fo:text-align="center"/>
    </style:style>
    <style:style style:name="T938" style:parent-style-name="Car.predefinitoparagrafo" style:family="text">
      <style:text-properties style:font-name="American Typewriter" fo:color="#C9211E"/>
    </style:style>
    <style:style style:name="T939" style:parent-style-name="Car.predefinitoparagrafo" style:family="text">
      <style:text-properties style:font-name="American Typewriter" style:font-name-asian="DengXian" fo:color="#C9211E" fo:language="it" fo:country="IT"/>
    </style:style>
    <style:style style:name="T940" style:parent-style-name="Car.predefinitoparagrafo" style:family="text">
      <style:text-properties style:font-name="American Typewriter" fo:color="#C9211E"/>
    </style:style>
    <style:style style:name="T941" style:parent-style-name="Car.predefinitoparagrafo" style:family="text">
      <style:text-properties style:font-name="American Typewriter" fo:color="#C9211E" fo:language="it" fo:country="IT"/>
    </style:style>
    <style:style style:name="T942" style:parent-style-name="Car.predefinitoparagrafo" style:family="text">
      <style:text-properties style:font-name="American Typewriter" fo:color="#000000" fo:language="it" fo:country="IT"/>
    </style:style>
    <style:style style:name="P943" style:parent-style-name="TableContents" style:family="paragraph">
      <style:paragraph-properties fo:text-align="end"/>
      <style:text-properties style:font-name="American Typewriter" fo:color="#C9211E"/>
    </style:style>
    <style:style style:name="P944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94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46" style:parent-style-name="TableContents" style:family="paragraph">
      <style:paragraph-properties fo:text-align="center"/>
      <style:text-properties style:font-name="American Typewriter" fo:color="#000000"/>
    </style:style>
    <style:style style:name="P947" style:parent-style-name="TableContents" style:family="paragraph">
      <style:paragraph-properties fo:text-align="center"/>
      <style:text-properties style:font-name="American Typewriter" fo:color="#000000"/>
    </style:style>
    <style:style style:name="P948" style:parent-style-name="TableContents" style:family="paragraph">
      <style:paragraph-properties fo:text-align="center"/>
      <style:text-properties style:font-name="American Typewriter" fo:color="#000000"/>
    </style:style>
    <style:style style:name="P949" style:parent-style-name="TableContents" style:family="paragraph">
      <style:paragraph-properties fo:text-align="center"/>
      <style:text-properties style:font-name="American Typewriter" fo:color="#000000"/>
    </style:style>
    <style:style style:name="P950" style:parent-style-name="TableContents" style:family="paragraph">
      <style:paragraph-properties fo:text-align="center"/>
      <style:text-properties style:font-name="American Typewriter" fo:color="#000000"/>
    </style:style>
    <style:style style:name="P951" style:parent-style-name="TableContents" style:family="paragraph">
      <style:paragraph-properties fo:text-align="end"/>
      <style:text-properties style:font-name="American Typewriter" fo:color="#C9211E"/>
    </style:style>
    <style:style style:name="P952" style:parent-style-name="TableContents" style:family="paragraph">
      <style:paragraph-properties fo:text-align="end"/>
    </style:style>
    <style:style style:name="T953" style:parent-style-name="Car.predefinitoparagrafo" style:family="text">
      <style:text-properties style:font-name="American Typewriter" fo:color="#C9211E"/>
    </style:style>
    <style:style style:name="T954" style:parent-style-name="Car.predefinitoparagrafo" style:family="text">
      <style:text-properties style:font-name="American Typewriter" fo:color="#C9211E" fo:language="en" fo:country="GB"/>
    </style:style>
    <style:style style:name="T95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956" style:parent-style-name="TableContents" style:family="paragraph">
      <style:paragraph-properties fo:text-align="end"/>
    </style:style>
    <style:style style:name="T95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95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959" style:parent-style-name="Car.predefinitoparagrafo" style:family="text">
      <style:text-properties style:language-asian="ja" style:country-asian="JP"/>
    </style:style>
    <style:style style:name="P960" style:parent-style-name="TableContents" style:family="paragraph">
      <style:paragraph-properties fo:text-align="end"/>
      <style:text-properties fo:language="en" fo:country="GB"/>
    </style:style>
    <style:style style:name="P961" style:parent-style-name="TableContents" style:family="paragraph">
      <style:paragraph-properties fo:text-align="center"/>
      <style:text-properties style:font-name="American Typewriter" fo:color="#000000"/>
    </style:style>
    <style:style style:name="P962" style:parent-style-name="TableContents" style:family="paragraph">
      <style:paragraph-properties fo:text-align="center"/>
      <style:text-properties style:font-name="American Typewriter" fo:color="#000000"/>
    </style:style>
    <style:style style:name="P963" style:parent-style-name="TableContents" style:family="paragraph">
      <style:paragraph-properties fo:text-align="center"/>
      <style:text-properties style:font-name="American Typewriter" fo:color="#000000"/>
    </style:style>
    <style:style style:name="P964" style:parent-style-name="TableContents" style:family="paragraph">
      <style:paragraph-properties fo:text-align="center"/>
      <style:text-properties style:font-name="American Typewriter" fo:color="#000000"/>
    </style:style>
    <style:style style:name="P965" style:parent-style-name="TableContents" style:family="paragraph">
      <style:paragraph-properties fo:text-align="center"/>
    </style:style>
    <style:style style:name="T966" style:parent-style-name="Car.predefinitoparagrafo" style:family="text">
      <style:text-properties style:font-name="American Typewriter" fo:color="#000000"/>
    </style:style>
    <style:style style:name="T967" style:parent-style-name="Car.predefinitoparagrafo" style:family="text">
      <style:text-properties style:font-name="American Typewriter" fo:color="#000000" fo:language="it" fo:country="IT"/>
    </style:style>
    <style:style style:name="P968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969" style:parent-style-name="TableContents" style:family="paragraph">
      <style:paragraph-properties fo:text-align="end"/>
      <style:text-properties style:font-name="American Typewriter" fo:color="#C9211E"/>
    </style:style>
    <style:style style:name="P970" style:parent-style-name="TableContents" style:family="paragraph">
      <style:paragraph-properties fo:text-align="end"/>
    </style:style>
    <style:style style:name="T971" style:parent-style-name="Car.predefinitoparagrafo" style:family="text">
      <style:text-properties style:font-name="American Typewriter" fo:color="#C9211E" style:language-asian="ja" style:country-asian="JP"/>
    </style:style>
    <style:style style:name="T972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973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974" style:parent-style-name="Car.predefinitoparagrafo" style:family="text">
      <style:text-properties style:font-name="American Typewriter" fo:color="#C9211E" style:language-asian="ja" style:country-asian="JP"/>
    </style:style>
    <style:style style:name="P97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76" style:parent-style-name="TableContents" style:family="paragraph">
      <style:paragraph-properties fo:text-align="end"/>
      <style:text-properties fo:language="en" fo:country="GB" style:language-asian="ja" style:country-asian="JP"/>
    </style:style>
    <style:style style:name="P977" style:parent-style-name="TableContents" style:family="paragraph">
      <style:paragraph-properties fo:text-align="center"/>
      <style:text-properties style:font-name="American Typewriter" fo:color="#000000"/>
    </style:style>
    <style:style style:name="P978" style:parent-style-name="TableContents" style:family="paragraph">
      <style:paragraph-properties fo:text-align="center"/>
      <style:text-properties style:font-name="American Typewriter" fo:color="#000000"/>
    </style:style>
    <style:style style:name="P979" style:parent-style-name="TableContents" style:family="paragraph">
      <style:paragraph-properties fo:text-align="end"/>
      <style:text-properties style:font-name="American Typewriter" fo:color="#C9211E"/>
    </style:style>
    <style:style style:name="P980" style:parent-style-name="TableContents" style:family="paragraph">
      <style:paragraph-properties fo:text-align="end"/>
    </style:style>
    <style:style style:name="T981" style:parent-style-name="Car.predefinitoparagrafo" style:family="text">
      <style:text-properties style:font-name="American Typewriter" fo:color="#C9211E" style:language-asian="ja" style:country-asian="JP"/>
    </style:style>
    <style:style style:name="T982" style:parent-style-name="Car.predefinitoparagrafo" style:family="text">
      <style:text-properties style:font-name="American Typewriter" fo:color="#C9211E"/>
    </style:style>
    <style:style style:name="T983" style:parent-style-name="Car.predefinitoparagrafo" style:family="text">
      <style:text-properties style:font-name="American Typewriter" fo:color="#C9211E"/>
    </style:style>
    <style:style style:name="T984" style:parent-style-name="Car.predefinitoparagrafo" style:family="text">
      <style:text-properties style:font-name="American Typewriter" fo:color="#C9211E"/>
    </style:style>
    <style:style style:name="T985" style:parent-style-name="Car.predefinitoparagrafo" style:family="text">
      <style:text-properties style:font-name="American Typewriter" fo:color="#C9211E" style:language-asian="ja" style:country-asian="JP"/>
    </style:style>
    <style:style style:name="P986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987" style:parent-style-name="TableContents" style:family="paragraph">
      <style:paragraph-properties fo:text-align="end"/>
    </style:style>
    <style:style style:name="T98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989" style:parent-style-name="Car.predefinitoparagrafo" style:family="text">
      <style:text-properties style:font-name="American Typewriter" fo:color="#C9211E" style:language-asian="ja" style:country-asian="JP"/>
    </style:style>
    <style:style style:name="T990" style:parent-style-name="Car.predefinitoparagrafo" style:family="text">
      <style:text-properties style:font-name="American Typewriter" fo:color="#C9211E" style:language-asian="ja" style:country-asian="JP"/>
    </style:style>
    <style:style style:name="T991" style:parent-style-name="Car.predefinitoparagrafo" style:family="text">
      <style:text-properties style:font-name="American Typewriter" fo:color="#C9211E" style:language-asian="ja" style:country-asian="JP"/>
    </style:style>
    <style:style style:name="T992" style:parent-style-name="Car.predefinitoparagrafo" style:family="text">
      <style:text-properties style:font-name="American Typewriter" fo:color="#C9211E" style:language-asian="ja" style:country-asian="JP"/>
    </style:style>
    <style:style style:name="T993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994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9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96" style:parent-style-name="TableContents" style:family="paragraph">
      <style:paragraph-properties fo:text-align="center"/>
      <style:text-properties style:font-name="American Typewriter" fo:color="#000000"/>
    </style:style>
    <style:style style:name="P997" style:parent-style-name="TableContents" style:family="paragraph">
      <style:paragraph-properties fo:text-align="center"/>
      <style:text-properties style:font-name="American Typewriter" fo:color="#000000"/>
    </style:style>
    <style:style style:name="P998" style:parent-style-name="TableContents" style:family="paragraph">
      <style:paragraph-properties fo:text-align="center"/>
      <style:text-properties style:font-name="American Typewriter" fo:color="#000000"/>
    </style:style>
    <style:style style:name="P999" style:parent-style-name="TableContents" style:family="paragraph">
      <style:paragraph-properties fo:text-align="center"/>
      <style:text-properties style:font-name="American Typewriter" fo:color="#000000"/>
    </style:style>
    <style:style style:name="P1000" style:parent-style-name="TableContents" style:family="paragraph">
      <style:paragraph-properties fo:text-align="center"/>
      <style:text-properties style:font-name="American Typewriter" fo:color="#000000"/>
    </style:style>
    <style:style style:name="P1001" style:parent-style-name="TableContents" style:family="paragraph">
      <style:paragraph-properties fo:text-align="center"/>
      <style:text-properties style:font-name="American Typewriter" fo:color="#000000"/>
    </style:style>
    <style:style style:name="P1002" style:parent-style-name="TableContents" style:family="paragraph">
      <style:paragraph-properties fo:text-align="center"/>
      <style:text-properties style:font-name="American Typewriter" fo:color="#000000"/>
    </style:style>
    <style:style style:name="P1003" style:parent-style-name="TableContents" style:family="paragraph">
      <style:paragraph-properties fo:text-align="center"/>
      <style:text-properties style:font-name="American Typewriter" fo:color="#000000"/>
    </style:style>
    <style:style style:name="P1004" style:parent-style-name="TableContents" style:family="paragraph">
      <style:paragraph-properties fo:text-align="center"/>
      <style:text-properties style:font-name="American Typewriter" fo:color="#000000"/>
    </style:style>
    <style:style style:name="P1005" style:parent-style-name="TableContents" style:family="paragraph">
      <style:paragraph-properties fo:text-align="center"/>
      <style:text-properties style:font-name="American Typewriter" fo:color="#000000"/>
    </style:style>
    <style:style style:name="P1006" style:parent-style-name="TableContents" style:family="paragraph">
      <style:paragraph-properties fo:text-align="center"/>
      <style:text-properties style:font-name="American Typewriter" fo:color="#000000"/>
    </style:style>
    <style:style style:name="P1007" style:parent-style-name="TableContents" style:family="paragraph">
      <style:paragraph-properties fo:text-align="center"/>
      <style:text-properties style:font-name="American Typewriter" fo:color="#000000"/>
    </style:style>
    <style:style style:name="P1008" style:parent-style-name="TableContents" style:family="paragraph">
      <style:paragraph-properties fo:text-align="center"/>
      <style:text-properties style:font-name="American Typewriter" fo:color="#000000"/>
    </style:style>
    <style:style style:name="P1009" style:parent-style-name="TableContents" style:family="paragraph">
      <style:paragraph-properties fo:text-align="end"/>
      <style:text-properties style:font-name="American Typewriter" fo:color="#C9211E"/>
    </style:style>
    <style:style style:name="P1010" style:parent-style-name="TableContents" style:family="paragraph">
      <style:paragraph-properties fo:text-align="end"/>
    </style:style>
    <style:style style:name="T1011" style:parent-style-name="Car.predefinitoparagrafo" style:family="text">
      <style:text-properties style:font-name="American Typewriter" fo:color="#C9211E" style:language-asian="ja" style:country-asian="JP"/>
    </style:style>
    <style:style style:name="T1012" style:parent-style-name="Car.predefinitoparagrafo" style:family="text">
      <style:text-properties style:font-name="American Typewriter" fo:color="#C9211E"/>
    </style:style>
    <style:style style:name="T1013" style:parent-style-name="Car.predefinitoparagrafo" style:family="text">
      <style:text-properties style:font-name="American Typewriter" fo:color="#C9211E" style:language-asian="ja" style:country-asian="JP"/>
    </style:style>
    <style:style style:name="T1014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01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016" style:parent-style-name="TableContents" style:family="paragraph">
      <style:paragraph-properties fo:text-align="end"/>
    </style:style>
    <style:style style:name="T101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018" style:parent-style-name="TableContents" style:family="paragraph">
      <style:paragraph-properties fo:text-align="end"/>
    </style:style>
    <style:style style:name="P1019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020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021" style:parent-style-name="TableContents" style:family="paragraph">
      <style:paragraph-properties fo:text-align="center"/>
      <style:text-properties style:font-name="American Typewriter" fo:color="#000000"/>
    </style:style>
    <style:style style:name="P1022" style:parent-style-name="TableContents" style:family="paragraph">
      <style:paragraph-properties fo:text-align="center"/>
      <style:text-properties style:font-name="American Typewriter" fo:color="#000000"/>
    </style:style>
    <style:style style:name="P1023" style:parent-style-name="TableContents" style:family="paragraph">
      <style:paragraph-properties fo:text-align="center"/>
      <style:text-properties style:font-name="American Typewriter" fo:color="#000000"/>
    </style:style>
    <style:style style:name="P1024" style:parent-style-name="TableContents" style:family="paragraph">
      <style:paragraph-properties fo:text-align="end"/>
      <style:text-properties style:font-name="American Typewriter" fo:color="#C9211E"/>
    </style:style>
    <style:style style:name="P1025" style:parent-style-name="TableContents" style:family="paragraph">
      <style:paragraph-properties fo:text-align="end"/>
    </style:style>
    <style:style style:name="T1026" style:parent-style-name="Car.predefinitoparagrafo" style:family="text">
      <style:text-properties style:font-name="American Typewriter" fo:color="#C9211E" style:language-asian="ja" style:country-asian="JP"/>
    </style:style>
    <style:style style:name="T102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028" style:parent-style-name="Car.predefinitoparagrafo" style:family="text">
      <style:text-properties style:font-name="American Typewriter" fo:color="#C9211E" style:language-asian="ja" style:country-asian="JP"/>
    </style:style>
    <style:style style:name="P102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030" style:parent-style-name="TableContents" style:family="paragraph">
      <style:paragraph-properties fo:text-align="end"/>
    </style:style>
    <style:style style:name="P1031" style:parent-style-name="TableContents" style:family="paragraph">
      <style:paragraph-properties fo:text-align="center"/>
      <style:text-properties style:font-name="American Typewriter" fo:color="#000000"/>
    </style:style>
    <style:style style:name="P1032" style:parent-style-name="TableContents" style:family="paragraph">
      <style:paragraph-properties fo:text-align="center"/>
      <style:text-properties style:font-name="American Typewriter" fo:color="#000000"/>
    </style:style>
    <style:style style:name="P1033" style:parent-style-name="TableContents" style:family="paragraph">
      <style:paragraph-properties fo:text-align="center"/>
      <style:text-properties style:font-name="American Typewriter" fo:color="#000000"/>
    </style:style>
    <style:style style:name="P1034" style:parent-style-name="TableContents" style:family="paragraph">
      <style:paragraph-properties fo:text-align="center"/>
      <style:text-properties style:font-name="American Typewriter" fo:color="#000000"/>
    </style:style>
    <style:style style:name="P1035" style:parent-style-name="TableContents" style:family="paragraph">
      <style:paragraph-properties fo:text-align="center"/>
      <style:text-properties style:font-name="American Typewriter" fo:color="#000000"/>
    </style:style>
    <style:style style:name="P1036" style:parent-style-name="TableContents" style:family="paragraph">
      <style:paragraph-properties fo:text-align="center"/>
      <style:text-properties style:font-name="American Typewriter" fo:color="#000000"/>
    </style:style>
    <style:style style:name="P1037" style:parent-style-name="TableContents" style:family="paragraph">
      <style:paragraph-properties fo:text-align="center"/>
      <style:text-properties style:font-name="American Typewriter" fo:color="#000000"/>
    </style:style>
    <style:style style:name="P1038" style:parent-style-name="TableContents" style:family="paragraph">
      <style:paragraph-properties fo:text-align="center"/>
      <style:text-properties style:font-name="American Typewriter" fo:color="#000000"/>
    </style:style>
    <style:style style:name="P1039" style:parent-style-name="TableContents" style:family="paragraph">
      <style:paragraph-properties fo:text-align="end"/>
      <style:text-properties style:font-name="American Typewriter" fo:color="#C9211E"/>
    </style:style>
    <style:style style:name="P1040" style:parent-style-name="TableContents" style:family="paragraph">
      <style:paragraph-properties fo:text-align="end"/>
    </style:style>
    <style:style style:name="T1041" style:parent-style-name="Car.predefinitoparagrafo" style:family="text">
      <style:text-properties style:font-name="American Typewriter" fo:color="#C9211E"/>
    </style:style>
    <style:style style:name="P1042" style:parent-style-name="TableContents" style:family="paragraph">
      <style:paragraph-properties fo:text-align="end"/>
    </style:style>
    <style:style style:name="T1043" style:parent-style-name="Car.predefinitoparagrafo" style:family="text">
      <style:text-properties style:font-name="American Typewriter" fo:color="#C9211E" style:language-asian="ja" style:country-asian="JP"/>
    </style:style>
    <style:style style:name="T1044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045" style:parent-style-name="Car.predefinitoparagrafo" style:family="text">
      <style:text-properties style:font-name="American Typewriter" fo:color="#C9211E" style:language-asian="ja" style:country-asian="JP"/>
    </style:style>
    <style:style style:name="P1046" style:parent-style-name="TableContents" style:family="paragraph">
      <style:paragraph-properties fo:text-align="end"/>
    </style:style>
    <style:style style:name="T104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048" style:parent-style-name="TableContents" style:family="paragraph">
      <style:paragraph-properties fo:text-align="end"/>
    </style:style>
    <style:style style:name="P1049" style:parent-style-name="TableContents" style:family="paragraph">
      <style:paragraph-properties fo:text-align="center"/>
      <style:text-properties style:font-name="American Typewriter" fo:color="#000000"/>
    </style:style>
    <style:style style:name="P1050" style:parent-style-name="TableContents" style:family="paragraph">
      <style:paragraph-properties fo:text-align="center"/>
      <style:text-properties style:font-name="American Typewriter" fo:color="#000000"/>
    </style:style>
    <style:style style:name="P1051" style:parent-style-name="TableContents" style:family="paragraph">
      <style:paragraph-properties fo:text-align="center"/>
      <style:text-properties style:font-name="American Typewriter" fo:color="#000000"/>
    </style:style>
    <style:style style:name="P1052" style:parent-style-name="TableContents" style:family="paragraph">
      <style:paragraph-properties fo:text-align="center"/>
      <style:text-properties style:font-name="American Typewriter" fo:color="#000000"/>
    </style:style>
    <style:style style:name="P1053" style:parent-style-name="TableContents" style:family="paragraph">
      <style:paragraph-properties fo:text-align="center"/>
      <style:text-properties style:font-name="American Typewriter" fo:color="#000000"/>
    </style:style>
    <style:style style:name="P1054" style:parent-style-name="TableContents" style:family="paragraph">
      <style:paragraph-properties fo:text-align="center"/>
      <style:text-properties style:font-name="American Typewriter" fo:color="#000000"/>
    </style:style>
    <style:style style:name="P1055" style:parent-style-name="TableContents" style:family="paragraph">
      <style:paragraph-properties fo:text-align="center"/>
      <style:text-properties style:font-name="American Typewriter" fo:color="#000000"/>
    </style:style>
    <style:style style:name="P1056" style:parent-style-name="TableContents" style:family="paragraph">
      <style:paragraph-properties fo:text-align="end"/>
      <style:text-properties style:font-name="American Typewriter" fo:color="#C9211E"/>
    </style:style>
    <style:style style:name="P1057" style:parent-style-name="TableContents" style:family="paragraph">
      <style:paragraph-properties fo:text-align="end"/>
    </style:style>
    <style:style style:name="T1058" style:parent-style-name="Car.predefinitoparagrafo" style:family="text">
      <style:text-properties style:font-name="American Typewriter" fo:color="#C9211E" style:language-asian="ja" style:country-asian="JP"/>
    </style:style>
    <style:style style:name="T1059" style:parent-style-name="Car.predefinitoparagrafo" style:family="text">
      <style:text-properties style:font-name="American Typewriter" fo:color="#C9211E"/>
    </style:style>
    <style:style style:name="T1060" style:parent-style-name="Car.predefinitoparagrafo" style:family="text">
      <style:text-properties style:font-name="American Typewriter" fo:color="#C9211E" style:language-asian="ja" style:country-asian="JP"/>
    </style:style>
    <style:style style:name="P1061" style:parent-style-name="TableContents" style:family="paragraph">
      <style:paragraph-properties fo:text-align="end"/>
    </style:style>
    <style:style style:name="T1062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063" style:parent-style-name="Car.predefinitoparagrafo" style:family="text">
      <style:text-properties fo:language="en" fo:country="GB"/>
    </style:style>
    <style:style style:name="P1064" style:parent-style-name="TableContents" style:family="paragraph">
      <style:paragraph-properties fo:text-align="end"/>
    </style:style>
    <style:style style:name="P1065" style:parent-style-name="TableContents" style:family="paragraph">
      <style:paragraph-properties fo:text-align="center"/>
      <style:text-properties style:font-name="American Typewriter" fo:color="#000000"/>
    </style:style>
    <style:style style:name="P1066" style:parent-style-name="TableContents" style:family="paragraph">
      <style:paragraph-properties fo:text-align="center"/>
      <style:text-properties style:font-name="American Typewriter" fo:color="#000000"/>
    </style:style>
    <style:style style:name="P1067" style:parent-style-name="TableContents" style:family="paragraph">
      <style:paragraph-properties fo:text-align="center"/>
      <style:text-properties style:font-name="American Typewriter" fo:color="#000000"/>
    </style:style>
    <style:style style:name="P1068" style:parent-style-name="TableContents" style:family="paragraph">
      <style:paragraph-properties fo:text-align="center"/>
      <style:text-properties style:font-name="American Typewriter" fo:color="#000000"/>
    </style:style>
    <style:style style:name="P1069" style:parent-style-name="TableContents" style:family="paragraph">
      <style:paragraph-properties fo:text-align="center"/>
      <style:text-properties style:font-name="American Typewriter" fo:color="#000000"/>
    </style:style>
    <style:style style:name="P1070" style:parent-style-name="TableContents" style:family="paragraph">
      <style:paragraph-properties fo:text-align="center"/>
      <style:text-properties style:font-name="American Typewriter" fo:color="#000000"/>
    </style:style>
    <style:style style:name="P1071" style:parent-style-name="TableContents" style:family="paragraph">
      <style:paragraph-properties fo:text-align="center"/>
      <style:text-properties style:font-name="American Typewriter" fo:color="#000000"/>
    </style:style>
    <style:style style:name="P1072" style:parent-style-name="TableContents" style:family="paragraph">
      <style:paragraph-properties fo:text-align="center"/>
      <style:text-properties style:font-name="American Typewriter" fo:color="#000000"/>
    </style:style>
    <style:style style:name="P1073" style:parent-style-name="TableContents" style:family="paragraph">
      <style:paragraph-properties fo:text-align="center"/>
      <style:text-properties style:font-name="American Typewriter" fo:color="#000000"/>
    </style:style>
    <style:style style:name="P1074" style:parent-style-name="TableContents" style:family="paragraph">
      <style:paragraph-properties fo:text-align="center"/>
      <style:text-properties style:font-name="American Typewriter" fo:color="#000000"/>
    </style:style>
    <style:style style:name="P1075" style:parent-style-name="TableContents" style:family="paragraph">
      <style:paragraph-properties fo:text-align="center"/>
      <style:text-properties style:font-name="American Typewriter" fo:color="#000000"/>
    </style:style>
    <style:style style:name="P1076" style:parent-style-name="TableContents" style:family="paragraph">
      <style:paragraph-properties fo:text-align="center"/>
      <style:text-properties style:font-name="American Typewriter" fo:color="#000000"/>
    </style:style>
    <style:style style:name="P1077" style:parent-style-name="TableContents" style:family="paragraph">
      <style:paragraph-properties fo:text-align="center"/>
      <style:text-properties style:font-name="American Typewriter" fo:color="#000000"/>
    </style:style>
    <style:style style:name="P1078" style:parent-style-name="TableContents" style:family="paragraph">
      <style:paragraph-properties fo:text-align="end"/>
    </style:style>
    <style:style style:name="T1079" style:parent-style-name="Car.predefinitoparagrafo" style:family="text">
      <style:text-properties style:font-name="American Typewriter" fo:color="#C9211E" fo:language="en" fo:country="GB"/>
    </style:style>
    <style:style style:name="T1080" style:parent-style-name="Car.predefinitoparagrafo" style:family="text">
      <style:text-properties style:font-name="American Typewriter" fo:color="#C9211E"/>
    </style:style>
    <style:style style:name="P1081" style:parent-style-name="TableContents" style:family="paragraph">
      <style:paragraph-properties fo:text-align="end"/>
    </style:style>
    <style:style style:name="T1082" style:parent-style-name="Car.predefinitoparagrafo" style:family="text">
      <style:text-properties style:font-name="American Typewriter" fo:color="#C9211E" style:language-asian="ja" style:country-asian="JP"/>
    </style:style>
    <style:style style:name="T1083" style:parent-style-name="Car.predefinitoparagrafo" style:family="text">
      <style:text-properties style:font-name="American Typewriter" fo:color="#C9211E"/>
    </style:style>
    <style:style style:name="T1084" style:parent-style-name="Car.predefinitoparagrafo" style:family="text">
      <style:text-properties style:font-name="American Typewriter" fo:color="#C9211E"/>
    </style:style>
    <style:style style:name="T1085" style:parent-style-name="Car.predefinitoparagrafo" style:family="text">
      <style:text-properties style:font-name="American Typewriter" fo:color="#C9211E"/>
    </style:style>
    <style:style style:name="T1086" style:parent-style-name="Car.predefinitoparagrafo" style:family="text">
      <style:text-properties style:font-name="American Typewriter" fo:color="#C9211E" style:language-asian="ja" style:country-asian="JP"/>
    </style:style>
    <style:style style:name="P1087" style:parent-style-name="TableContents" style:family="paragraph">
      <style:paragraph-properties fo:text-align="end"/>
    </style:style>
    <style:style style:name="T108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089" style:parent-style-name="Car.predefinitoparagrafo" style:family="text">
      <style:text-properties fo:language="en" fo:country="GB"/>
    </style:style>
    <style:style style:name="T1090" style:parent-style-name="Car.predefinitoparagrafo" style:family="text">
      <style:text-properties style:font-name="American Typewriter" fo:color="#C9211E" style:language-asian="ja" style:country-asian="JP"/>
    </style:style>
    <style:style style:name="T1091" style:parent-style-name="Car.predefinitoparagrafo" style:family="text">
      <style:text-properties fo:language="en" fo:country="GB"/>
    </style:style>
    <style:style style:name="T1092" style:parent-style-name="Car.predefinitoparagrafo" style:family="text">
      <style:text-properties style:font-name="American Typewriter" fo:color="#C9211E" style:language-asian="ja" style:country-asian="JP"/>
    </style:style>
    <style:style style:name="P1093" style:parent-style-name="TableContents" style:family="paragraph">
      <style:paragraph-properties fo:text-align="end"/>
    </style:style>
    <style:style style:name="P1094" style:parent-style-name="TableContents" style:family="paragraph">
      <style:paragraph-properties fo:text-align="center"/>
      <style:text-properties style:font-name="American Typewriter" fo:color="#000000"/>
    </style:style>
    <style:style style:name="P1095" style:parent-style-name="TableContents" style:family="paragraph">
      <style:paragraph-properties fo:text-align="center"/>
      <style:text-properties style:font-name="American Typewriter" fo:color="#000000"/>
    </style:style>
    <style:style style:name="P1096" style:parent-style-name="TableContents" style:family="paragraph">
      <style:paragraph-properties fo:text-align="center"/>
      <style:text-properties style:font-name="American Typewriter" fo:color="#000000"/>
    </style:style>
    <style:style style:name="P1097" style:parent-style-name="TableContents" style:family="paragraph">
      <style:paragraph-properties fo:text-align="center"/>
      <style:text-properties style:font-name="American Typewriter" fo:color="#000000"/>
    </style:style>
    <style:style style:name="P1098" style:parent-style-name="TableContents" style:family="paragraph">
      <style:paragraph-properties fo:text-align="center"/>
      <style:text-properties style:font-name="American Typewriter" fo:color="#000000"/>
    </style:style>
    <style:style style:name="P1099" style:parent-style-name="TableContents" style:family="paragraph">
      <style:paragraph-properties fo:text-align="center"/>
      <style:text-properties style:font-name="American Typewriter" fo:color="#000000"/>
    </style:style>
    <style:style style:name="P1100" style:parent-style-name="TableContents" style:family="paragraph">
      <style:paragraph-properties fo:text-align="center"/>
      <style:text-properties style:font-name="American Typewriter" fo:color="#000000"/>
    </style:style>
    <style:style style:name="P1101" style:parent-style-name="TableContents" style:family="paragraph">
      <style:paragraph-properties fo:text-align="end"/>
    </style:style>
    <style:style style:name="T1102" style:parent-style-name="Car.predefinitoparagrafo" style:family="text">
      <style:text-properties style:font-name="American Typewriter" fo:color="#C9211E"/>
    </style:style>
    <style:style style:name="P1103" style:parent-style-name="TableContents" style:family="paragraph">
      <style:paragraph-properties fo:text-align="end"/>
    </style:style>
    <style:style style:name="T1104" style:parent-style-name="Car.predefinitoparagrafo" style:family="text">
      <style:text-properties style:font-name="American Typewriter" fo:color="#C9211E" style:language-asian="ja" style:country-asian="JP"/>
    </style:style>
    <style:style style:name="T1105" style:parent-style-name="Car.predefinitoparagrafo" style:family="text">
      <style:text-properties style:font-name="Yu Mincho" style:font-name-asian="Yu Mincho" fo:color="#C9211E" style:language-asian="ja" style:country-asian="JP"/>
    </style:style>
    <style:style style:name="P1106" style:parent-style-name="TableContents" style:family="paragraph">
      <style:paragraph-properties fo:text-align="end"/>
    </style:style>
    <style:style style:name="T1107" style:parent-style-name="Car.predefinitoparagrafo" style:family="text">
      <style:text-properties style:font-name="American Typewriter" fo:color="#C9211E" fo:language="en" fo:country="GB"/>
    </style:style>
    <style:style style:name="P1108" style:parent-style-name="TableContents" style:family="paragraph">
      <style:paragraph-properties fo:text-align="end"/>
    </style:style>
    <style:style style:name="P1109" style:parent-style-name="TableContents" style:family="paragraph">
      <style:paragraph-properties fo:text-align="center"/>
      <style:text-properties style:font-name="American Typewriter" fo:color="#000000"/>
    </style:style>
    <style:style style:name="P1110" style:parent-style-name="TableContents" style:family="paragraph">
      <style:paragraph-properties fo:text-align="center"/>
      <style:text-properties style:font-name="American Typewriter" fo:color="#000000"/>
    </style:style>
    <style:style style:name="P1111" style:parent-style-name="TableContents" style:family="paragraph">
      <style:paragraph-properties fo:text-align="center"/>
      <style:text-properties style:font-name="American Typewriter" fo:color="#000000"/>
    </style:style>
    <style:style style:name="P1112" style:parent-style-name="TableContents" style:family="paragraph">
      <style:paragraph-properties fo:text-align="center"/>
      <style:text-properties style:font-name="American Typewriter" fo:color="#000000"/>
    </style:style>
    <style:style style:name="P1113" style:parent-style-name="TableContents" style:family="paragraph">
      <style:paragraph-properties fo:text-align="end"/>
      <style:text-properties style:font-name="American Typewriter" fo:color="#C9211E"/>
    </style:style>
    <style:style style:name="P1114" style:parent-style-name="TableContents" style:family="paragraph">
      <style:paragraph-properties fo:text-align="end"/>
    </style:style>
    <style:style style:name="T1115" style:parent-style-name="Car.predefinitoparagrafo" style:family="text">
      <style:text-properties style:font-name="American Typewriter" fo:color="#C9211E"/>
    </style:style>
    <style:style style:name="T1116" style:parent-style-name="Car.predefinitoparagrafo" style:family="text">
      <style:text-properties style:font-name="American Typewriter" fo:color="#C9211E" style:language-asian="ja" style:country-asian="JP"/>
    </style:style>
    <style:style style:name="T1117" style:parent-style-name="Car.predefinitoparagrafo" style:family="text">
      <style:text-properties style:font-name="American Typewriter" fo:color="#C9211E"/>
    </style:style>
    <style:style style:name="T1118" style:parent-style-name="Car.predefinitoparagrafo" style:family="text">
      <style:text-properties style:font-name="American Typewriter" fo:color="#C9211E"/>
    </style:style>
    <style:style style:name="T1119" style:parent-style-name="Car.predefinitoparagrafo" style:family="text">
      <style:text-properties style:font-name="American Typewriter" fo:color="#C9211E"/>
    </style:style>
    <style:style style:name="T1120" style:parent-style-name="Car.predefinitoparagrafo" style:family="text">
      <style:text-properties style:font-name="American Typewriter" fo:color="#C9211E" style:language-asian="ja" style:country-asian="JP"/>
    </style:style>
    <style:style style:name="P1121" style:parent-style-name="TableContents" style:family="paragraph">
      <style:paragraph-properties fo:text-align="end"/>
    </style:style>
    <style:style style:name="T1122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123" style:parent-style-name="Car.predefinitoparagrafo" style:family="text">
      <style:text-properties style:font-name="American Typewriter" fo:color="#C9211E" style:language-asian="ja" style:country-asian="JP"/>
    </style:style>
    <style:style style:name="T1124" style:parent-style-name="Car.predefinitoparagrafo" style:family="text">
      <style:text-properties style:font-name="American Typewriter" fo:color="#C9211E" style:language-asian="ja" style:country-asian="JP"/>
    </style:style>
    <style:style style:name="P1125" style:parent-style-name="TableContents" style:family="paragraph">
      <style:paragraph-properties fo:text-align="center"/>
      <style:text-properties style:font-name="American Typewriter" fo:color="#000000"/>
    </style:style>
    <style:style style:name="P1126" style:parent-style-name="TableContents" style:family="paragraph">
      <style:paragraph-properties fo:text-align="center"/>
      <style:text-properties style:font-name="American Typewriter" fo:color="#000000"/>
    </style:style>
    <style:style style:name="P1127" style:parent-style-name="TableContents" style:family="paragraph">
      <style:paragraph-properties fo:text-align="center"/>
      <style:text-properties style:font-name="American Typewriter" fo:color="#000000"/>
    </style:style>
    <style:style style:name="P1128" style:parent-style-name="TableContents" style:family="paragraph">
      <style:paragraph-properties fo:text-align="center"/>
      <style:text-properties style:font-name="American Typewriter" fo:color="#000000"/>
    </style:style>
    <style:style style:name="P1129" style:parent-style-name="TableContents" style:family="paragraph">
      <style:paragraph-properties fo:text-align="center"/>
      <style:text-properties style:font-name="American Typewriter" fo:color="#000000"/>
    </style:style>
    <style:style style:name="P1130" style:parent-style-name="TableContents" style:family="paragraph">
      <style:paragraph-properties fo:text-align="center"/>
      <style:text-properties style:font-name="American Typewriter" fo:color="#000000"/>
    </style:style>
    <style:style style:name="P1131" style:parent-style-name="TableContents" style:family="paragraph">
      <style:paragraph-properties fo:text-align="center"/>
      <style:text-properties style:font-name="American Typewriter" fo:color="#000000"/>
    </style:style>
    <style:style style:name="P1132" style:parent-style-name="TableContents" style:family="paragraph">
      <style:paragraph-properties fo:text-align="center"/>
      <style:text-properties style:font-name="American Typewriter" fo:color="#000000"/>
    </style:style>
    <style:style style:name="P1133" style:parent-style-name="TableContents" style:family="paragraph">
      <style:paragraph-properties fo:text-align="center"/>
      <style:text-properties style:font-name="American Typewriter" fo:color="#000000"/>
    </style:style>
    <style:style style:name="P1134" style:parent-style-name="TableContents" style:family="paragraph">
      <style:paragraph-properties fo:text-align="center"/>
      <style:text-properties style:font-name="American Typewriter" fo:color="#000000"/>
    </style:style>
    <style:style style:name="P1135" style:parent-style-name="TableContents" style:family="paragraph">
      <style:paragraph-properties fo:text-align="center"/>
      <style:text-properties style:font-name="American Typewriter" fo:color="#000000"/>
    </style:style>
    <style:style style:name="P1136" style:parent-style-name="TableContents" style:family="paragraph">
      <style:paragraph-properties fo:text-align="center"/>
      <style:text-properties style:font-name="American Typewriter" fo:color="#000000"/>
    </style:style>
    <style:style style:name="P1137" style:parent-style-name="TableContents" style:family="paragraph">
      <style:paragraph-properties fo:text-align="center"/>
      <style:text-properties style:font-name="American Typewriter" fo:color="#000000"/>
    </style:style>
    <style:style style:name="P1138" style:parent-style-name="TableContents" style:family="paragraph">
      <style:paragraph-properties fo:text-align="center"/>
      <style:text-properties style:font-name="American Typewriter" fo:color="#000000"/>
    </style:style>
    <style:style style:name="P1139" style:parent-style-name="TableContents" style:family="paragraph">
      <style:paragraph-properties fo:text-align="end"/>
      <style:text-properties style:font-name="American Typewriter" fo:color="#C9211E"/>
    </style:style>
    <style:style style:name="P1140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14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142" style:parent-style-name="TableContents" style:family="paragraph">
      <style:paragraph-properties fo:text-align="end"/>
    </style:style>
    <style:style style:name="T1143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144" style:parent-style-name="TableContents" style:family="paragraph">
      <style:paragraph-properties fo:text-align="end"/>
      <style:text-properties style:language-asian="ja" style:country-asian="JP"/>
    </style:style>
    <style:style style:name="P1145" style:parent-style-name="TableContents" style:family="paragraph">
      <style:paragraph-properties fo:text-align="end"/>
    </style:style>
    <style:style style:name="P1146" style:parent-style-name="TableContents" style:family="paragraph">
      <style:paragraph-properties fo:text-align="center"/>
      <style:text-properties style:font-name="American Typewriter" fo:color="#000000"/>
    </style:style>
    <style:style style:name="P1147" style:parent-style-name="TableContents" style:family="paragraph">
      <style:paragraph-properties fo:text-align="center"/>
      <style:text-properties style:font-name="American Typewriter" fo:color="#000000"/>
    </style:style>
    <style:style style:name="P1148" style:parent-style-name="TableContents" style:family="paragraph">
      <style:paragraph-properties fo:text-align="center"/>
      <style:text-properties style:font-name="American Typewriter" fo:color="#000000"/>
    </style:style>
    <style:style style:name="P1149" style:parent-style-name="TableContents" style:family="paragraph">
      <style:paragraph-properties fo:text-align="center"/>
      <style:text-properties style:font-name="American Typewriter" fo:color="#000000"/>
    </style:style>
    <style:style style:name="P1150" style:parent-style-name="TableContents" style:family="paragraph">
      <style:paragraph-properties fo:text-align="center"/>
      <style:text-properties style:font-name="American Typewriter" fo:color="#000000"/>
    </style:style>
    <style:style style:name="P1151" style:parent-style-name="TableContents" style:family="paragraph">
      <style:paragraph-properties fo:text-align="end"/>
      <style:text-properties style:font-name="American Typewriter" fo:color="#C9211E"/>
    </style:style>
    <style:style style:name="P1152" style:parent-style-name="TableContents" style:family="paragraph">
      <style:paragraph-properties fo:text-align="end"/>
    </style:style>
    <style:style style:name="T1153" style:parent-style-name="Car.predefinitoparagrafo" style:family="text">
      <style:text-properties style:font-name="American Typewriter" fo:color="#C9211E" style:language-asian="ja" style:country-asian="JP"/>
    </style:style>
    <style:style style:name="T1154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155" style:parent-style-name="Car.predefinitoparagrafo" style:family="text">
      <style:text-properties style:font-name="American Typewriter" fo:color="#C9211E" style:language-asian="ja" style:country-asian="JP"/>
    </style:style>
    <style:style style:name="P1156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157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158" style:parent-style-name="TableContents" style:family="paragraph">
      <style:paragraph-properties fo:text-align="end"/>
      <style:text-properties style:language-asian="ja" style:country-asian="JP"/>
    </style:style>
    <style:style style:name="P1159" style:parent-style-name="TableContents" style:family="paragraph">
      <style:paragraph-properties fo:text-align="center"/>
      <style:text-properties style:font-name="American Typewriter" fo:color="#000000"/>
    </style:style>
    <style:style style:name="TableColumn1161" style:family="table-column">
      <style:table-column-properties style:column-width="3.4625in" style:use-optimal-column-width="false"/>
    </style:style>
    <style:style style:name="TableColumn1162" style:family="table-column">
      <style:table-column-properties style:column-width="3.4625in" style:use-optimal-column-width="false"/>
    </style:style>
    <style:style style:name="Table1160" style:family="table">
      <style:table-properties style:width="6.925in" fo:margin-left="0in" table:align="left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5" style:parent-style-name="TableContents" style:family="paragraph">
      <style:paragraph-properties fo:text-align="center"/>
      <style:text-properties style:font-name="American Typewriter"/>
    </style:style>
    <style:style style:name="TableCell11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67" style:parent-style-name="TableContents" style:family="paragraph">
      <style:paragraph-properties fo:text-align="center"/>
      <style:text-properties style:font-name="American Typewriter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0" style:parent-style-name="TableContents" style:family="paragraph">
      <style:paragraph-properties fo:text-align="center"/>
      <style:text-properties style:font-name="American Typewriter"/>
    </style:style>
    <style:style style:name="TableCell1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2" style:parent-style-name="TableContents" style:family="paragraph">
      <style:paragraph-properties fo:text-align="center"/>
      <style:text-properties style:font-name="American Typewriter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5" style:parent-style-name="TableContents" style:family="paragraph">
      <style:paragraph-properties fo:text-align="center"/>
      <style:text-properties style:font-name="American Typewriter"/>
    </style:style>
    <style:style style:name="TableCell1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7" style:parent-style-name="TableContents" style:family="paragraph">
      <style:paragraph-properties fo:text-align="center"/>
      <style:text-properties style:font-name="American Typewriter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0" style:parent-style-name="TableContents" style:family="paragraph">
      <style:paragraph-properties fo:text-align="center"/>
      <style:text-properties style:font-name="American Typewriter"/>
    </style:style>
    <style:style style:name="TableCell1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2" style:parent-style-name="TableContents" style:family="paragraph">
      <style:paragraph-properties fo:text-align="center"/>
      <style:text-properties style:font-name="American Typewriter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5" style:parent-style-name="TableContents" style:family="paragraph">
      <style:paragraph-properties fo:text-align="center"/>
      <style:text-properties style:font-name="American Typewriter"/>
    </style:style>
    <style:style style:name="TableCell1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7" style:parent-style-name="TableContents" style:family="paragraph">
      <style:paragraph-properties fo:text-align="center"/>
      <style:text-properties style:font-name="American Typewriter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0" style:parent-style-name="TableContents" style:family="paragraph">
      <style:paragraph-properties fo:text-align="center"/>
      <style:text-properties style:font-name="American Typewriter"/>
    </style:style>
    <style:style style:name="TableCell1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2" style:parent-style-name="TableContents" style:family="paragraph">
      <style:paragraph-properties fo:text-align="center"/>
      <style:text-properties style:font-name="American Typewriter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5" style:parent-style-name="TableContents" style:family="paragraph">
      <style:paragraph-properties fo:text-align="center"/>
      <style:text-properties style:font-name="American Typewriter"/>
    </style:style>
    <style:style style:name="TableCell1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7" style:parent-style-name="TableContents" style:family="paragraph">
      <style:paragraph-properties fo:text-align="center"/>
      <style:text-properties style:font-name="American Typewriter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0" style:parent-style-name="TableContents" style:family="paragraph">
      <style:paragraph-properties fo:text-align="center"/>
      <style:text-properties style:font-name="American Typewriter"/>
    </style:style>
    <style:style style:name="TableCell1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2" style:parent-style-name="TableContents" style:family="paragraph">
      <style:paragraph-properties fo:text-align="center"/>
      <style:text-properties style:font-name="American Typewriter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5" style:parent-style-name="TableContents" style:family="paragraph">
      <style:paragraph-properties fo:text-align="center"/>
      <style:text-properties style:font-name="American Typewriter"/>
    </style:style>
    <style:style style:name="TableCell1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7" style:parent-style-name="TableContents" style:family="paragraph">
      <style:paragraph-properties fo:text-align="center"/>
      <style:text-properties style:font-name="American Typewriter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0" style:parent-style-name="TableContents" style:family="paragraph">
      <style:paragraph-properties fo:text-align="center"/>
      <style:text-properties style:font-name="American Typewriter"/>
    </style:style>
    <style:style style:name="TableCell1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2" style:parent-style-name="TableContents" style:family="paragraph">
      <style:paragraph-properties fo:text-align="center"/>
      <style:text-properties style:font-name="American Typewriter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5" style:parent-style-name="TableContents" style:family="paragraph">
      <style:paragraph-properties fo:text-align="center"/>
      <style:text-properties style:font-name="American Typewriter"/>
    </style:style>
    <style:style style:name="TableCell1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7" style:parent-style-name="TableContents" style:family="paragraph">
      <style:paragraph-properties fo:text-align="center"/>
      <style:text-properties style:font-name="American Typewriter"/>
    </style:style>
    <style:style style:name="P1218" style:parent-style-name="TableContents" style:family="paragraph">
      <style:paragraph-properties fo:text-align="end"/>
      <style:text-properties style:font-name="American Typewriter" fo:color="#C9211E"/>
    </style:style>
    <style:style style:name="P1219" style:parent-style-name="TableContents" style:family="paragraph">
      <style:paragraph-properties fo:text-align="end"/>
      <style:text-properties style:font-name="American Typewriter" fo:color="#C9211E"/>
    </style:style>
    <style:style style:name="P1220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221" style:parent-style-name="TableContents" style:family="paragraph">
      <style:paragraph-properties fo:text-align="end"/>
      <style:text-properties style:font-name="American Typewriter" fo:color="#C9211E"/>
    </style:style>
    <style:style style:name="P1222" style:parent-style-name="TableContents" style:family="paragraph">
      <style:paragraph-properties fo:text-align="center"/>
      <style:text-properties style:font-name="American Typewriter" fo:color="#000000"/>
    </style:style>
    <style:style style:name="P1223" style:parent-style-name="TableContents" style:family="paragraph">
      <style:paragraph-properties fo:text-align="center"/>
      <style:text-properties style:font-name="American Typewriter" fo:color="#000000"/>
    </style:style>
    <style:style style:name="P1224" style:parent-style-name="TableContents" style:family="paragraph">
      <style:paragraph-properties fo:text-align="center"/>
      <style:text-properties style:font-name="American Typewriter" fo:color="#000000"/>
    </style:style>
    <style:style style:name="P1225" style:parent-style-name="TableContents" style:family="paragraph">
      <style:paragraph-properties fo:text-align="center"/>
      <style:text-properties style:font-name="American Typewriter" fo:color="#000000"/>
    </style:style>
    <style:style style:name="P1226" style:parent-style-name="TableContents" style:family="paragraph">
      <style:paragraph-properties fo:text-align="center"/>
      <style:text-properties style:font-name="American Typewriter" fo:color="#000000"/>
    </style:style>
    <style:style style:name="P1227" style:parent-style-name="TableContents" style:family="paragraph">
      <style:paragraph-properties fo:text-align="center"/>
      <style:text-properties style:font-name="American Typewriter" fo:color="#000000"/>
    </style:style>
    <style:style style:name="P1228" style:parent-style-name="TableContents" style:family="paragraph">
      <style:paragraph-properties fo:text-align="center"/>
      <style:text-properties style:font-name="American Typewriter" fo:color="#000000"/>
    </style:style>
    <style:style style:name="P1229" style:parent-style-name="TableContents" style:family="paragraph">
      <style:paragraph-properties fo:text-align="center"/>
      <style:text-properties style:font-name="American Typewriter" fo:color="#000000"/>
    </style:style>
    <style:style style:name="P1230" style:parent-style-name="TableContents" style:family="paragraph">
      <style:paragraph-properties fo:text-align="center"/>
      <style:text-properties style:font-name="American Typewriter" fo:color="#000000"/>
    </style:style>
    <style:style style:name="P1231" style:parent-style-name="TableContents" style:family="paragraph">
      <style:paragraph-properties fo:text-align="end"/>
    </style:style>
    <style:style style:name="T1232" style:parent-style-name="Car.predefinitoparagrafo" style:family="text">
      <style:text-properties style:font-name="American Typewriter" fo:color="#C9211E"/>
    </style:style>
    <style:style style:name="T1233" style:parent-style-name="Car.predefinitoparagrafo" style:family="text">
      <style:text-properties style:font-name="American Typewriter" fo:color="#C9211E"/>
    </style:style>
    <style:style style:name="P1234" style:parent-style-name="TableContents" style:family="paragraph">
      <style:paragraph-properties fo:text-align="end"/>
    </style:style>
    <style:style style:name="T1235" style:parent-style-name="Car.predefinitoparagrafo" style:family="text">
      <style:text-properties style:font-name="American Typewriter" fo:color="#C9211E" fo:language="en" fo:country="GB"/>
    </style:style>
    <style:style style:name="T123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237" style:parent-style-name="TableContents" style:family="paragraph">
      <style:paragraph-properties fo:text-align="end"/>
    </style:style>
    <style:style style:name="T1238" style:parent-style-name="Car.predefinitoparagrafo" style:family="text">
      <style:text-properties style:font-name="American Typewriter" fo:color="#C9211E"/>
    </style:style>
    <style:style style:name="P1239" style:parent-style-name="TableContents" style:family="paragraph">
      <style:paragraph-properties fo:text-align="end"/>
      <style:text-properties style:font-name="American Typewriter" fo:color="#C9211E" fo:language="en" fo:country="GB"/>
    </style:style>
    <style:style style:name="P1240" style:parent-style-name="TableContents" style:family="paragraph">
      <style:paragraph-properties fo:text-align="center"/>
      <style:text-properties style:font-name="American Typewriter" fo:color="#000000"/>
    </style:style>
    <style:style style:name="P1241" style:parent-style-name="TableContents" style:family="paragraph">
      <style:paragraph-properties fo:text-align="center"/>
      <style:text-properties style:font-name="American Typewriter" fo:color="#000000"/>
    </style:style>
    <style:style style:name="P1242" style:parent-style-name="TableContents" style:family="paragraph">
      <style:paragraph-properties fo:text-align="center"/>
      <style:text-properties style:font-name="American Typewriter" fo:color="#000000"/>
    </style:style>
    <style:style style:name="P1243" style:parent-style-name="TableContents" style:family="paragraph">
      <style:paragraph-properties fo:text-align="center"/>
      <style:text-properties style:font-name="American Typewriter" fo:color="#000000"/>
    </style:style>
    <style:style style:name="P1244" style:parent-style-name="TableContents" style:family="paragraph">
      <style:paragraph-properties fo:text-align="end"/>
    </style:style>
    <style:style style:name="T1245" style:parent-style-name="Car.predefinitoparagrafo" style:family="text">
      <style:text-properties style:font-name="American Typewriter" fo:color="#C9211E"/>
    </style:style>
    <style:style style:name="P1246" style:parent-style-name="TableContents" style:family="paragraph">
      <style:paragraph-properties fo:text-align="end"/>
      <style:text-properties style:font-name="American Typewriter" fo:color="#C9211E" fo:language="en" fo:country="GB"/>
    </style:style>
    <style:style style:name="P1247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248" style:parent-style-name="TableContents" style:family="paragraph">
      <style:paragraph-properties fo:text-align="end"/>
      <style:text-properties style:font-name="American Typewriter" fo:color="#C9211E"/>
    </style:style>
    <style:style style:name="P1249" style:parent-style-name="TableContents" style:family="paragraph">
      <style:paragraph-properties fo:text-align="end"/>
      <style:text-properties style:font-name="American Typewriter" fo:color="#C9211E"/>
    </style:style>
    <style:style style:name="P1250" style:parent-style-name="TableContents" style:family="paragraph">
      <style:paragraph-properties fo:text-align="end"/>
      <style:text-properties style:font-name="American Typewriter" fo:color="#C9211E"/>
    </style:style>
    <style:style style:name="P1251" style:parent-style-name="TableContents" style:family="paragraph">
      <style:paragraph-properties fo:text-align="center"/>
    </style:style>
    <style:style style:name="T1252" style:parent-style-name="Car.predefinitoparagrafo" style:family="text">
      <style:text-properties style:font-name="American Typewriter" fo:color="#000000"/>
    </style:style>
    <style:style style:name="T1253" style:parent-style-name="Car.predefinitoparagrafo" style:family="text">
      <style:text-properties style:font-name="American Typewriter" fo:color="#000000"/>
    </style:style>
    <style:style style:name="P1254" style:parent-style-name="TableContents" style:family="paragraph">
      <style:paragraph-properties fo:text-align="center"/>
      <style:text-properties style:font-name="American Typewriter" fo:color="#000000"/>
    </style:style>
    <style:style style:name="P1255" style:parent-style-name="TableContents" style:family="paragraph">
      <style:paragraph-properties fo:text-align="center"/>
      <style:text-properties style:font-name="American Typewriter" fo:color="#000000"/>
    </style:style>
    <style:style style:name="P1256" style:parent-style-name="TableContents" style:family="paragraph">
      <style:paragraph-properties fo:text-align="center"/>
      <style:text-properties style:font-name="American Typewriter" fo:color="#000000"/>
    </style:style>
    <style:style style:name="P1257" style:parent-style-name="TableContents" style:family="paragraph">
      <style:paragraph-properties fo:text-align="center"/>
    </style:style>
    <style:style style:name="T1258" style:parent-style-name="Car.predefinitoparagrafo" style:family="text">
      <style:text-properties style:font-name="American Typewriter" fo:color="#000000"/>
    </style:style>
    <style:style style:name="P1259" style:parent-style-name="TableContents" style:family="paragraph">
      <style:paragraph-properties fo:text-align="center"/>
      <style:text-properties style:font-name="American Typewriter" fo:color="#000000"/>
    </style:style>
    <style:style style:name="P1260" style:parent-style-name="TableContents" style:family="paragraph">
      <style:paragraph-properties fo:text-align="center"/>
      <style:text-properties style:font-name="American Typewriter" fo:color="#000000"/>
    </style:style>
    <style:style style:name="P1261" style:parent-style-name="TableContents" style:family="paragraph">
      <style:paragraph-properties fo:text-align="center"/>
      <style:text-properties style:font-name="American Typewriter" fo:color="#000000"/>
    </style:style>
    <style:style style:name="P1262" style:parent-style-name="TableContents" style:family="paragraph">
      <style:paragraph-properties fo:text-align="center"/>
      <style:text-properties style:font-name="American Typewriter" fo:color="#000000"/>
    </style:style>
    <style:style style:name="P1263" style:parent-style-name="TableContents" style:family="paragraph">
      <style:paragraph-properties fo:text-align="center"/>
      <style:text-properties style:font-name="American Typewriter" fo:color="#000000"/>
    </style:style>
    <style:style style:name="P1264" style:parent-style-name="TableContents" style:family="paragraph">
      <style:paragraph-properties fo:text-align="center"/>
      <style:text-properties style:font-name="American Typewriter" fo:color="#000000"/>
    </style:style>
    <style:style style:name="P1265" style:parent-style-name="TableContents" style:family="paragraph">
      <style:paragraph-properties fo:text-align="center"/>
      <style:text-properties style:font-name="American Typewriter" fo:color="#000000"/>
    </style:style>
    <style:style style:name="P1266" style:parent-style-name="TableContents" style:family="paragraph">
      <style:paragraph-properties fo:text-align="center"/>
      <style:text-properties style:font-name="American Typewriter" fo:color="#000000"/>
    </style:style>
    <style:style style:name="P1267" style:parent-style-name="TableContents" style:family="paragraph">
      <style:paragraph-properties fo:text-align="end"/>
      <style:text-properties style:font-name="American Typewriter" fo:color="#C9211E"/>
    </style:style>
    <style:style style:name="P1268" style:parent-style-name="TableContents" style:family="paragraph">
      <style:paragraph-properties fo:text-align="end"/>
      <style:text-properties style:font-name="American Typewriter" fo:color="#C9211E"/>
    </style:style>
    <style:style style:name="P1269" style:parent-style-name="TableContents" style:family="paragraph">
      <style:paragraph-properties fo:text-align="end"/>
      <style:text-properties style:font-name="American Typewriter" fo:color="#C9211E"/>
    </style:style>
    <style:style style:name="P1270" style:parent-style-name="TableContents" style:family="paragraph">
      <style:paragraph-properties fo:text-align="center"/>
      <style:text-properties style:font-name="American Typewriter" fo:color="#000000"/>
    </style:style>
    <style:style style:name="P1271" style:parent-style-name="TableContents" style:family="paragraph">
      <style:paragraph-properties fo:text-align="center"/>
      <style:text-properties style:font-name="American Typewriter" fo:color="#000000"/>
    </style:style>
    <style:style style:name="P1272" style:parent-style-name="TableContents" style:family="paragraph">
      <style:paragraph-properties fo:text-align="center"/>
      <style:text-properties style:font-name="American Typewriter" fo:color="#000000"/>
    </style:style>
    <style:style style:name="P1273" style:parent-style-name="TableContents" style:family="paragraph">
      <style:paragraph-properties fo:text-align="center"/>
      <style:text-properties style:font-name="American Typewriter" fo:color="#000000"/>
    </style:style>
    <style:style style:name="P1274" style:parent-style-name="TableContents" style:family="paragraph">
      <style:paragraph-properties fo:text-align="center"/>
      <style:text-properties style:font-name="American Typewriter" fo:color="#000000"/>
    </style:style>
    <style:style style:name="P1275" style:parent-style-name="TableContents" style:family="paragraph">
      <style:paragraph-properties fo:text-align="center"/>
      <style:text-properties style:font-name="American Typewriter" fo:color="#000000"/>
    </style:style>
    <style:style style:name="P1276" style:parent-style-name="TableContents" style:family="paragraph">
      <style:paragraph-properties fo:text-align="end"/>
      <style:text-properties style:font-name="American Typewriter" fo:color="#C9211E"/>
    </style:style>
    <style:style style:name="P1277" style:parent-style-name="TableContents" style:family="paragraph">
      <style:paragraph-properties fo:text-align="end"/>
    </style:style>
    <style:style style:name="T127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279" style:parent-style-name="Car.predefinitoparagrafo" style:family="text">
      <style:text-properties style:font-name="American Typewriter" fo:color="#C9211E"/>
    </style:style>
    <style:style style:name="T1280" style:parent-style-name="Car.predefinitoparagrafo" style:family="text">
      <style:text-properties style:font-name="American Typewriter" fo:color="#C9211E" style:language-asian="ja" style:country-asian="JP"/>
    </style:style>
    <style:style style:name="T1281" style:parent-style-name="Car.predefinitoparagrafo" style:family="text">
      <style:text-properties style:font-name="American Typewriter" fo:color="#C9211E"/>
    </style:style>
    <style:style style:name="P1282" style:parent-style-name="TableContents" style:family="paragraph">
      <style:paragraph-properties fo:text-align="end"/>
    </style:style>
    <style:style style:name="T1283" style:parent-style-name="Car.predefinitoparagrafo" style:family="text">
      <style:text-properties style:font-name="American Typewriter" fo:color="#C9211E" style:language-asian="ja" style:country-asian="JP"/>
    </style:style>
    <style:style style:name="T1284" style:parent-style-name="Car.predefinitoparagrafo" style:family="text">
      <style:text-properties style:font-name="American Typewriter" fo:color="#C9211E" fo:language="en" fo:country="GB"/>
    </style:style>
    <style:style style:name="T128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286" style:parent-style-name="TableContents" style:family="paragraph">
      <style:paragraph-properties fo:text-align="end"/>
      <style:text-properties style:font-name="American Typewriter" fo:color="#C9211E"/>
    </style:style>
    <style:style style:name="P1287" style:parent-style-name="TableContents" style:family="paragraph">
      <style:paragraph-properties fo:text-align="end"/>
      <style:text-properties style:font-name="American Typewriter" fo:color="#C9211E"/>
    </style:style>
    <style:style style:name="P1288" style:parent-style-name="TableContents" style:family="paragraph">
      <style:paragraph-properties fo:text-align="end"/>
      <style:text-properties style:font-name="American Typewriter" fo:color="#C9211E"/>
    </style:style>
    <style:style style:name="P1289" style:parent-style-name="TableContents" style:family="paragraph">
      <style:paragraph-properties fo:text-align="end"/>
      <style:text-properties style:font-name="American Typewriter" fo:color="#C9211E"/>
    </style:style>
    <style:style style:name="P1290" style:parent-style-name="TableContents" style:family="paragraph">
      <style:paragraph-properties fo:text-align="center"/>
      <style:text-properties style:font-name="American Typewriter" fo:color="#000000"/>
    </style:style>
    <style:style style:name="P1291" style:parent-style-name="TableContents" style:family="paragraph">
      <style:paragraph-properties fo:text-align="center"/>
      <style:text-properties style:font-name="American Typewriter" fo:color="#000000"/>
    </style:style>
    <style:style style:name="P1292" style:parent-style-name="TableContents" style:family="paragraph">
      <style:paragraph-properties fo:text-align="center"/>
      <style:text-properties style:font-name="American Typewriter" fo:color="#000000"/>
    </style:style>
    <style:style style:name="P1293" style:parent-style-name="TableContents" style:family="paragraph">
      <style:paragraph-properties fo:text-align="center"/>
      <style:text-properties style:font-name="American Typewriter" fo:color="#000000"/>
    </style:style>
    <style:style style:name="P1294" style:parent-style-name="TableContents" style:family="paragraph">
      <style:paragraph-properties fo:text-align="center"/>
      <style:text-properties style:font-name="American Typewriter" fo:color="#000000"/>
    </style:style>
    <style:style style:name="P1295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296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297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298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299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300" style:parent-style-name="TableContents" style:family="paragraph">
      <style:paragraph-properties fo:text-align="center"/>
      <style:text-properties style:font-name="American Typewriter" fo:color="#000000"/>
    </style:style>
    <style:style style:name="P1301" style:parent-style-name="TableContents" style:family="paragraph">
      <style:paragraph-properties fo:text-align="end"/>
      <style:text-properties style:font-name="American Typewriter" fo:color="#C9211E"/>
    </style:style>
    <style:style style:name="P1302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03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04" style:parent-style-name="TableContents" style:family="paragraph">
      <style:paragraph-properties fo:text-align="end"/>
    </style:style>
    <style:style style:name="P1305" style:parent-style-name="TableContents" style:family="paragraph">
      <style:paragraph-properties fo:text-align="center"/>
      <style:text-properties style:font-name="American Typewriter" fo:color="#000000"/>
    </style:style>
    <style:style style:name="P1306" style:parent-style-name="TableContents" style:family="paragraph">
      <style:paragraph-properties fo:text-align="center"/>
      <style:text-properties style:font-name="American Typewriter" fo:color="#000000"/>
    </style:style>
    <style:style style:name="P1307" style:parent-style-name="TableContents" style:family="paragraph">
      <style:paragraph-properties fo:text-align="center"/>
      <style:text-properties style:font-name="American Typewriter" fo:color="#000000"/>
    </style:style>
    <style:style style:name="P1308" style:parent-style-name="TableContents" style:family="paragraph">
      <style:paragraph-properties fo:text-align="center"/>
      <style:text-properties style:font-name="American Typewriter" fo:color="#000000"/>
    </style:style>
    <style:style style:name="P1309" style:parent-style-name="TableContents" style:family="paragraph">
      <style:paragraph-properties fo:text-align="center"/>
      <style:text-properties style:font-name="American Typewriter" fo:color="#000000"/>
    </style:style>
    <style:style style:name="P1310" style:parent-style-name="TableContents" style:family="paragraph">
      <style:paragraph-properties fo:text-align="center"/>
      <style:text-properties style:font-name="American Typewriter" fo:color="#000000"/>
    </style:style>
    <style:style style:name="P1311" style:parent-style-name="TableContents" style:family="paragraph">
      <style:paragraph-properties fo:text-align="center"/>
      <style:text-properties style:font-name="American Typewriter" fo:color="#000000"/>
    </style:style>
    <style:style style:name="P1312" style:parent-style-name="TableContents" style:family="paragraph">
      <style:paragraph-properties fo:text-align="center"/>
      <style:text-properties style:font-name="American Typewriter" fo:color="#000000"/>
    </style:style>
    <style:style style:name="P1313" style:parent-style-name="TableContents" style:family="paragraph">
      <style:paragraph-properties fo:text-align="end"/>
      <style:text-properties style:font-name="American Typewriter" fo:color="#C9211E"/>
    </style:style>
    <style:style style:name="P1314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15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16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17" style:parent-style-name="TableContents" style:family="paragraph">
      <style:paragraph-properties fo:text-align="center"/>
    </style:style>
    <style:style style:name="T1318" style:parent-style-name="Car.predefinitoparagrafo" style:family="text">
      <style:text-properties style:font-name="American Typewriter" fo:color="#000000"/>
    </style:style>
    <style:style style:name="P1319" style:parent-style-name="TableContents" style:family="paragraph">
      <style:paragraph-properties fo:text-align="center"/>
      <style:text-properties style:font-name="American Typewriter" fo:color="#000000"/>
    </style:style>
    <style:style style:name="P1320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321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322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323" style:parent-style-name="TableContents" style:family="paragraph">
      <style:paragraph-properties fo:text-align="center"/>
      <style:text-properties style:font-name="American Typewriter" fo:color="#000000"/>
    </style:style>
    <style:style style:name="P1324" style:parent-style-name="TableContents" style:family="paragraph">
      <style:paragraph-properties fo:text-align="center"/>
      <style:text-properties style:font-name="American Typewriter" fo:color="#000000"/>
    </style:style>
    <style:style style:name="P1325" style:parent-style-name="TableContents" style:family="paragraph">
      <style:paragraph-properties fo:text-align="center"/>
      <style:text-properties style:font-name="American Typewriter" fo:color="#000000"/>
    </style:style>
    <style:style style:name="P1326" style:parent-style-name="TableContents" style:family="paragraph">
      <style:paragraph-properties fo:text-align="end"/>
      <style:text-properties style:font-name="American Typewriter" fo:color="#C9211E"/>
    </style:style>
    <style:style style:name="P1327" style:parent-style-name="TableContents" style:family="paragraph">
      <style:paragraph-properties fo:text-align="end"/>
    </style:style>
    <style:style style:name="T1328" style:parent-style-name="Car.predefinitoparagrafo" style:family="text">
      <style:text-properties style:font-name="American Typewriter" fo:color="#C9211E" style:language-asian="ja" style:country-asian="JP"/>
    </style:style>
    <style:style style:name="T1329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330" style:parent-style-name="Car.predefinitoparagrafo" style:family="text">
      <style:text-properties style:font-name="American Typewriter" fo:color="#C9211E" style:language-asian="ja" style:country-asian="JP"/>
    </style:style>
    <style:style style:name="P133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32" style:parent-style-name="TableContents" style:family="paragraph">
      <style:paragraph-properties fo:text-align="center"/>
      <style:text-properties style:font-name="American Typewriter" fo:color="#000000" fo:language="en" fo:country="GB"/>
    </style:style>
    <style:style style:name="P1333" style:parent-style-name="TableContents" style:family="paragraph">
      <style:paragraph-properties fo:text-align="center"/>
      <style:text-properties style:font-name="American Typewriter" fo:color="#000000"/>
    </style:style>
    <style:style style:name="P1334" style:parent-style-name="TableContents" style:family="paragraph">
      <style:paragraph-properties fo:text-align="center"/>
      <style:text-properties style:font-name="American Typewriter" fo:color="#000000"/>
    </style:style>
    <style:style style:name="P1335" style:parent-style-name="TableContents" style:family="paragraph">
      <style:paragraph-properties fo:text-align="center"/>
      <style:text-properties style:font-name="American Typewriter" fo:color="#000000"/>
    </style:style>
    <style:style style:name="P1336" style:parent-style-name="TableContents" style:family="paragraph">
      <style:paragraph-properties fo:text-align="center"/>
      <style:text-properties style:font-name="American Typewriter" fo:color="#000000"/>
    </style:style>
    <style:style style:name="P1337" style:parent-style-name="TableContents" style:family="paragraph">
      <style:paragraph-properties fo:text-align="center"/>
      <style:text-properties style:font-name="American Typewriter" fo:color="#000000"/>
    </style:style>
    <style:style style:name="P1338" style:parent-style-name="TableContents" style:family="paragraph">
      <style:paragraph-properties fo:text-align="center"/>
      <style:text-properties style:font-name="American Typewriter" fo:color="#000000"/>
    </style:style>
    <style:style style:name="P1339" style:parent-style-name="TableContents" style:family="paragraph">
      <style:paragraph-properties fo:text-align="center"/>
      <style:text-properties style:font-name="American Typewriter" fo:color="#000000"/>
    </style:style>
    <style:style style:name="P1340" style:parent-style-name="TableContents" style:family="paragraph">
      <style:paragraph-properties fo:text-align="end"/>
      <style:text-properties style:font-name="American Typewriter" fo:color="#C9211E"/>
    </style:style>
    <style:style style:name="P1341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42" style:parent-style-name="TableContents" style:family="paragraph">
      <style:paragraph-properties fo:text-align="end"/>
    </style:style>
    <style:style style:name="T1343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344" style:parent-style-name="Car.predefinitoparagrafo" style:family="text">
      <style:text-properties style:font-name="American Typewriter" fo:color="#C9211E" style:language-asian="ja" style:country-asian="JP"/>
    </style:style>
    <style:style style:name="P1345" style:parent-style-name="TableContents" style:family="paragraph">
      <style:paragraph-properties fo:text-align="center"/>
      <style:text-properties style:font-name="American Typewriter" fo:color="#000000"/>
    </style:style>
    <style:style style:name="P1346" style:parent-style-name="TableContents" style:family="paragraph">
      <style:paragraph-properties fo:text-align="center"/>
      <style:text-properties style:font-name="American Typewriter" fo:color="#000000"/>
    </style:style>
    <style:style style:name="P1347" style:parent-style-name="TableContents" style:family="paragraph">
      <style:paragraph-properties fo:text-align="center"/>
      <style:text-properties style:font-name="American Typewriter" fo:color="#000000"/>
    </style:style>
    <style:style style:name="P1348" style:parent-style-name="TableContents" style:family="paragraph">
      <style:paragraph-properties fo:text-align="end"/>
      <style:text-properties style:font-name="American Typewriter" fo:color="#C9211E"/>
    </style:style>
    <style:style style:name="P1349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5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51" style:parent-style-name="TableContents" style:family="paragraph">
      <style:paragraph-properties fo:text-align="center"/>
      <style:text-properties style:font-name="American Typewriter" fo:color="#000000"/>
    </style:style>
    <style:style style:name="P1352" style:parent-style-name="TableContents" style:family="paragraph">
      <style:paragraph-properties fo:text-align="center"/>
      <style:text-properties style:font-name="American Typewriter" fo:color="#000000"/>
    </style:style>
    <style:style style:name="P1353" style:parent-style-name="TableContents" style:family="paragraph">
      <style:paragraph-properties fo:text-align="center"/>
      <style:text-properties style:font-name="American Typewriter" fo:color="#000000"/>
    </style:style>
    <style:style style:name="P1354" style:parent-style-name="TableContents" style:family="paragraph">
      <style:paragraph-properties fo:text-align="center"/>
      <style:text-properties style:font-name="American Typewriter" fo:color="#000000"/>
    </style:style>
    <style:style style:name="P1355" style:parent-style-name="TableContents" style:family="paragraph">
      <style:paragraph-properties fo:text-align="center"/>
      <style:text-properties style:font-name="American Typewriter" fo:color="#000000"/>
    </style:style>
    <style:style style:name="P1356" style:parent-style-name="TableContents" style:family="paragraph">
      <style:paragraph-properties fo:text-align="end"/>
      <style:text-properties style:font-name="American Typewriter" fo:color="#C9211E"/>
    </style:style>
    <style:style style:name="P1357" style:parent-style-name="TableContents" style:family="paragraph">
      <style:paragraph-properties fo:text-align="end"/>
    </style:style>
    <style:style style:name="T1358" style:parent-style-name="Car.predefinitoparagrafo" style:family="text">
      <style:text-properties style:font-name="American Typewriter" fo:color="#C9211E"/>
    </style:style>
    <style:style style:name="T1359" style:parent-style-name="Car.predefinitoparagrafo" style:family="text">
      <style:text-properties style:font-name="American Typewriter" fo:color="#C9211E"/>
    </style:style>
    <style:style style:name="T1360" style:parent-style-name="Car.predefinitoparagrafo" style:family="text">
      <style:text-properties style:font-name="American Typewriter" fo:color="#C9211E"/>
    </style:style>
    <style:style style:name="T1361" style:parent-style-name="Car.predefinitoparagrafo" style:family="text">
      <style:text-properties style:font-name="American Typewriter" fo:color="#C9211E" style:language-asian="ja" style:country-asian="JP"/>
    </style:style>
    <style:style style:name="P136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63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64" style:parent-style-name="TableContents" style:family="paragraph">
      <style:paragraph-properties fo:text-align="center"/>
      <style:text-properties style:font-name="American Typewriter" fo:color="#000000"/>
    </style:style>
    <style:style style:name="P1365" style:parent-style-name="TableContents" style:family="paragraph">
      <style:paragraph-properties fo:text-align="center"/>
      <style:text-properties style:font-name="American Typewriter" fo:color="#000000"/>
    </style:style>
    <style:style style:name="P1366" style:parent-style-name="TableContents" style:family="paragraph">
      <style:paragraph-properties fo:text-align="center"/>
      <style:text-properties style:font-name="American Typewriter" fo:color="#000000"/>
    </style:style>
    <style:style style:name="P1367" style:parent-style-name="TableContents" style:family="paragraph">
      <style:paragraph-properties fo:text-align="center"/>
      <style:text-properties style:font-name="American Typewriter" fo:color="#000000"/>
    </style:style>
    <style:style style:name="P1368" style:parent-style-name="TableContents" style:family="paragraph">
      <style:paragraph-properties fo:text-align="center"/>
      <style:text-properties style:font-name="American Typewriter" fo:color="#000000"/>
    </style:style>
    <style:style style:name="P1369" style:parent-style-name="TableContents" style:family="paragraph">
      <style:paragraph-properties fo:text-align="end"/>
      <style:text-properties style:font-name="American Typewriter" fo:color="#C9211E"/>
    </style:style>
    <style:style style:name="P1370" style:parent-style-name="TableContents" style:family="paragraph">
      <style:paragraph-properties fo:text-align="end"/>
    </style:style>
    <style:style style:name="T1371" style:parent-style-name="Car.predefinitoparagrafo" style:family="text">
      <style:text-properties style:font-name="American Typewriter" fo:color="#C9211E" style:language-asian="ja" style:country-asian="JP"/>
    </style:style>
    <style:style style:name="T1372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373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74" style:parent-style-name="TableContents" style:family="paragraph">
      <style:paragraph-properties fo:text-align="center"/>
      <style:text-properties style:font-name="American Typewriter" fo:color="#000000"/>
    </style:style>
    <style:style style:name="P1375" style:parent-style-name="TableContents" style:family="paragraph">
      <style:paragraph-properties fo:text-align="center"/>
      <style:text-properties style:font-name="American Typewriter" fo:color="#000000"/>
    </style:style>
    <style:style style:name="P1376" style:parent-style-name="TableContents" style:family="paragraph">
      <style:paragraph-properties fo:text-align="end"/>
      <style:text-properties style:font-name="American Typewriter" fo:color="#C9211E"/>
    </style:style>
    <style:style style:name="P1377" style:parent-style-name="TableContents" style:family="paragraph">
      <style:paragraph-properties fo:text-align="end"/>
    </style:style>
    <style:style style:name="T1378" style:parent-style-name="Car.predefinitoparagrafo" style:family="text">
      <style:text-properties style:font-name="American Typewriter" fo:color="#C9211E" style:language-asian="ja" style:country-asian="JP"/>
    </style:style>
    <style:style style:name="T1379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38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8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82" style:parent-style-name="TableContents" style:family="paragraph">
      <style:paragraph-properties fo:text-align="center"/>
      <style:text-properties style:font-name="American Typewriter" fo:color="#000000"/>
    </style:style>
    <style:style style:name="P1383" style:parent-style-name="TableContents" style:family="paragraph">
      <style:paragraph-properties fo:text-align="center"/>
      <style:text-properties style:font-name="American Typewriter" fo:color="#000000"/>
    </style:style>
    <style:style style:name="P1384" style:parent-style-name="TableContents" style:family="paragraph">
      <style:paragraph-properties fo:text-align="center"/>
      <style:text-properties style:font-name="American Typewriter" fo:color="#000000"/>
    </style:style>
    <style:style style:name="P1385" style:parent-style-name="TableContents" style:family="paragraph">
      <style:paragraph-properties fo:text-align="end"/>
      <style:text-properties style:font-name="American Typewriter" fo:color="#C9211E"/>
    </style:style>
    <style:style style:name="P1386" style:parent-style-name="TableContents" style:family="paragraph">
      <style:paragraph-properties fo:text-align="end"/>
    </style:style>
    <style:style style:name="T1387" style:parent-style-name="Car.predefinitoparagrafo" style:family="text">
      <style:text-properties style:font-name="American Typewriter" fo:color="#C9211E" style:language-asian="ja" style:country-asian="JP"/>
    </style:style>
    <style:style style:name="T1388" style:parent-style-name="Car.predefinitoparagrafo" style:family="text">
      <style:text-properties style:font-name="American Typewriter" fo:color="#C9211E"/>
    </style:style>
    <style:style style:name="T1389" style:parent-style-name="Car.predefinitoparagrafo" style:family="text">
      <style:text-properties style:font-name="American Typewriter" fo:color="#C9211E" style:language-asian="ja" style:country-asian="JP"/>
    </style:style>
    <style:style style:name="T1390" style:parent-style-name="Car.predefinitoparagrafo" style:family="text">
      <style:text-properties style:font-name="American Typewriter" fo:color="#C9211E"/>
    </style:style>
    <style:style style:name="T1391" style:parent-style-name="Car.predefinitoparagrafo" style:family="text">
      <style:text-properties style:font-name="American Typewriter" fo:color="#C9211E" style:language-asian="ja" style:country-asian="JP"/>
    </style:style>
    <style:style style:name="T1392" style:parent-style-name="Car.predefinitoparagrafo" style:family="text">
      <style:text-properties style:font-name="American Typewriter" fo:color="#C9211E"/>
    </style:style>
    <style:style style:name="P1393" style:parent-style-name="TableContents" style:family="paragraph">
      <style:paragraph-properties fo:text-align="end"/>
      <style:text-properties style:font-name="American Typewriter" fo:color="#C9211E" fo:language="en" fo:country="GB"/>
    </style:style>
    <style:style style:name="P1394" style:parent-style-name="TableContents" style:family="paragraph">
      <style:paragraph-properties fo:text-align="end"/>
      <style:text-properties style:font-name="American Typewriter" fo:color="#C9211E" fo:language="en" fo:country="GB"/>
    </style:style>
    <style:style style:name="P1395" style:parent-style-name="TableContents" style:family="paragraph">
      <style:paragraph-properties fo:text-align="center"/>
      <style:text-properties style:font-name="American Typewriter" fo:color="#000000"/>
    </style:style>
    <style:style style:name="P1396" style:parent-style-name="TableContents" style:family="paragraph">
      <style:paragraph-properties fo:text-align="center"/>
      <style:text-properties style:font-name="American Typewriter" fo:color="#000000"/>
    </style:style>
    <style:style style:name="P1397" style:parent-style-name="TableContents" style:family="paragraph">
      <style:paragraph-properties fo:text-align="center"/>
      <style:text-properties style:font-name="American Typewriter" fo:color="#000000"/>
    </style:style>
    <style:style style:name="P1398" style:parent-style-name="TableContents" style:family="paragraph">
      <style:paragraph-properties fo:text-align="center"/>
      <style:text-properties style:font-name="American Typewriter" fo:color="#000000"/>
    </style:style>
    <style:style style:name="P1399" style:parent-style-name="TableContents" style:family="paragraph">
      <style:paragraph-properties fo:text-align="center"/>
      <style:text-properties style:font-name="American Typewriter" fo:color="#000000"/>
    </style:style>
    <style:style style:name="P1400" style:parent-style-name="TableContents" style:family="paragraph">
      <style:paragraph-properties fo:text-align="center"/>
      <style:text-properties style:font-name="American Typewriter" fo:color="#000000"/>
    </style:style>
    <style:style style:name="P1401" style:parent-style-name="TableContents" style:family="paragraph">
      <style:paragraph-properties fo:text-align="end"/>
      <style:text-properties style:font-name="American Typewriter" fo:color="#C9211E"/>
    </style:style>
    <style:style style:name="P1402" style:parent-style-name="TableContents" style:family="paragraph">
      <style:paragraph-properties fo:text-align="end"/>
    </style:style>
    <style:style style:name="T1403" style:parent-style-name="Car.predefinitoparagrafo" style:family="text">
      <style:text-properties style:font-name="American Typewriter" fo:color="#C9211E" style:language-asian="ja" style:country-asian="JP"/>
    </style:style>
    <style:style style:name="T1404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40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06" style:parent-style-name="TableContents" style:family="paragraph">
      <style:paragraph-properties fo:text-align="center"/>
      <style:text-properties style:font-name="American Typewriter" fo:color="#000000"/>
    </style:style>
    <style:style style:name="P1407" style:parent-style-name="TableContents" style:family="paragraph">
      <style:paragraph-properties fo:text-align="center"/>
      <style:text-properties style:font-name="American Typewriter" fo:color="#000000"/>
    </style:style>
    <style:style style:name="P1408" style:parent-style-name="TableContents" style:family="paragraph">
      <style:paragraph-properties fo:text-align="center"/>
      <style:text-properties style:font-name="American Typewriter" fo:color="#000000"/>
    </style:style>
    <style:style style:name="P1409" style:parent-style-name="TableContents" style:family="paragraph">
      <style:paragraph-properties fo:text-align="center"/>
      <style:text-properties style:font-name="American Typewriter" fo:color="#000000"/>
    </style:style>
    <style:style style:name="P1410" style:parent-style-name="TableContents" style:family="paragraph">
      <style:paragraph-properties fo:text-align="center"/>
      <style:text-properties style:font-name="American Typewriter" fo:color="#000000"/>
    </style:style>
    <style:style style:name="P1411" style:parent-style-name="TableContents" style:family="paragraph">
      <style:paragraph-properties fo:text-align="end"/>
    </style:style>
    <style:style style:name="T1412" style:parent-style-name="Car.predefinitoparagrafo" style:family="text">
      <style:text-properties style:font-name="American Typewriter" fo:color="#C9211E"/>
    </style:style>
    <style:style style:name="P1413" style:parent-style-name="TableContents" style:family="paragraph">
      <style:paragraph-properties fo:text-align="end"/>
    </style:style>
    <style:style style:name="T1414" style:parent-style-name="Car.predefinitoparagrafo" style:family="text">
      <style:text-properties style:font-name="American Typewriter" fo:color="#C9211E" style:language-asian="ja" style:country-asian="JP"/>
    </style:style>
    <style:style style:name="T1415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41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41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418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41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2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2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2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23" style:parent-style-name="TableContents" style:family="paragraph">
      <style:paragraph-properties fo:text-align="center"/>
      <style:text-properties style:font-name="American Typewriter" fo:color="#000000"/>
    </style:style>
    <style:style style:name="P1424" style:parent-style-name="TableContents" style:family="paragraph">
      <style:paragraph-properties fo:text-align="center"/>
      <style:text-properties style:font-name="American Typewriter" fo:color="#000000"/>
    </style:style>
    <style:style style:name="P1425" style:parent-style-name="TableContents" style:family="paragraph">
      <style:paragraph-properties fo:text-align="center"/>
      <style:text-properties style:font-name="American Typewriter" fo:color="#000000"/>
    </style:style>
    <style:style style:name="P1426" style:parent-style-name="TableContents" style:family="paragraph">
      <style:paragraph-properties fo:text-align="center"/>
      <style:text-properties style:font-name="American Typewriter" fo:color="#000000"/>
    </style:style>
    <style:style style:name="P1427" style:parent-style-name="TableContents" style:family="paragraph">
      <style:paragraph-properties fo:text-align="center"/>
      <style:text-properties style:font-name="American Typewriter" fo:color="#000000"/>
    </style:style>
    <style:style style:name="P1428" style:parent-style-name="TableContents" style:family="paragraph">
      <style:paragraph-properties fo:text-align="center"/>
      <style:text-properties style:font-name="American Typewriter" fo:color="#000000"/>
    </style:style>
    <style:style style:name="P1429" style:parent-style-name="TableContents" style:family="paragraph">
      <style:paragraph-properties fo:text-align="center"/>
      <style:text-properties style:font-name="American Typewriter" fo:color="#000000"/>
    </style:style>
    <style:style style:name="P1430" style:parent-style-name="TableContents" style:family="paragraph">
      <style:paragraph-properties fo:text-align="end"/>
      <style:text-properties style:font-name="American Typewriter" fo:color="#C9211E"/>
    </style:style>
    <style:style style:name="P1431" style:parent-style-name="TableContents" style:family="paragraph">
      <style:paragraph-properties fo:text-align="end"/>
      <style:text-properties style:font-name="American Typewriter" fo:color="#C9211E"/>
    </style:style>
    <style:style style:name="P1432" style:parent-style-name="TableContents" style:family="paragraph">
      <style:paragraph-properties fo:text-align="end"/>
      <style:text-properties style:font-name="American Typewriter" fo:color="#C9211E"/>
    </style:style>
    <style:style style:name="P1433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434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35" style:parent-style-name="TableContents" style:family="paragraph">
      <style:paragraph-properties fo:text-align="end"/>
      <style:text-properties style:font-name="American Typewriter" fo:color="#C9211E"/>
    </style:style>
    <style:style style:name="P1436" style:parent-style-name="TableContents" style:family="paragraph">
      <style:paragraph-properties fo:text-align="center"/>
      <style:text-properties style:font-name="American Typewriter" fo:color="#000000"/>
    </style:style>
    <style:style style:name="TableColumn1438" style:family="table-column">
      <style:table-column-properties style:column-width="3.4625in" style:use-optimal-column-width="false"/>
    </style:style>
    <style:style style:name="TableColumn1439" style:family="table-column">
      <style:table-column-properties style:column-width="3.4625in" style:use-optimal-column-width="false"/>
    </style:style>
    <style:style style:name="Table1437" style:family="table">
      <style:table-properties style:width="6.925in" fo:margin-left="0in" table:align="left"/>
    </style:style>
    <style:style style:name="TableRow1440" style:family="table-row">
      <style:table-row-properties style:use-optimal-row-height="false"/>
    </style:style>
    <style:style style:name="TableCell14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2" style:parent-style-name="TableContents" style:family="paragraph">
      <style:paragraph-properties fo:text-align="center"/>
    </style:style>
    <style:style style:name="T1443" style:parent-style-name="Car.predefinitoparagrafo" style:family="text">
      <style:text-properties style:font-name="American Typewriter"/>
    </style:style>
    <style:style style:name="T1444" style:parent-style-name="Car.predefinitoparagrafo" style:family="text">
      <style:text-properties style:font-name="American Typewriter" style:font-name-asian="DengXian"/>
    </style:style>
    <style:style style:name="T1445" style:parent-style-name="Car.predefinitoparagrafo" style:family="text">
      <style:text-properties style:font-name="American Typewriter"/>
    </style:style>
    <style:style style:name="T1446" style:parent-style-name="Car.predefinitoparagrafo" style:family="text">
      <style:text-properties style:font-name="American Typewriter"/>
    </style:style>
    <style:style style:name="TableCell14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48" style:parent-style-name="TableContents" style:family="paragraph">
      <style:paragraph-properties fo:text-align="center"/>
      <style:text-properties style:font-name="American Typewriter"/>
    </style:style>
    <style:style style:name="TableRow1449" style:family="table-row">
      <style:table-row-properties style:use-optimal-row-height="false"/>
    </style:style>
    <style:style style:name="TableCell1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1" style:parent-style-name="TableContents" style:family="paragraph">
      <style:paragraph-properties fo:text-align="center"/>
      <style:text-properties style:font-name="American Typewriter"/>
    </style:style>
    <style:style style:name="TableCell1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3" style:parent-style-name="TableContents" style:family="paragraph">
      <style:paragraph-properties fo:text-align="center"/>
      <style:text-properties style:font-name="American Typewriter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6" style:parent-style-name="TableContents" style:family="paragraph">
      <style:paragraph-properties fo:text-align="center"/>
      <style:text-properties style:font-name="American Typewriter"/>
    </style:style>
    <style:style style:name="TableCell1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8" style:parent-style-name="TableContents" style:family="paragraph">
      <style:paragraph-properties fo:text-align="center"/>
      <style:text-properties style:font-name="American Typewriter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1" style:parent-style-name="TableContents" style:family="paragraph">
      <style:paragraph-properties fo:text-align="center"/>
      <style:text-properties style:font-name="American Typewriter"/>
    </style:style>
    <style:style style:name="TableCell1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3" style:parent-style-name="TableContents" style:family="paragraph">
      <style:paragraph-properties fo:text-align="center"/>
      <style:text-properties style:font-name="American Typewriter"/>
    </style:style>
    <style:style style:name="TableRow1464" style:family="table-row">
      <style:table-row-properties style:use-optimal-row-height="false"/>
    </style:style>
    <style:style style:name="TableCell1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6" style:parent-style-name="TableContents" style:family="paragraph">
      <style:paragraph-properties fo:text-align="center"/>
      <style:text-properties style:font-name="American Typewriter"/>
    </style:style>
    <style:style style:name="TableCell1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8" style:parent-style-name="TableContents" style:family="paragraph">
      <style:paragraph-properties fo:text-align="center"/>
    </style:style>
    <style:style style:name="T1469" style:parent-style-name="Car.predefinitoparagrafo" style:family="text">
      <style:text-properties style:font-name="American Typewriter" fo:color="#C00000"/>
    </style:style>
    <style:style style:name="T1470" style:parent-style-name="Car.predefinitoparagrafo" style:family="text">
      <style:text-properties style:font-name="American Typewriter" fo:color="#C00000"/>
    </style:style>
    <style:style style:name="T1471" style:parent-style-name="Car.predefinitoparagrafo" style:family="text">
      <style:text-properties style:font-name="American Typewriter" fo:color="#C00000"/>
    </style:style>
    <style:style style:name="T1472" style:parent-style-name="Car.predefinitoparagrafo" style:family="text">
      <style:text-properties style:font-name="American Typewriter" fo:color="#C00000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5" style:parent-style-name="TableContents" style:family="paragraph">
      <style:paragraph-properties fo:text-align="center"/>
      <style:text-properties style:font-name="American Typewriter"/>
    </style:style>
    <style:style style:name="TableCell1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7" style:parent-style-name="TableContents" style:family="paragraph">
      <style:paragraph-properties fo:text-align="center"/>
      <style:text-properties style:font-name="American Typewriter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0" style:parent-style-name="TableContents" style:family="paragraph">
      <style:paragraph-properties fo:text-align="center"/>
      <style:text-properties style:font-name="American Typewriter"/>
    </style:style>
    <style:style style:name="TableCell1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2" style:parent-style-name="TableContents" style:family="paragraph">
      <style:paragraph-properties fo:text-align="center"/>
      <style:text-properties style:font-name="American Typewriter"/>
    </style:style>
    <style:style style:name="TableRow1483" style:family="table-row">
      <style:table-row-properties style:use-optimal-row-height="false"/>
    </style:style>
    <style:style style:name="TableCell1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5" style:parent-style-name="TableContents" style:family="paragraph">
      <style:paragraph-properties fo:text-align="center"/>
      <style:text-properties style:font-name="American Typewriter"/>
    </style:style>
    <style:style style:name="TableCell1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7" style:parent-style-name="TableContents" style:family="paragraph">
      <style:paragraph-properties fo:text-align="center"/>
      <style:text-properties style:font-name="American Typewriter"/>
    </style:style>
    <style:style style:name="TableRow1488" style:family="table-row">
      <style:table-row-properties style:use-optimal-row-height="false"/>
    </style:style>
    <style:style style:name="TableCell1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0" style:parent-style-name="TableContents" style:family="paragraph">
      <style:paragraph-properties fo:text-align="center"/>
      <style:text-properties style:font-name="American Typewriter"/>
    </style:style>
    <style:style style:name="TableCell1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2" style:parent-style-name="TableContents" style:family="paragraph">
      <style:paragraph-properties fo:text-align="center"/>
      <style:text-properties style:font-name="American Typewriter"/>
    </style:style>
    <style:style style:name="TableRow1493" style:family="table-row">
      <style:table-row-properties style:use-optimal-row-height="false"/>
    </style:style>
    <style:style style:name="TableCell1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5" style:parent-style-name="TableContents" style:family="paragraph">
      <style:paragraph-properties fo:text-align="center"/>
      <style:text-properties style:font-name="American Typewriter"/>
    </style:style>
    <style:style style:name="TableCell1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7" style:parent-style-name="TableContents" style:family="paragraph">
      <style:paragraph-properties fo:text-align="center"/>
      <style:text-properties style:font-name="American Typewriter"/>
    </style:style>
    <style:style style:name="TableRow1498" style:family="table-row">
      <style:table-row-properties style:use-optimal-row-height="false"/>
    </style:style>
    <style:style style:name="TableCell1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0" style:parent-style-name="TableContents" style:family="paragraph">
      <style:paragraph-properties fo:text-align="center"/>
    </style:style>
    <style:style style:name="T1501" style:parent-style-name="Car.predefinitoparagrafo" style:family="text">
      <style:text-properties style:font-name="American Typewriter" fo:color="#C00000"/>
    </style:style>
    <style:style style:name="T1502" style:parent-style-name="Car.predefinitoparagrafo" style:family="text">
      <style:text-properties style:font-name="American Typewriter" fo:color="#C00000"/>
    </style:style>
    <style:style style:name="T1503" style:parent-style-name="Car.predefinitoparagrafo" style:family="text">
      <style:text-properties style:font-name="American Typewriter" fo:color="#C00000"/>
    </style:style>
    <style:style style:name="T1504" style:parent-style-name="Car.predefinitoparagrafo" style:family="text">
      <style:text-properties style:font-name="American Typewriter" fo:color="#C00000"/>
    </style:style>
    <style:style style:name="TableCell1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6" style:parent-style-name="TableContents" style:family="paragraph">
      <style:paragraph-properties fo:text-align="center"/>
      <style:text-properties style:font-name="American Typewriter"/>
    </style:style>
    <style:style style:name="TableRow1507" style:family="table-row">
      <style:table-row-properties style:use-optimal-row-height="false"/>
    </style:style>
    <style:style style:name="TableCell1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9" style:parent-style-name="TableContents" style:family="paragraph">
      <style:paragraph-properties fo:text-align="center"/>
      <style:text-properties style:font-name="American Typewriter"/>
    </style:style>
    <style:style style:name="TableCell1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1" style:parent-style-name="TableContents" style:family="paragraph">
      <style:paragraph-properties fo:text-align="center"/>
      <style:text-properties style:font-name="American Typewriter"/>
    </style:style>
    <style:style style:name="P1512" style:parent-style-name="TableContents" style:family="paragraph">
      <style:paragraph-properties fo:text-align="end"/>
      <style:text-properties style:font-name="American Typewriter" fo:color="#C9211E"/>
    </style:style>
    <style:style style:name="P1513" style:parent-style-name="TableContents" style:family="paragraph">
      <style:paragraph-properties fo:text-align="end"/>
      <style:text-properties style:font-name="American Typewriter" fo:color="#C9211E"/>
    </style:style>
    <style:style style:name="P1514" style:parent-style-name="TableContents" style:family="paragraph">
      <style:paragraph-properties fo:text-align="end"/>
    </style:style>
    <style:style style:name="T1515" style:parent-style-name="Car.predefinitoparagrafo" style:family="text">
      <style:text-properties style:font-name="American Typewriter" fo:color="#C9211E" style:language-asian="ja" style:country-asian="JP"/>
    </style:style>
    <style:style style:name="T151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51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51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51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520" style:parent-style-name="TableContents" style:family="paragraph">
      <style:paragraph-properties fo:text-align="center"/>
      <style:text-properties style:font-name="American Typewriter" fo:color="#000000"/>
    </style:style>
    <style:style style:name="TableColumn1522" style:family="table-column">
      <style:table-column-properties style:column-width="3.4625in" style:use-optimal-column-width="false"/>
    </style:style>
    <style:style style:name="TableColumn1523" style:family="table-column">
      <style:table-column-properties style:column-width="3.4625in" style:use-optimal-column-width="false"/>
    </style:style>
    <style:style style:name="Table1521" style:family="table">
      <style:table-properties style:width="6.925in" fo:margin-left="0in" table:align="left"/>
    </style:style>
    <style:style style:name="TableRow1524" style:family="table-row">
      <style:table-row-properties style:use-optimal-row-height="false"/>
    </style:style>
    <style:style style:name="TableCell15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6" style:parent-style-name="TableContents" style:family="paragraph">
      <style:paragraph-properties fo:text-align="center"/>
      <style:text-properties style:font-name="American Typewriter"/>
    </style:style>
    <style:style style:name="TableCell15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8" style:parent-style-name="TableContents" style:family="paragraph">
      <style:paragraph-properties fo:text-align="center"/>
    </style:style>
    <style:style style:name="T1529" style:parent-style-name="Car.predefinitoparagrafo" style:family="text">
      <style:text-properties style:font-name="American Typewriter"/>
    </style:style>
    <style:style style:name="T1530" style:parent-style-name="Car.predefinitoparagrafo" style:family="text">
      <style:text-properties style:font-name="American Typewriter"/>
    </style:style>
    <style:style style:name="T1531" style:parent-style-name="Car.predefinitoparagrafo" style:family="text">
      <style:text-properties style:font-name="American Typewriter"/>
    </style:style>
    <style:style style:name="T1532" style:parent-style-name="Car.predefinitoparagrafo" style:family="text">
      <style:text-properties style:font-name="American Typewriter"/>
    </style:style>
    <style:style style:name="TableRow1533" style:family="table-row">
      <style:table-row-properties style:use-optimal-row-height="false"/>
    </style:style>
    <style:style style:name="TableCell1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5" style:parent-style-name="TableContents" style:family="paragraph">
      <style:paragraph-properties fo:text-align="center"/>
    </style:style>
    <style:style style:name="T1536" style:parent-style-name="Car.predefinitoparagrafo" style:family="text">
      <style:text-properties style:font-name="American Typewriter"/>
    </style:style>
    <style:style style:name="T1537" style:parent-style-name="Car.predefinitoparagrafo" style:family="text">
      <style:text-properties style:font-name="American Typewriter" style:font-name-asian="DengXian"/>
    </style:style>
    <style:style style:name="T1538" style:parent-style-name="Car.predefinitoparagrafo" style:family="text">
      <style:text-properties style:font-name="American Typewriter"/>
    </style:style>
    <style:style style:name="T1539" style:parent-style-name="Car.predefinitoparagrafo" style:family="text">
      <style:text-properties style:font-name="American Typewriter"/>
    </style:style>
    <style:style style:name="TableCell1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1" style:parent-style-name="TableContents" style:family="paragraph">
      <style:paragraph-properties fo:text-align="center"/>
    </style:style>
    <style:style style:name="T1542" style:parent-style-name="Car.predefinitoparagrafo" style:family="text">
      <style:text-properties style:font-name="American Typewriter" fo:color="#C00000"/>
    </style:style>
    <style:style style:name="T1543" style:parent-style-name="Car.predefinitoparagrafo" style:family="text">
      <style:text-properties style:font-name="American Typewriter" fo:color="#C00000"/>
    </style:style>
    <style:style style:name="T1544" style:parent-style-name="Car.predefinitoparagrafo" style:family="text">
      <style:text-properties style:font-name="American Typewriter" fo:color="#C00000"/>
    </style:style>
    <style:style style:name="T1545" style:parent-style-name="Car.predefinitoparagrafo" style:family="text">
      <style:text-properties style:font-name="American Typewriter" fo:color="#C00000"/>
    </style:style>
    <style:style style:name="TableRow1546" style:family="table-row">
      <style:table-row-properties style:use-optimal-row-height="false"/>
    </style:style>
    <style:style style:name="TableCell1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8" style:parent-style-name="TableContents" style:family="paragraph">
      <style:paragraph-properties fo:text-align="center"/>
      <style:text-properties style:font-name="American Typewriter"/>
    </style:style>
    <style:style style:name="TableCell15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0" style:parent-style-name="TableContents" style:family="paragraph">
      <style:paragraph-properties fo:text-align="center"/>
      <style:text-properties style:font-name="American Typewriter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3" style:parent-style-name="TableContents" style:family="paragraph">
      <style:paragraph-properties fo:text-align="center"/>
      <style:text-properties style:font-name="American Typewriter"/>
    </style:style>
    <style:style style:name="TableCell1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5" style:parent-style-name="TableContents" style:family="paragraph">
      <style:paragraph-properties fo:text-align="center"/>
      <style:text-properties style:font-name="American Typewriter"/>
    </style:style>
    <style:style style:name="TableRow1556" style:family="table-row">
      <style:table-row-properties style:min-row-height="0.0965in" style:use-optimal-row-height="false"/>
    </style:style>
    <style:style style:name="TableCell1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8" style:parent-style-name="TableContents" style:family="paragraph">
      <style:paragraph-properties fo:text-align="center"/>
    </style:style>
    <style:style style:name="T1559" style:parent-style-name="Car.predefinitoparagrafo" style:family="text">
      <style:text-properties style:font-name="American Typewriter" fo:color="#C00000"/>
    </style:style>
    <style:style style:name="T1560" style:parent-style-name="Car.predefinitoparagrafo" style:family="text">
      <style:text-properties style:font-name="American Typewriter" fo:color="#C00000"/>
    </style:style>
    <style:style style:name="T1561" style:parent-style-name="Car.predefinitoparagrafo" style:family="text">
      <style:text-properties style:font-name="American Typewriter" fo:color="#C00000"/>
    </style:style>
    <style:style style:name="T1562" style:parent-style-name="Car.predefinitoparagrafo" style:family="text">
      <style:text-properties style:font-name="American Typewriter" fo:color="#C00000"/>
    </style:style>
    <style:style style:name="T1563" style:parent-style-name="Car.predefinitoparagrafo" style:family="text">
      <style:text-properties style:font-name="American Typewriter" fo:color="#C00000"/>
    </style:style>
    <style:style style:name="TableCell1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5" style:parent-style-name="TableContents" style:family="paragraph">
      <style:paragraph-properties fo:text-align="center"/>
    </style:style>
    <style:style style:name="T1566" style:parent-style-name="Car.predefinitoparagrafo" style:family="text">
      <style:text-properties style:font-name="American Typewriter"/>
    </style:style>
    <style:style style:name="T1567" style:parent-style-name="Car.predefinitoparagrafo" style:family="text">
      <style:text-properties style:font-name="American Typewriter" style:font-name-asian="DengXian"/>
    </style:style>
    <style:style style:name="T1568" style:parent-style-name="Car.predefinitoparagrafo" style:family="text">
      <style:text-properties style:font-name="American Typewriter"/>
    </style:style>
    <style:style style:name="T1569" style:parent-style-name="Car.predefinitoparagrafo" style:family="text">
      <style:text-properties style:font-name="American Typewriter"/>
    </style:style>
    <style:style style:name="TableRow1570" style:family="table-row">
      <style:table-row-properties style:use-optimal-row-height="false"/>
    </style:style>
    <style:style style:name="TableCell1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2" style:parent-style-name="TableContents" style:family="paragraph">
      <style:paragraph-properties fo:text-align="center"/>
    </style:style>
    <style:style style:name="T1573" style:parent-style-name="Car.predefinitoparagrafo" style:family="text">
      <style:text-properties style:font-name="American Typewriter" fo:color="#C00000"/>
    </style:style>
    <style:style style:name="T1574" style:parent-style-name="Car.predefinitoparagrafo" style:family="text">
      <style:text-properties style:font-name="American Typewriter" fo:color="#C00000"/>
    </style:style>
    <style:style style:name="T1575" style:parent-style-name="Car.predefinitoparagrafo" style:family="text">
      <style:text-properties style:font-name="American Typewriter" fo:color="#C00000"/>
    </style:style>
    <style:style style:name="T1576" style:parent-style-name="Car.predefinitoparagrafo" style:family="text">
      <style:text-properties style:font-name="American Typewriter" fo:color="#C00000"/>
    </style:style>
    <style:style style:name="TableCell15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8" style:parent-style-name="TableContents" style:family="paragraph">
      <style:paragraph-properties fo:text-align="center"/>
      <style:text-properties style:font-name="American Typewriter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1" style:parent-style-name="TableContents" style:family="paragraph">
      <style:paragraph-properties fo:text-align="center"/>
    </style:style>
    <style:style style:name="T1582" style:parent-style-name="Car.predefinitoparagrafo" style:family="text">
      <style:text-properties style:font-name="American Typewriter" fo:color="#C00000"/>
    </style:style>
    <style:style style:name="T1583" style:parent-style-name="Car.predefinitoparagrafo" style:family="text">
      <style:text-properties style:font-name="American Typewriter" fo:color="#C00000"/>
    </style:style>
    <style:style style:name="T1584" style:parent-style-name="Car.predefinitoparagrafo" style:family="text">
      <style:text-properties style:font-name="American Typewriter" fo:color="#C00000"/>
    </style:style>
    <style:style style:name="T1585" style:parent-style-name="Car.predefinitoparagrafo" style:family="text">
      <style:text-properties style:font-name="American Typewriter" fo:color="#C00000"/>
    </style:style>
    <style:style style:name="TableCell1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7" style:parent-style-name="TableContents" style:family="paragraph">
      <style:paragraph-properties fo:text-align="center"/>
    </style:style>
    <style:style style:name="T1588" style:parent-style-name="Car.predefinitoparagrafo" style:family="text">
      <style:text-properties style:font-name="American Typewriter"/>
    </style:style>
    <style:style style:name="T1589" style:parent-style-name="Car.predefinitoparagrafo" style:family="text">
      <style:text-properties style:font-name="American Typewriter" style:font-name-asian="DengXian"/>
    </style:style>
    <style:style style:name="T1590" style:parent-style-name="Car.predefinitoparagrafo" style:family="text">
      <style:text-properties style:font-name="American Typewriter"/>
    </style:style>
    <style:style style:name="T1591" style:parent-style-name="Car.predefinitoparagrafo" style:family="text">
      <style:text-properties style:font-name="American Typewriter"/>
    </style:style>
    <style:style style:name="TableRow1592" style:family="table-row">
      <style:table-row-properties style:use-optimal-row-height="false"/>
    </style:style>
    <style:style style:name="TableCell1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4" style:parent-style-name="TableContents" style:family="paragraph">
      <style:paragraph-properties fo:text-align="center"/>
    </style:style>
    <style:style style:name="T1595" style:parent-style-name="Car.predefinitoparagrafo" style:family="text">
      <style:text-properties style:font-name="American Typewriter" fo:color="#C00000"/>
    </style:style>
    <style:style style:name="T1596" style:parent-style-name="Car.predefinitoparagrafo" style:family="text">
      <style:text-properties style:font-name="American Typewriter" style:font-name-asian="DengXian" fo:color="#C00000"/>
    </style:style>
    <style:style style:name="T1597" style:parent-style-name="Car.predefinitoparagrafo" style:family="text">
      <style:text-properties style:font-name="American Typewriter" fo:color="#C00000"/>
    </style:style>
    <style:style style:name="T1598" style:parent-style-name="Car.predefinitoparagrafo" style:family="text">
      <style:text-properties style:font-name="American Typewriter" fo:color="#C00000"/>
    </style:style>
    <style:style style:name="TableCell1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0" style:parent-style-name="TableContents" style:family="paragraph">
      <style:paragraph-properties fo:text-align="center"/>
      <style:text-properties style:font-name="American Typewriter"/>
    </style:style>
    <style:style style:name="TableRow1601" style:family="table-row">
      <style:table-row-properties style:use-optimal-row-height="false"/>
    </style:style>
    <style:style style:name="TableCell1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3" style:parent-style-name="TableContents" style:family="paragraph">
      <style:paragraph-properties fo:text-align="center"/>
    </style:style>
    <style:style style:name="T1604" style:parent-style-name="Car.predefinitoparagrafo" style:family="text">
      <style:text-properties style:font-name="American Typewriter" fo:color="#C00000"/>
    </style:style>
    <style:style style:name="T1605" style:parent-style-name="Car.predefinitoparagrafo" style:family="text">
      <style:text-properties style:font-name="American Typewriter" fo:color="#C00000"/>
    </style:style>
    <style:style style:name="T1606" style:parent-style-name="Car.predefinitoparagrafo" style:family="text">
      <style:text-properties style:font-name="American Typewriter" fo:color="#C00000"/>
    </style:style>
    <style:style style:name="T1607" style:parent-style-name="Car.predefinitoparagrafo" style:family="text">
      <style:text-properties style:font-name="American Typewriter" fo:color="#C00000"/>
    </style:style>
    <style:style style:name="TableCell16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9" style:parent-style-name="TableContents" style:family="paragraph">
      <style:paragraph-properties fo:text-align="center"/>
      <style:text-properties style:font-name="American Typewriter"/>
    </style:style>
    <style:style style:name="P1610" style:parent-style-name="TableContents" style:family="paragraph">
      <style:paragraph-properties fo:text-align="center"/>
      <style:text-properties style:font-name="American Typewriter" fo:color="#000000"/>
    </style:style>
    <style:style style:name="P1611" style:parent-style-name="TableContents" style:family="paragraph">
      <style:paragraph-properties fo:text-align="end"/>
      <style:text-properties style:font-name="American Typewriter" fo:color="#C9211E"/>
    </style:style>
    <style:style style:name="P1612" style:parent-style-name="TableContents" style:family="paragraph">
      <style:paragraph-properties fo:text-align="end"/>
    </style:style>
    <style:style style:name="T1613" style:parent-style-name="Car.predefinitoparagrafo" style:family="text">
      <style:text-properties style:font-name="American Typewriter" fo:color="#C9211E" style:language-asian="ja" style:country-asian="JP"/>
    </style:style>
    <style:style style:name="T1614" style:parent-style-name="Car.predefinitoparagrafo" style:family="text">
      <style:text-properties style:font-name="American Typewriter" fo:color="#C9211E" style:language-asian="ja" style:country-asian="JP"/>
    </style:style>
    <style:style style:name="T1615" style:parent-style-name="Car.predefinitoparagrafo" style:family="text">
      <style:text-properties style:font-name="American Typewriter" fo:color="#C9211E" style:language-asian="ja" style:country-asian="JP"/>
    </style:style>
    <style:style style:name="T1616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617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P1618" style:parent-style-name="TableContents" style:family="paragraph">
      <style:paragraph-properties fo:text-align="end"/>
    </style:style>
    <style:style style:name="T1619" style:parent-style-name="Car.predefinitoparagrafo" style:family="text">
      <style:text-properties style:font-name="American Typewriter" fo:color="#C9211E" fo:language="en" fo:country="GB" style:language-asian="ja" style:country-asian="JP"/>
    </style:style>
    <style:style style:name="T1620" style:parent-style-name="Car.predefinitoparagrafo" style:family="text">
      <style:text-properties style:font-name="American Typewriter" fo:color="#C9211E" style:language-asian="ja" style:country-asian="JP"/>
    </style:style>
    <style:style style:name="T1621" style:parent-style-name="Car.predefinitoparagrafo" style:family="text">
      <style:text-properties style:font-name="American Typewriter" fo:color="#C9211E" style:language-asian="ja" style:country-asian="JP"/>
    </style:style>
    <style:style style:name="P1622" style:parent-style-name="TableContents" style:family="paragraph">
      <style:paragraph-properties fo:text-align="end"/>
      <style:text-properties style:font-name="American Typewriter" fo:font-weight="bold" style:font-weight-asian="bold" style:font-weight-complex="bold" fo:color="#C9211E"/>
    </style:style>
    <style:style style:name="P1623" style:parent-style-name="TableContents" style:family="paragraph">
      <style:paragraph-properties fo:text-align="center"/>
      <style:text-properties style:font-name="American Typewriter" fo:color="#000000"/>
    </style:style>
    <style:style style:name="P1624" style:parent-style-name="TableContents" style:family="paragraph">
      <style:paragraph-properties fo:text-align="center"/>
      <style:text-properties style:font-name="American Typewriter" fo:color="#000000"/>
    </style:style>
    <style:style style:name="P1625" style:parent-style-name="TableContents" style:family="paragraph">
      <style:paragraph-properties fo:text-align="center"/>
      <style:text-properties style:font-name="American Typewriter" fo:color="#000000"/>
    </style:style>
    <style:style style:name="P1626" style:parent-style-name="TableContents" style:family="paragraph">
      <style:paragraph-properties fo:text-align="center"/>
      <style:text-properties style:font-name="American Typewriter" fo:color="#000000"/>
    </style:style>
    <style:style style:name="P1627" style:parent-style-name="TableContents" style:family="paragraph">
      <style:paragraph-properties fo:text-align="end"/>
      <style:text-properties style:font-name="American Typewriter" fo:color="#C9211E"/>
    </style:style>
    <style:style style:name="P1628" style:parent-style-name="TableContents" style:family="paragraph">
      <style:paragraph-properties fo:text-align="end"/>
      <style:text-properties style:font-name="American Typewriter" fo:color="#C9211E"/>
    </style:style>
    <style:style style:name="P1629" style:parent-style-name="TableContents" style:family="paragraph">
      <style:paragraph-properties fo:text-align="end"/>
      <style:text-properties style:font-name="American Typewriter" fo:color="#C9211E"/>
    </style:style>
    <style:style style:name="P1630" style:parent-style-name="TableContents" style:family="paragraph">
      <style:paragraph-properties fo:text-align="end"/>
      <style:text-properties style:font-name="American Typewriter" fo:color="#C9211E"/>
    </style:style>
    <style:style style:name="P1631" style:parent-style-name="TableContents" style:family="paragraph">
      <style:paragraph-properties fo:text-align="end"/>
      <style:text-properties style:font-name="American Typewriter" fo:color="#C9211E"/>
    </style:style>
    <style:style style:name="P1632" style:parent-style-name="TableContents" style:family="paragraph">
      <style:paragraph-properties fo:text-align="center"/>
    </style:style>
    <style:style style:name="T1633" style:parent-style-name="Car.predefinitoparagrafo" style:family="text">
      <style:text-properties style:font-name="American Typewriter" fo:color="#000000"/>
    </style:style>
    <style:style style:name="P1634" style:parent-style-name="TableContents" style:family="paragraph">
      <style:paragraph-properties fo:text-align="center"/>
    </style:style>
    <style:style style:name="T1635" style:parent-style-name="Car.predefinitoparagrafo" style:family="text">
      <style:text-properties style:font-name="American Typewriter" fo:color="#000000"/>
    </style:style>
    <style:style style:name="P1636" style:parent-style-name="TableContents" style:family="paragraph">
      <style:paragraph-properties fo:text-align="center"/>
    </style:style>
    <style:style style:name="T1637" style:parent-style-name="Car.predefinitoparagrafo" style:family="text">
      <style:text-properties style:font-name="American Typewriter" fo:color="#000000"/>
    </style:style>
    <style:style style:name="P1638" style:parent-style-name="TableContents" style:family="paragraph">
      <style:paragraph-properties fo:text-align="center"/>
    </style:style>
    <style:style style:name="T1639" style:parent-style-name="Car.predefinitoparagrafo" style:family="text">
      <style:text-properties style:font-name="American Typewriter" fo:color="#000000"/>
    </style:style>
    <style:style style:name="T1640" style:parent-style-name="Car.predefinitoparagrafo" style:family="text">
      <style:text-properties style:font-name="American Typewriter" fo:color="#000000"/>
    </style:style>
    <style:style style:name="P1641" style:parent-style-name="TableContents" style:family="paragraph">
      <style:paragraph-properties fo:text-align="end"/>
      <style:text-properties style:font-name="American Typewriter" fo:color="#C9211E"/>
    </style:style>
    <style:style style:name="P1642" style:parent-style-name="TableContents" style:family="paragraph">
      <style:paragraph-properties fo:text-align="end"/>
      <style:text-properties style:font-name="American Typewriter" fo:color="#C9211E"/>
    </style:style>
    <style:style style:name="P1643" style:parent-style-name="TableContents" style:family="paragraph">
      <style:paragraph-properties fo:text-align="end"/>
      <style:text-properties style:font-name="American Typewriter" fo:color="#C9211E"/>
    </style:style>
    <style:style style:name="P1644" style:parent-style-name="TableContents" style:family="paragraph">
      <style:paragraph-properties fo:text-align="center"/>
      <style:text-properties style:font-name="American Typewriter" fo:color="#000000"/>
    </style:style>
    <style:style style:name="P1645" style:parent-style-name="TableContents" style:family="paragraph">
      <style:paragraph-properties fo:text-align="end"/>
      <style:text-properties style:font-name="American Typewriter" fo:color="#C9211E"/>
    </style:style>
    <style:style style:name="P1646" style:parent-style-name="TableContents" style:family="paragraph">
      <style:paragraph-properties fo:text-align="end"/>
      <style:text-properties style:font-name="American Typewriter" fo:color="#C9211E"/>
    </style:style>
    <style:style style:name="P1647" style:parent-style-name="TableContents" style:family="paragraph">
      <style:paragraph-properties fo:text-align="end"/>
      <style:text-properties style:font-name="American Typewriter" fo:color="#C9211E"/>
    </style:style>
    <style:style style:name="P1648" style:parent-style-name="TableContents" style:family="paragraph">
      <style:paragraph-properties fo:text-align="end"/>
      <style:text-properties style:font-name="American Typewriter" fo:color="#C9211E"/>
    </style:style>
    <style:style style:name="P1649" style:parent-style-name="TableContents" style:family="paragraph">
      <style:paragraph-properties fo:text-align="center"/>
      <style:text-properties style:font-name="American Typewriter" fo:color="#000000"/>
    </style:style>
    <style:style style:name="P1650" style:parent-style-name="TableContents" style:family="paragraph">
      <style:paragraph-properties fo:text-align="center"/>
      <style:text-properties style:font-name="American Typewriter" fo:color="#000000"/>
    </style:style>
    <style:style style:name="P1651" style:parent-style-name="TableContents" style:family="paragraph">
      <style:paragraph-properties fo:text-align="center"/>
      <style:text-properties style:font-name="American Typewriter" fo:color="#000000"/>
    </style:style>
    <style:style style:name="P1652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653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654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655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656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657" style:parent-style-name="TableContents" style:family="paragraph">
      <style:paragraph-properties fo:text-align="center"/>
      <style:text-properties style:font-name="American Typewriter" fo:color="#000000" fo:language="it" fo:country="IT"/>
    </style:style>
    <style:style style:name="P1658" style:parent-style-name="TableContents" style:family="paragraph">
      <style:paragraph-properties fo:text-align="center"/>
      <style:text-properties style:font-name="American Typewriter" fo:font-weight="bold" style:font-weight-asian="bold" style:font-weight-complex="bold" fo:color="#000000" fo:font-size="20pt" style:font-size-asian="20pt" style:font-size-complex="20pt" fo:language="it" fo:country="IT"/>
    </style:style>
    <style:style style:name="P1659" style:parent-style-name="TableContents" style:family="paragraph">
      <style:paragraph-properties fo:text-align="end"/>
      <style:text-properties style:font-name="American Typewriter" fo:color="#C9211E" fo:language="it" fo:country="IT"/>
    </style:style>
    <style:style style:name="P1660" style:parent-style-name="TableContents" style:family="paragraph">
      <style:paragraph-properties fo:text-align="end"/>
      <style:text-properties style:font-name="American Typewriter" fo:color="#C9211E"/>
    </style:style>
    <style:style style:name="P1661" style:parent-style-name="TableContents" style:family="paragraph">
      <style:paragraph-properties fo:text-align="end"/>
      <style:text-properties style:font-name="American Typewriter" fo:color="#C9211E"/>
    </style:style>
    <style:style style:name="P1662" style:parent-style-name="TableContents" style:family="paragraph">
      <style:paragraph-properties fo:text-align="end"/>
      <style:text-properties style:font-name="American Typewriter" fo:color="#C9211E"/>
    </style:style>
    <style:style style:name="P1663" style:parent-style-name="TableContents" style:family="paragraph">
      <style:paragraph-properties fo:text-align="end"/>
      <style:text-properties style:font-name="American Typewriter" fo:color="#C9211E"/>
    </style:style>
    <style:style style:name="P1664" style:parent-style-name="TableContents" style:family="paragraph">
      <style:paragraph-properties fo:text-align="end"/>
    </style:style>
    <style:style style:name="T1665" style:parent-style-name="Car.predefinitoparagrafo" style:family="text">
      <style:text-properties style:font-name="American Typewriter" style:font-name-asian="DengXian" fo:color="#C9211E"/>
    </style:style>
    <style:style style:name="T1666" style:parent-style-name="Car.predefinitoparagrafo" style:family="text">
      <style:text-properties style:font-name="American Typewriter" style:font-name-asian="DengXian" fo:color="#C9211E"/>
    </style:style>
    <style:style style:name="T1667" style:parent-style-name="Car.predefinitoparagrafo" style:family="text">
      <style:text-properties style:font-name="Segoe UI Symbol" style:font-name-asian="DengXian" style:font-name-complex="Segoe UI Symbol" fo:color="#C9211E"/>
    </style:style>
    <style:style style:name="T1668" style:parent-style-name="Car.predefinitoparagrafo" style:family="text">
      <style:text-properties style:font-name="American Typewriter" style:font-name-asian="DengXian" fo:color="#C9211E"/>
    </style:style>
  </office:automatic-styles>
  <office:body>
    <office:text text:use-soft-page-breaks="true">
      <text:p text:style-name="P1">Voice Cast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Maka Albarn</text:p>
          </table:table-cell>
          <table:table-cell table:style-name="TableCell8">
            <text:p text:style-name="P9">Chiaki Omigawa</text:p>
          </table:table-cell>
        </table:table-row>
        <table:table-row table:style-name="TableRow10">
          <table:table-cell table:style-name="TableCell11">
            <text:p text:style-name="P12">Soul Evans</text:p>
          </table:table-cell>
          <table:table-cell table:style-name="TableCell13">
            <text:p text:style-name="P14"><text:span text:style-name="T15">Koki</text:span><text:span text:style-name="T16"><text:s/>Uchiyama</text:span></text:p>
          </table:table-cell>
        </table:table-row>
        <table:table-row table:style-name="TableRow17">
          <table:table-cell table:style-name="TableCell18">
            <text:p text:style-name="P19">Black☆Star</text:p>
          </table:table-cell>
          <table:table-cell table:style-name="TableCell20">
            <text:p text:style-name="P21">Yumiko Kobayashi</text:p>
          </table:table-cell>
        </table:table-row>
        <table:table-row table:style-name="TableRow22">
          <table:table-cell table:style-name="TableCell23">
            <text:p text:style-name="P24">Tsubaki Nakatsukasa</text:p>
          </table:table-cell>
          <table:table-cell table:style-name="TableCell25">
            <text:p text:style-name="P26">Kaori Nazuka</text:p>
          </table:table-cell>
        </table:table-row>
        <table:table-row table:style-name="TableRow27">
          <table:table-cell table:style-name="TableCell28">
            <text:p text:style-name="P29">Death the Kid</text:p>
          </table:table-cell>
          <table:table-cell table:style-name="TableCell30">
            <text:p text:style-name="P31">Mamoru Miyano</text:p>
          </table:table-cell>
        </table:table-row>
        <table:table-row table:style-name="TableRow32">
          <table:table-cell table:style-name="TableCell33">
            <text:p text:style-name="P34">Liz Thompson</text:p>
          </table:table-cell>
          <table:table-cell table:style-name="TableCell35">
            <text:p text:style-name="P36">Akeno Watanabe</text:p>
          </table:table-cell>
        </table:table-row>
        <table:table-row table:style-name="TableRow37">
          <table:table-cell table:style-name="TableCell38">
            <text:p text:style-name="P39">Patty Thompson</text:p>
          </table:table-cell>
          <table:table-cell table:style-name="TableCell40">
            <text:p text:style-name="P41">Narumi Takahira</text:p>
          </table:table-cell>
        </table:table-row>
      </table:table>
      <text:p text:style-name="P42"/>
      <text:p text:style-name="P43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Lord Death</text:p>
          </table:table-cell>
          <table:table-cell table:style-name="TableCell50">
            <text:p text:style-name="P51">Rikiya Koyama</text:p>
          </table:table-cell>
        </table:table-row>
        <table:table-row table:style-name="TableRow52">
          <table:table-cell table:style-name="TableCell53">
            <text:p text:style-name="P54">Spirit Albarn</text:p>
          </table:table-cell>
          <table:table-cell table:style-name="TableCell55">
            <text:p text:style-name="P56">Tōru Okawa</text:p>
          </table:table-cell>
        </table:table-row>
        <table:table-row table:style-name="TableRow57">
          <table:table-cell table:style-name="TableCell58">
            <text:p text:style-name="P59">Franken Stein</text:p>
          </table:table-cell>
          <table:table-cell table:style-name="TableCell60">
            <text:p text:style-name="P61">Yuya Uchida</text:p>
          </table:table-cell>
        </table:table-row>
        <table:table-row table:style-name="TableRow62">
          <table:table-cell table:style-name="TableCell63">
            <text:p text:style-name="P64">Sid Barrett</text:p>
          </table:table-cell>
          <table:table-cell table:style-name="TableCell65">
            <text:p text:style-name="P66">Masafumi Kimura</text:p>
          </table:table-cell>
        </table:table-row>
        <table:table-row table:style-name="TableRow67">
          <table:table-cell table:style-name="TableCell68">
            <text:p text:style-name="P69">Medusa</text:p>
          </table:table-cell>
          <table:table-cell table:style-name="TableCell70">
            <text:p text:style-name="P71">Hoko Kuwashima</text:p>
          </table:table-cell>
        </table:table-row>
        <table:table-row table:style-name="TableRow72">
          <table:table-cell table:style-name="TableCell73">
            <text:p text:style-name="P74">Eruka</text:p>
          </table:table-cell>
          <table:table-cell table:style-name="TableCell75">
            <text:p text:style-name="P76">Misato Fukuen</text:p>
          </table:table-cell>
        </table:table-row>
        <table:table-row table:style-name="TableRow77">
          <table:table-cell table:style-name="TableCell78">
            <text:p text:style-name="P79">Blair</text:p>
          </table:table-cell>
          <table:table-cell table:style-name="TableCell80">
            <text:p text:style-name="P81"><text:span text:style-name="T82">Emiri<text:s/></text:span><text:span text:style-name="T83">Kato</text:span></text:p>
          </table:table-cell>
        </table:table-row>
        <table:table-row table:style-name="TableRow84">
          <table:table-cell table:style-name="TableCell85">
            <text:p text:style-name="P86">Ox Ford</text:p>
          </table:table-cell>
          <table:table-cell table:style-name="TableCell87">
            <text:p text:style-name="P88">Hiroyuki Yoshino</text:p>
          </table:table-cell>
        </table:table-row>
      </table:table>
      <text:p text:style-name="P89"/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Ponera</text:p>
          </table:table-cell>
          <table:table-cell table:style-name="TableCell97">
            <text:p text:style-name="P98">Sayori Ishizuka</text:p>
          </table:table-cell>
        </table:table-row>
        <table:table-row table:style-name="TableRow99">
          <table:table-cell table:style-name="TableCell100">
            <text:p text:style-name="P101">Grimoire</text:p>
          </table:table-cell>
          <table:table-cell table:style-name="TableCell102">
            <text:p text:style-name="P103">Daisuke Kirii</text:p>
          </table:table-cell>
        </table:table-row>
        <table:table-row table:style-name="TableRow104">
          <table:table-cell table:style-name="TableCell105">
            <text:p text:style-name="P106">Nars Garnier</text:p>
          </table:table-cell>
          <table:table-cell table:style-name="TableCell107">
            <text:p text:style-name="P108">Makoto Yasumura</text:p>
          </table:table-cell>
        </table:table-row>
        <table:table-row table:style-name="TableRow109">
          <table:table-cell table:style-name="TableCell110">
            <text:p text:style-name="P111">Alone</text:p>
          </table:table-cell>
          <table:table-cell table:style-name="TableCell112">
            <text:p text:style-name="P113">Otoya Kawano</text:p>
          </table:table-cell>
        </table:table-row>
        <table:table-row table:style-name="TableRow114">
          <table:table-cell table:style-name="TableCell115">
            <text:p text:style-name="P116">Killbell</text:p>
          </table:table-cell>
          <table:table-cell table:style-name="TableCell117">
            <text:p text:style-name="P118">Yasuhiko Kawazu</text:p>
          </table:table-cell>
        </table:table-row>
        <table:table-row table:style-name="TableRow119">
          <table:table-cell table:style-name="TableCell120">
            <text:p text:style-name="P121">Gigant</text:p>
          </table:table-cell>
          <table:table-cell table:style-name="TableCell122">
            <text:p text:style-name="P123"><text:span text:style-name="T124">Kenichir</text:span><text:span text:style-name="T125">ou</text:span><text:span text:style-name="T126"><text:s/>Matsuda</text:span></text:p>
          </table:table-cell>
        </table:table-row>
      </table:table>
      <text:p text:style-name="P127"/>
      <text:p text:style-name="P128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Jack the Ripper</text:p>
          </table:table-cell>
          <table:table-cell table:style-name="TableCell135">
            <text:p text:style-name="P136">Koichi Sakaguchi</text:p>
          </table:table-cell>
        </table:table-row>
        <table:table-row table:style-name="TableRow137">
          <table:table-cell table:style-name="TableCell138">
            <text:p text:style-name="P139">Sonson-J</text:p>
          </table:table-cell>
          <table:table-cell table:style-name="TableCell140">
            <text:p text:style-name="P141">Ken Uo</text:p>
          </table:table-cell>
        </table:table-row>
        <table:table-row table:style-name="TableRow142">
          <table:table-cell table:style-name="TableCell143">
            <text:p text:style-name="P144">Rasputin</text:p>
          </table:table-cell>
          <table:table-cell table:style-name="TableCell145">
            <text:p text:style-name="P146">Koichi Sakaguchi</text:p>
          </table:table-cell>
        </table:table-row>
        <table:table-row table:style-name="TableRow147">
          <table:table-cell table:style-name="TableCell148">
            <text:p text:style-name="P149">Enemy A</text:p>
          </table:table-cell>
          <table:table-cell table:style-name="TableCell150">
            <text:p text:style-name="P151">Satoru Inoue</text:p>
          </table:table-cell>
        </table:table-row>
        <table:table-row table:style-name="TableRow152">
          <table:table-cell table:style-name="TableCell153">
            <text:p text:style-name="P154">Enemy B</text:p>
          </table:table-cell>
          <table:table-cell table:style-name="TableCell155">
            <text:p text:style-name="P156">Hisafumi Oda</text:p>
          </table:table-cell>
        </table:table-row>
        <table:table-row table:style-name="TableRow157">
          <table:table-cell table:style-name="TableCell158">
            <text:p text:style-name="P159">Secretary Auntie</text:p>
          </table:table-cell>
          <table:table-cell table:style-name="TableCell160">
            <text:p text:style-name="P161">Yasuko Hatori</text:p>
          </table:table-cell>
        </table:table-row>
      </table:table>
      <text:p text:style-name="P162"/>
      <text:p text:style-name="P163"/>
      <text:p text:style-name="P164"/>
      <text:p text:style-name="P165"/>
      <text:soft-page-break/>
      <text:p text:style-name="P166">Bones Staff</text:p>
      <text:p text:style-name="P167"/>
      <text:p text:style-name="P168">Sound Director</text:p>
      <text:p text:style-name="P169">Kazuhiro Wakabayashi</text:p>
      <text:p text:style-name="P170"/>
      <text:p text:style-name="P171">Assistant Sound Director</text:p>
      <text:p text:style-name="P172">Noboru Haraguchi</text:p>
      <text:p text:style-name="P173"/>
      <text:p text:style-name="P174">Sound Production Lead</text:p>
      <text:p text:style-name="P175">Nobue Yoshinaga</text:p>
      <text:p text:style-name="P176"/>
      <text:p text:style-name="P177">Sound Production</text:p>
      <text:p text:style-name="P178">Phonisia</text:p>
      <text:p text:style-name="P179"/>
      <text:p text:style-name="P180">Sound Effects</text:p>
      <text:p text:style-name="P181">Shizuo Kurahashi</text:p>
      <text:p text:style-name="P182"/>
      <text:p text:style-name="P183"><text:span text:style-name="T184">Sound Effects Assistant</text:span></text:p>
      <text:p text:style-name="P185">Masafumi Watanabe</text:p>
      <text:p text:style-name="P186"/>
      <text:p text:style-name="P187">Sound Effects Production</text:p>
      <text:p text:style-name="P188">SOUND BOX</text:p>
      <text:p text:style-name="P189"/>
      <text:p text:style-name="P190">Recording</text:p>
      <text:p text:style-name="P191">Michihiko Iwana</text:p>
      <text:p text:style-name="P192"/>
      <text:p text:style-name="P193"><text:span text:style-name="T194">Recording Assistant</text:span></text:p>
      <text:p text:style-name="P195">Fumie Ishikura</text:p>
      <text:p text:style-name="P196"/>
      <text:p text:style-name="P197">Recording Studio</text:p>
      <text:p text:style-name="P198">Tokyo Television Center</text:p>
      <text:p text:style-name="P199"/>
      <text:p text:style-name="P200"/>
      <text:p text:style-name="P201"/>
      <text:p text:style-name="P202">Character Design</text:p>
      <text:p text:style-name="P203">Animation Director</text:p>
      <text:p text:style-name="P204">Yoshiyuki Ito</text:p>
      <text:p text:style-name="P205"/>
      <text:p text:style-name="P206">Concept Design</text:p>
      <text:p text:style-name="P207">Shinji Aramaki</text:p>
      <text:p text:style-name="P208"/>
      <text:p text:style-name="P209">Main Prop<text:s/>Design</text:p>
      <text:p text:style-name="P210">Takeshi Hoshino</text:p>
      <text:p text:style-name="P211"/>
      <text:p text:style-name="P212">Background Art Director</text:p>
      <text:p text:style-name="P213">Norifumi Nakamura</text:p>
      <text:p text:style-name="P214"/>
      <text:p text:style-name="P215">Color Design</text:p>
      <text:p text:style-name="P216">Shihoko Nakayama</text:p>
      <text:p text:style-name="P217"/>
      <text:p text:style-name="P218"/>
      <text:p text:style-name="P219"/>
      <text:p text:style-name="P220">Insert Animation</text:p>
      <text:p text:style-name="P221"/>
      <text:p text:style-name="P222">Storyboard Director</text:p>
      <text:p text:style-name="P223">Hideto Komori</text:p>
      <text:p text:style-name="P224"/>
      <text:p text:style-name="P225">Wii-Exclusive Character Design</text:p>
      <text:p text:style-name="P226">Takahiro Komori</text:p>
      <text:p text:style-name="P227"/>
      <text:p text:style-name="P228">Animation Directors</text:p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Takahiro Komori</text:p>
          </table:table-cell>
          <table:table-cell table:style-name="TableCell235">
            <text:p text:style-name="P236">Tatsuo Nagai</text:p>
          </table:table-cell>
        </table:table-row>
      </table:table>
      <text:p text:style-name="P237"/>
      <text:p text:style-name="P238">Assistant Animation Director</text:p>
      <text:p text:style-name="P239">Kazumi Inadome</text:p>
      <text:p text:style-name="P240"/>
      <text:p text:style-name="P241">Key Animation</text:p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Kazuto Nakazawa</text:p>
          </table:table-cell>
          <table:table-cell table:style-name="TableCell248">
            <text:p text:style-name="P249">Takashi Hashimoto</text:p>
          </table:table-cell>
        </table:table-row>
        <table:table-row table:style-name="TableRow250">
          <table:table-cell table:style-name="TableCell251">
            <text:p text:style-name="P252">Satoshi Iwataki</text:p>
          </table:table-cell>
          <table:table-cell table:style-name="TableCell253">
            <text:p text:style-name="P254">Tokuyuki Matsutake</text:p>
          </table:table-cell>
        </table:table-row>
        <table:table-row table:style-name="TableRow255">
          <table:table-cell table:style-name="TableCell256">
            <text:p text:style-name="P257">Tatsuya Oka</text:p>
          </table:table-cell>
          <table:table-cell table:style-name="TableCell258">
            <text:p text:style-name="P259">Koichi Usami</text:p>
          </table:table-cell>
        </table:table-row>
        <table:table-row table:style-name="TableRow260">
          <table:table-cell table:style-name="TableCell261">
            <text:p text:style-name="P262">Takahiro Tanaka</text:p>
          </table:table-cell>
          <table:table-cell table:style-name="TableCell263">
            <text:p text:style-name="P264">Jun Shibata</text:p>
          </table:table-cell>
        </table:table-row>
        <table:table-row table:style-name="TableRow265">
          <table:table-cell table:style-name="TableCell266">
            <text:p text:style-name="P267">Washikita Kyota</text:p>
          </table:table-cell>
          <table:table-cell table:style-name="TableCell268">
            <text:p text:style-name="P269">Takashi Muratani</text:p>
          </table:table-cell>
        </table:table-row>
        <table:table-row table:style-name="TableRow270">
          <table:table-cell table:style-name="TableCell271">
            <text:p text:style-name="P272">Toshiharu Sugie</text:p>
          </table:table-cell>
          <table:table-cell table:style-name="TableCell273">
            <text:p text:style-name="P274">Hiroyuki Ohkaji</text:p>
          </table:table-cell>
        </table:table-row>
        <table:table-row table:style-name="TableRow275">
          <table:table-cell table:style-name="TableCell276">
            <text:p text:style-name="P277">Takeshi Ninomiya</text:p>
          </table:table-cell>
          <table:table-cell table:style-name="TableCell278">
            <text:p text:style-name="P279">Takao Hasegawa</text:p>
          </table:table-cell>
        </table:table-row>
        <table:table-row table:style-name="TableRow280">
          <table:table-cell table:style-name="TableCell281">
            <text:p text:style-name="P282">Motohiko Kurihara</text:p>
          </table:table-cell>
          <table:table-cell table:style-name="TableCell283">
            <text:p text:style-name="P284">Raku Nishikimi</text:p>
          </table:table-cell>
        </table:table-row>
        <table:table-row table:style-name="TableRow285">
          <table:table-cell table:style-name="TableCell286">
            <text:p text:style-name="P287">Hitomi Takechi</text:p>
          </table:table-cell>
          <table:table-cell table:style-name="TableCell288">
            <text:p text:style-name="P289">Tatsuya Tanaka</text:p>
          </table:table-cell>
        </table:table-row>
        <table:table-row table:style-name="TableRow290">
          <table:table-cell table:style-name="TableCell291">
            <text:p text:style-name="P292">Shoichi Funaki</text:p>
          </table:table-cell>
          <table:table-cell table:style-name="TableCell293">
            <text:p text:style-name="P294">Yousuke Toyama</text:p>
          </table:table-cell>
        </table:table-row>
        <table:table-row table:style-name="TableRow295">
          <table:table-cell table:style-name="TableCell296">
            <text:p text:style-name="P297">Norifumi Shiro</text:p>
          </table:table-cell>
          <table:table-cell table:style-name="TableCell298">
            <text:p text:style-name="P299">Tetsuya Wakano</text:p>
          </table:table-cell>
        </table:table-row>
      </table:table>
      <text:p text:style-name="P300">(Lord Death 0:56)</text:p>
      <text:p text:style-name="P301"><text:span text:style-name="T302">Yoooo! Sid, how’s it going at the lab♪?</text:span></text:p>
      <text:p text:style-name="P303">Everything back to normal?</text:p>
      <text:p text:style-name="P304">Second Key<text:s/>Animation</text:p>
      <table:table table:style-name="Table305">
        <table:table-columns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Shingo Kurakari</text:p>
          </table:table-cell>
          <table:table-cell table:style-name="TableCell311">
            <text:p text:style-name="P312">Kei Ajiki</text:p>
          </table:table-cell>
        </table:table-row>
        <table:table-row table:style-name="TableRow313">
          <table:table-cell table:style-name="TableCell314">
            <text:p text:style-name="P315">Shinji Itadaki</text:p>
          </table:table-cell>
          <table:table-cell table:style-name="TableCell316">
            <text:p text:style-name="P317">Naoto Abe</text:p>
          </table:table-cell>
        </table:table-row>
        <table:table-row table:style-name="TableRow318">
          <table:table-cell table:style-name="TableCell319" table:number-columns-spanned="2">
            <text:p text:style-name="P320">LIBERTY</text:p>
          </table:table-cell>
          <table:covered-table-cell/>
        </table:table-row>
        <table:table-row table:style-name="TableRow321">
          <table:table-cell table:style-name="TableCell322" table:number-columns-spanned="2">
            <text:p text:style-name="P323">FRONTLINE</text:p>
          </table:table-cell>
          <table:covered-table-cell/>
        </table:table-row>
        <table:table-row table:style-name="TableRow324">
          <table:table-cell table:style-name="TableCell325" table:number-columns-spanned="2">
            <text:p text:style-name="P326">Yuhodo</text:p>
          </table:table-cell>
          <table:covered-table-cell/>
        </table:table-row>
        <table:table-row table:style-name="TableRow327">
          <table:table-cell table:style-name="TableCell328" table:number-columns-spanned="2">
            <text:p text:style-name="P329">Sakura Create</text:p>
          </table:table-cell>
          <table:covered-table-cell/>
        </table:table-row>
        <table:table-row table:style-name="TableRow330">
          <table:table-cell table:style-name="TableCell331" table:number-columns-spanned="2">
            <text:p text:style-name="P332">Last House</text:p>
          </table:table-cell>
          <table:covered-table-cell/>
        </table:table-row>
        <table:table-row table:style-name="TableRow333">
          <table:table-cell table:style-name="TableCell334" table:number-columns-spanned="2">
            <text:p text:style-name="P335">Kurenaigumi</text:p>
          </table:table-cell>
          <table:covered-table-cell/>
        </table:table-row>
      </table:table>
      <text:soft-page-break/>
      <text:p text:style-name="P336">(Sid 1:03)</text:p>
      <text:p text:style-name="P337">Yes. Repairs are in progress.</text:p>
      <text:p text:style-name="P338"><text:span text:style-name="T339">In-between Check</text:span></text:p>
      <text:p text:style-name="P340">Koichi Iwanaga</text:p>
      <text:p text:style-name="P341">(Spirit 1:06)</text:p>
      <text:p text:style-name="P342"><text:span text:style-name="T343">It's great we're taking our time to<text:s/></text:span><text:span text:style-name="T344">make sure it’s done right.</text:span></text:p>
      <text:p text:style-name="P345">But it means you can't do any of those weird experiments of yours.</text:p>
      <text:p text:style-name="P346">Isn’t that right, Stein?</text:p>
      <text:p text:style-name="P347">In-between Animation</text:p>
      <table:table table:style-name="Table348">
        <table:table-columns>
          <table:table-column table:style-name="TableColumn349"/>
          <table:table-column table:style-name="TableColumn350"/>
        </table:table-columns>
        <table:table-row table:style-name="TableRow351">
          <table:table-cell table:style-name="TableCell352">
            <text:p text:style-name="P353">Keiko Atake</text:p>
          </table:table-cell>
          <table:table-cell table:style-name="TableCell354">
            <text:p text:style-name="P355">Hiromi Masuko</text:p>
          </table:table-cell>
        </table:table-row>
        <table:table-row table:style-name="TableRow356">
          <table:table-cell table:style-name="TableCell357">
            <text:p text:style-name="P358">Keiko Oyama</text:p>
          </table:table-cell>
          <table:table-cell table:style-name="TableCell359">
            <text:p text:style-name="P360">Yuu Takahashi</text:p>
          </table:table-cell>
        </table:table-row>
        <table:table-row table:style-name="TableRow361">
          <table:table-cell table:style-name="TableCell362" table:number-columns-spanned="2">
            <text:p text:style-name="P363">Bones Animation Department</text:p>
          </table:table-cell>
          <table:covered-table-cell/>
        </table:table-row>
        <table:table-row table:style-name="TableRow364">
          <table:table-cell table:style-name="TableCell365" table:number-columns-spanned="2">
            <text:p text:style-name="P366">Production I.G</text:p>
          </table:table-cell>
          <table:covered-table-cell/>
        </table:table-row>
        <table:table-row table:style-name="TableRow367">
          <table:table-cell table:style-name="TableCell368" table:number-columns-spanned="2">
            <text:p text:style-name="P369">Anime Torotoro</text:p>
          </table:table-cell>
          <table:covered-table-cell/>
        </table:table-row>
        <table:table-row table:style-name="TableRow370">
          <table:table-cell table:style-name="TableCell371" table:number-columns-spanned="2">
            <text:p text:style-name="P372">Tatsunoko Production</text:p>
          </table:table-cell>
          <table:covered-table-cell/>
        </table:table-row>
        <table:table-row table:style-name="TableRow373">
          <table:table-cell table:style-name="TableCell374" table:number-columns-spanned="2">
            <text:p text:style-name="P375">A.P.P.P.</text:p>
          </table:table-cell>
          <table:covered-table-cell/>
        </table:table-row>
        <table:table-row table:style-name="TableRow376">
          <table:table-cell table:style-name="TableCell377" table:number-columns-spanned="2">
            <text:p text:style-name="P378">Triple A</text:p>
          </table:table-cell>
          <table:covered-table-cell/>
        </table:table-row>
      </table:table>
      <text:p text:style-name="P379"/>
      <text:p text:style-name="P380">Wii-Exclusive Color Design</text:p>
      <text:p text:style-name="P381">Coordination – Final Inspection</text:p>
      <text:p text:style-name="P382">Yukari Goto</text:p>
      <text:p text:style-name="P383">(Stein 1:13)</text:p>
      <text:p text:style-name="P384"><text:span text:style-name="T385">Yes. After all, those kinds of experiments can honestly be done just about anywhere.</text:span></text:p>
      <text:p text:style-name="P386"/>
      <text:p text:style-name="P387"><text:span text:style-name="T388">Finishing Check</text:span></text:p>
      <table:table table:style-name="Table389">
        <table:table-columns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Shihoko Nakayama</text:p>
          </table:table-cell>
          <table:table-cell table:style-name="TableCell395">
            <text:p text:style-name="P396">Kahori<text:s/>Sato</text:p>
          </table:table-cell>
        </table:table-row>
        <table:table-row table:style-name="TableRow397">
          <table:table-cell table:style-name="TableCell398">
            <text:p text:style-name="P399">Fumiko Tanaka</text:p>
          </table:table-cell>
          <table:table-cell table:style-name="TableCell400">
            <text:p text:style-name="P401"/>
          </table:table-cell>
        </table:table-row>
      </table:table>
      <text:p text:style-name="P402"/>
      <text:p text:style-name="P403">Finishing</text:p>
      <table:table table:style-name="Table404">
        <table:table-columns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 table:number-columns-spanned="2">
            <text:p text:style-name="P409">Production I.G</text:p>
          </table:table-cell>
          <table:covered-table-cell/>
        </table:table-row>
        <table:table-row table:style-name="TableRow410">
          <table:table-cell table:style-name="TableCell411">
            <text:p text:style-name="P412">Mariko Shimokawa</text:p>
          </table:table-cell>
          <table:table-cell table:style-name="TableCell413">
            <text:p text:style-name="P414">Emiki Ueno</text:p>
          </table:table-cell>
        </table:table-row>
        <table:table-row table:style-name="TableRow415">
          <table:table-cell table:style-name="TableCell416">
            <text:p text:style-name="P417">Yuri Okada</text:p>
          </table:table-cell>
          <table:table-cell table:style-name="TableCell418">
            <text:p text:style-name="P419">Mika Sugawara</text:p>
          </table:table-cell>
        </table:table-row>
        <table:table-row table:style-name="TableRow420">
          <table:table-cell table:style-name="TableCell421">
            <text:p text:style-name="P422">Yuuko Fujita</text:p>
          </table:table-cell>
          <table:table-cell table:style-name="TableCell423">
            <text:p text:style-name="P424">Kumiko Sato</text:p>
          </table:table-cell>
        </table:table-row>
        <table:table-row table:style-name="TableRow425">
          <table:table-cell table:style-name="TableCell426">
            <text:p text:style-name="P427">Yuka Takeda</text:p>
          </table:table-cell>
          <table:table-cell table:style-name="TableCell428">
            <text:p text:style-name="P429">Sachiyo Mutou</text:p>
          </table:table-cell>
        </table:table-row>
        <table:table-row table:style-name="TableRow430">
          <table:table-cell table:style-name="TableCell431">
            <text:p text:style-name="P432">Sayoko Noda</text:p>
          </table:table-cell>
          <table:table-cell table:style-name="TableCell433">
            <text:p text:style-name="P434">Katsumi Oshima</text:p>
          </table:table-cell>
        </table:table-row>
        <table:table-row table:style-name="TableRow435">
          <table:table-cell table:style-name="TableCell436">
            <text:p text:style-name="P437">Reika Yoneyama</text:p>
          </table:table-cell>
          <table:table-cell table:style-name="TableCell438">
            <text:p text:style-name="P439">Fujiko Ohmori</text:p>
          </table:table-cell>
        </table:table-row>
        <table:table-row table:style-name="TableRow440">
          <table:table-cell table:style-name="TableCell441">
            <text:p text:style-name="P442">Mayumi Sato</text:p>
          </table:table-cell>
          <table:table-cell table:style-name="TableCell443">
            <text:p text:style-name="P444"/>
          </table:table-cell>
        </table:table-row>
      </table:table>
      <text:p text:style-name="P445">(Spirit 1:19)</text:p>
      <text:p text:style-name="P446">Huh?</text:p>
      <text:p text:style-name="P447">Hey!</text:p>
      <text:p text:style-name="P448">Y-You did something to me again, didn’t you!?</text:p>
      <text:soft-page-break/>
      <text:p text:style-name="P449">Aaaah!</text:p>
      <text:p text:style-name="P450">Wish</text:p>
      <table:table table:style-name="Table451">
        <table:table-columns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Yoshiki Ito</text:p>
          </table:table-cell>
          <table:table-cell table:style-name="TableCell457">
            <text:p text:style-name="P458">Atsuko Ito</text:p>
          </table:table-cell>
        </table:table-row>
        <table:table-row table:style-name="TableRow459">
          <table:table-cell table:style-name="TableCell460">
            <text:p text:style-name="P461">Naoko Sunahara</text:p>
          </table:table-cell>
          <table:table-cell table:style-name="TableCell462">
            <text:p text:style-name="P463">Yoko Chiba</text:p>
          </table:table-cell>
        </table:table-row>
        <table:table-row table:style-name="TableRow464">
          <table:table-cell table:style-name="TableCell465">
            <text:p text:style-name="P466">Hiromi Mitome</text:p>
          </table:table-cell>
          <table:table-cell table:style-name="TableCell467">
            <text:p text:style-name="P468">Junko Mochizuki</text:p>
          </table:table-cell>
        </table:table-row>
        <table:table-row table:style-name="TableRow469">
          <table:table-cell table:style-name="TableCell470">
            <text:p text:style-name="P471">Michiko Watanabe</text:p>
          </table:table-cell>
          <table:table-cell table:style-name="TableCell472">
            <text:p text:style-name="P473">Marie Koga</text:p>
          </table:table-cell>
        </table:table-row>
        <table:table-row table:style-name="TableRow474">
          <table:table-cell table:style-name="TableCell475">
            <text:p text:style-name="P476">Yumi Fujiwara</text:p>
          </table:table-cell>
          <table:table-cell table:style-name="TableCell477">
            <text:p text:style-name="P478">Yuu Takahashi</text:p>
          </table:table-cell>
        </table:table-row>
        <table:table-row table:style-name="TableRow479">
          <table:table-cell table:style-name="TableCell480">
            <text:p text:style-name="P481">Erika Tanaka</text:p>
          </table:table-cell>
          <table:table-cell table:style-name="TableCell482">
            <text:p text:style-name="P483">Yuri Shiozawa</text:p>
          </table:table-cell>
        </table:table-row>
      </table:table>
      <text:p text:style-name="P484">(Lord Death 1:26)</text:p>
      <text:p text:style-name="P485">Look at<text:s/>those two.</text:p>
      <text:p text:style-name="P486"><text:span text:style-name="T487">Still the best of friends after all these years♪</text:span></text:p>
      <text:p text:style-name="P488"/>
      <text:p text:style-name="P489">Studio Elle</text:p>
      <table:table table:style-name="Table490">
        <table:table-columns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p text:style-name="P495">Suzuka Ono</text:p>
          </table:table-cell>
          <table:table-cell table:style-name="TableCell496">
            <text:p text:style-name="P497">Mika Tanba</text:p>
          </table:table-cell>
        </table:table-row>
        <table:table-row table:style-name="TableRow498">
          <table:table-cell table:style-name="TableCell499">
            <text:p text:style-name="P500">Risa Mimura</text:p>
          </table:table-cell>
          <table:table-cell table:style-name="TableCell501">
            <text:p text:style-name="P502">Maiko Misaki</text:p>
          </table:table-cell>
        </table:table-row>
        <table:table-row table:style-name="TableRow503">
          <table:table-cell table:style-name="TableCell504">
            <text:p text:style-name="P505">Shizumi Sakai</text:p>
          </table:table-cell>
          <table:table-cell table:style-name="TableCell506">
            <text:p text:style-name="P507">Michiko Kado</text:p>
          </table:table-cell>
        </table:table-row>
      </table:table>
      <text:p text:style-name="P508"/>
      <text:p text:style-name="P509"/>
      <text:p text:style-name="P510">Studio Fantasia</text:p>
      <text:p text:style-name="P511">Studio Road</text:p>
      <text:p text:style-name="P512">(Sid 1:33)</text:p>
      <text:p text:style-name="P513">But we can't assume that he will always remain the way he is.</text:p>
      <text:p text:style-name="P514"/>
      <text:p text:style-name="P515">Art Director/ Production Designer</text:p>
      <text:p text:style-name="P516">Hiroshi Ohno</text:p>
      <text:p text:style-name="P517"/>
      <text:p text:style-name="P518">Studio Fuga</text:p>
      <table:table table:style-name="Table519">
        <table:table-columns>
          <table:table-column table:style-name="TableColumn520"/>
          <table:table-column table:style-name="TableColumn521"/>
        </table:table-columns>
        <table:table-row table:style-name="TableRow522">
          <table:table-cell table:style-name="TableCell523">
            <text:p text:style-name="P524">Shunsuke Suzuki</text:p>
          </table:table-cell>
          <table:table-cell table:style-name="TableCell525">
            <text:p text:style-name="P526">Emi Kitahara</text:p>
          </table:table-cell>
        </table:table-row>
        <table:table-row table:style-name="TableRow527">
          <table:table-cell table:style-name="TableCell528">
            <text:p text:style-name="P529">Yuho Akagami</text:p>
          </table:table-cell>
          <table:table-cell table:style-name="TableCell530">
            <text:p text:style-name="P531">Kiyoshi Samejima</text:p>
          </table:table-cell>
        </table:table-row>
        <table:table-row table:style-name="TableRow532">
          <table:table-cell table:style-name="TableCell533">
            <text:p text:style-name="P534">Tatsuya Sasaki</text:p>
          </table:table-cell>
          <table:table-cell table:style-name="TableCell535">
            <text:p text:style-name="P536">Sanae Terasawa</text:p>
          </table:table-cell>
        </table:table-row>
        <table:table-row table:style-name="TableRow537">
          <table:table-cell table:style-name="TableCell538">
            <text:p text:style-name="P539">Junko Shimada</text:p>
          </table:table-cell>
          <table:table-cell table:style-name="TableCell540">
            <text:p text:style-name="P541">Taichi Toki</text:p>
          </table:table-cell>
        </table:table-row>
        <table:table-row table:style-name="TableRow542">
          <table:table-cell table:style-name="TableCell543">
            <text:p text:style-name="P544">Kumiko Ono</text:p>
          </table:table-cell>
          <table:table-cell table:style-name="TableCell545">
            <text:p text:style-name="P546"/>
          </table:table-cell>
        </table:table-row>
      </table:table>
      <text:p text:style-name="P547"/>
      <text:p text:style-name="P548">Background Scan</text:p>
      <text:p text:style-name="P549">Scan Shop, Ltd.</text:p>
      <text:p text:style-name="P550">Hiroaki Sato</text:p>
      <text:p text:style-name="P551">(Lord Death 1:39)</text:p>
      <text:p text:style-name="P552">True♪ If I don't keep an eye on it, things could get ugly♪</text:p>
      <text:p text:style-name="P553"/>
      <text:p text:style-name="P554">Special Effects</text:p>
      <text:p text:style-name="P555">Shin Inoie</text:p>
      <text:p text:style-name="P556"/>
      <text:p text:style-name="P557">Director of Photography</text:p>
      <text:soft-page-break/>
      <text:p text:style-name="P558">Yohei Mitahara</text:p>
      <text:p text:style-name="P559"/>
      <text:p text:style-name="P560">Photography</text:p>
      <text:p text:style-name="P561">Bones Photography Department</text:p>
      <text:p text:style-name="P562">Tsuyoshi Kanbayashi</text:p>
      <text:p text:style-name="P563">Hikaru Fukuda</text:p>
      <text:p text:style-name="P564">Hitomi Fukuzawa</text:p>
      <text:p text:style-name="P565">Satomi Ryukaku</text:p>
      <text:p text:style-name="P566"/>
      <text:p text:style-name="P567">3D CGI</text:p>
      <text:p text:style-name="P568">Mayuko<text:s/>Furumoto</text:p>
      <text:p text:style-name="P569">Kota Sasaki</text:p>
      <text:p text:style-name="P570">Akiko Sasaoka</text:p>
      <text:p text:style-name="P571"/>
      <text:p text:style-name="P572">Fonts</text:p>
      <text:p text:style-name="P573">Hakusyu Fonts co. ltd</text:p>
      <text:p text:style-name="P574"/>
      <text:p text:style-name="P575">Editor</text:p>
      <text:p text:style-name="P576">Shigeru Nishiyama</text:p>
      <text:p text:style-name="P577"/>
      <text:p text:style-name="P578">Assistant Editor</text:p>
      <text:p text:style-name="P579">Kentaro Tsubone</text:p>
      <text:p text:style-name="P580"/>
      <text:p text:style-name="P581">Editing Studio</text:p>
      <text:p text:style-name="P582">REAL-T</text:p>
      <text:p text:style-name="P583"/>
      <text:p text:style-name="P584">HD Editor</text:p>
      <text:p text:style-name="P585">Junichi Arai</text:p>
      <text:p text:style-name="P586"/>
      <text:p text:style-name="P587">Assistant HD Editor</text:p>
      <text:p text:style-name="P588">Shinji Iriyama</text:p>
      <text:p text:style-name="P589"/>
      <text:p text:style-name="P590">HD Editing Studio</text:p>
      <text:p text:style-name="P591">Q-TEC</text:p>
      <text:p text:style-name="P592"><text:span text:style-name="T593">(Liz 1:57)</text:span></text:p>
      <text:p text:style-name="P594"><text:span text:style-name="T595">ん、あぁ～この間</text:span><text:span text:style-name="T596"><text:s/></text:span><text:span text:style-name="T597">魔女の騒ぎにやっと落ち着いたって感じだねぇ。</text:span></text:p>
      <text:p text:style-name="P598"><text:span text:style-name="T599">Mmmgh!<text:s/></text:span><text:span text:style-name="T600">It seems like all that witch business has finally calmed down.</text:span></text:p>
      <text:p text:style-name="P601"/>
      <text:p text:style-name="P602">Production Assisstant</text:p>
      <text:p text:style-name="P603">Kazumi Kato</text:p>
      <text:p text:style-name="P604">(Tsubaki 2:02)</text:p>
      <text:p text:style-name="P605"><text:span text:style-name="T606">そうですね。いつもの死武専に</text:span><text:span text:style-name="T607">戻りましたね。</text:span></text:p>
      <text:p text:style-name="P608">You’re right. The DWMA is back to normal.</text:p>
      <text:p text:style-name="P609"/>
      <text:p text:style-name="P610"/>
      <text:p text:style-name="P611"/>
      <text:p text:style-name="P612"><text:span text:style-name="T613">Cut-in Characters</text:span></text:p>
      <text:p text:style-name="P614"/>
      <text:soft-page-break/>
      <text:p text:style-name="P615">Producer</text:p>
      <text:p text:style-name="P616">Takebumi Anzai</text:p>
      <text:p text:style-name="P617"/>
      <text:p text:style-name="P618"><text:span text:style-name="T619">Animation Director</text:span></text:p>
      <text:p text:style-name="P620">Takahiro Komori</text:p>
      <text:p text:style-name="P621"><text:span text:style-name="T622">(Patty 2:07)</text:span></text:p>
      <text:p text:style-name="P623"><text:span text:style-name="T624">え</text:span><text:span text:style-name="T625">ー　お祭りみたい</text:span><text:span text:style-name="T626">だ</text:span><text:span text:style-name="T627">楽しかったよ。もっと騒が</text:span><text:span text:style-name="T628">—</text:span></text:p>
      <text:p text:style-name="P629">Eh~ It was so fun, like a festival. I want more chaos!</text:p>
      <text:p text:style-name="P630"/>
      <text:p text:style-name="P631">Animation</text:p>
      <table:table table:style-name="Table632">
        <table:table-columns>
          <table:table-column table:style-name="TableColumn633"/>
          <table:table-column table:style-name="TableColumn634"/>
        </table:table-columns>
        <table:table-row table:style-name="TableRow635">
          <table:table-cell table:style-name="TableCell636">
            <text:p text:style-name="P637">Asako Aoki</text:p>
          </table:table-cell>
          <table:table-cell table:style-name="TableCell638">
            <text:p text:style-name="P639">Naoto Abe</text:p>
          </table:table-cell>
        </table:table-row>
        <table:table-row table:style-name="TableRow640">
          <table:table-cell table:style-name="TableCell641">
            <text:p text:style-name="P642">Wataru Abe</text:p>
          </table:table-cell>
          <table:table-cell table:style-name="TableCell643">
            <text:p text:style-name="P644">Takaaki Izumo</text:p>
          </table:table-cell>
        </table:table-row>
        <table:table-row table:style-name="TableRow645">
          <table:table-cell table:style-name="TableCell646">
            <text:p text:style-name="P647">Yae Outsuka</text:p>
          </table:table-cell>
          <table:table-cell table:style-name="TableCell648">
            <text:p text:style-name="P649">Tatsuya Oka</text:p>
          </table:table-cell>
        </table:table-row>
        <table:table-row table:style-name="TableRow650">
          <table:table-cell table:style-name="TableCell651">
            <text:p text:style-name="P652">Hiro Kanzaki</text:p>
          </table:table-cell>
          <table:table-cell table:style-name="TableCell653">
            <text:p text:style-name="P654">Toshihiro Kikuchi</text:p>
          </table:table-cell>
        </table:table-row>
        <table:table-row table:style-name="TableRow655">
          <table:table-cell table:style-name="TableCell656">
            <text:p text:style-name="P657">Satoru<text:s/>Kiyomaru</text:p>
          </table:table-cell>
          <table:table-cell table:style-name="TableCell658">
            <text:p text:style-name="P659">Shiori Kudo</text:p>
          </table:table-cell>
        </table:table-row>
        <table:table-row table:style-name="TableRow660">
          <table:table-cell table:style-name="TableCell661">
            <text:p text:style-name="P662">Miyuki Gatou</text:p>
          </table:table-cell>
          <table:table-cell table:style-name="TableCell663">
            <text:p text:style-name="P664">Kaori Komori</text:p>
          </table:table-cell>
        </table:table-row>
        <table:table-row table:style-name="TableRow665">
          <table:table-cell table:style-name="TableCell666">
            <text:p text:style-name="P667">Hideki Sadai</text:p>
          </table:table-cell>
          <table:table-cell table:style-name="TableCell668">
            <text:p text:style-name="P669">Toshiharu Sugie</text:p>
          </table:table-cell>
        </table:table-row>
        <table:table-row table:style-name="TableRow670">
          <table:table-cell table:style-name="TableCell671">
            <text:p text:style-name="P672">Keiko Takano</text:p>
          </table:table-cell>
          <table:table-cell table:style-name="TableCell673">
            <text:p text:style-name="P674">Tatsuro Nagai</text:p>
          </table:table-cell>
        </table:table-row>
        <table:table-row table:style-name="TableRow675">
          <table:table-cell table:style-name="TableCell676">
            <text:p text:style-name="P677">Eri Baba</text:p>
          </table:table-cell>
          <table:table-cell table:style-name="TableCell678">
            <text:p text:style-name="P679">Satomi Higuchi</text:p>
          </table:table-cell>
        </table:table-row>
        <table:table-row table:style-name="TableRow680">
          <table:table-cell table:style-name="TableCell681">
            <text:p text:style-name="P682">Yoshiya Yamamoto</text:p>
          </table:table-cell>
          <table:table-cell table:style-name="TableCell683">
            <text:p text:style-name="P684">Eri Yuzuki</text:p>
          </table:table-cell>
        </table:table-row>
      </table:table>
      <text:p text:style-name="P685"/>
      <text:p text:style-name="P686"><text:span text:style-name="T687">(Black Star 2:11)</text:span></text:p>
      <text:p text:style-name="P688">うお！祭りと聞いちゃった、待ってられねェぞ。ひゃっはぁー！</text:p>
      <text:p text:style-name="P689">Oh! Did someone say festival? I can’t wait.<text:s/>Yahoo!</text:p>
      <text:p text:style-name="P690"/>
      <text:p text:style-name="P691"><text:span text:style-name="T692">Color Coordination / Finishing Check<text:s/></text:span><text:span text:style-name="T693"><text:line-break/></text:span><text:span text:style-name="T694">Yukari Got</text:span><text:span text:style-name="T695">o</text:span></text:p>
      <text:p text:style-name="P696">(Liz 2:15)</text:p>
      <text:p text:style-name="P697">わかった、わかった。って、お前はいつもをやろうだろう、ブラック☆スター！？</text:p>
      <text:p text:style-name="P698">Alright, alright.</text:p>
      <text:p text:style-name="P699">Wait, isn’t everything always a festival with you,<text:s/><text:bookmark-start text:name="_Hlk60675425"/>Black☆Star<text:bookmark-end text:name="_Hlk60675425"/>!?</text:p>
      <text:p text:style-name="P700"/>
      <text:p text:style-name="P701">Finishing<text:line-break/>Wish</text:p>
      <table:table table:style-name="Table702">
        <table:table-columns>
          <table:table-column table:style-name="TableColumn703"/>
          <table:table-column table:style-name="TableColumn704"/>
        </table:table-columns>
        <table:table-row table:style-name="TableRow705">
          <table:table-cell table:style-name="TableCell706">
            <text:p text:style-name="P707">Yoshiki Ito</text:p>
          </table:table-cell>
          <table:table-cell table:style-name="TableCell708">
            <text:p text:style-name="P709">Atsuko Ito</text:p>
          </table:table-cell>
        </table:table-row>
        <table:table-row table:style-name="TableRow710">
          <table:table-cell table:style-name="TableCell711">
            <text:p text:style-name="P712"><text:span text:style-name="T713">Naoko Sunahara</text:span></text:p>
          </table:table-cell>
          <table:table-cell table:style-name="TableCell714">
            <text:p text:style-name="P715">Yoko Chiba</text:p>
          </table:table-cell>
        </table:table-row>
        <table:table-row table:style-name="TableRow716">
          <table:table-cell table:style-name="TableCell717">
            <text:p text:style-name="P718">Hiromi Mitome</text:p>
          </table:table-cell>
          <table:table-cell table:style-name="TableCell719">
            <text:p text:style-name="P720">Junko Mochizuki</text:p>
          </table:table-cell>
        </table:table-row>
        <table:table-row table:style-name="TableRow721">
          <table:table-cell table:style-name="TableCell722">
            <text:p text:style-name="P723">Michiko Watanabe</text:p>
          </table:table-cell>
          <table:table-cell table:style-name="TableCell724">
            <text:p text:style-name="P725">Marie Koga</text:p>
          </table:table-cell>
        </table:table-row>
        <table:table-row table:style-name="TableRow726">
          <table:table-cell table:style-name="TableCell727">
            <text:p text:style-name="P728">Yumi Fujiwara</text:p>
          </table:table-cell>
          <table:table-cell table:style-name="TableCell729">
            <text:p text:style-name="P730">Yuu Takahashi</text:p>
          </table:table-cell>
        </table:table-row>
        <table:table-row table:style-name="TableRow731">
          <table:table-cell table:style-name="TableCell732">
            <text:p text:style-name="P733">Erika Tanaka</text:p>
          </table:table-cell>
          <table:table-cell table:style-name="TableCell734">
            <text:p text:style-name="P735">Yuri Shiozawa</text:p>
          </table:table-cell>
        </table:table-row>
      </table:table>
      <text:p text:style-name="P736"/>
      <text:p text:style-name="P737"/>
      <table:table table:style-name="Table738">
        <table:table-columns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Kahori Sato</text:p>
          </table:table-cell>
          <table:table-cell table:style-name="TableCell744">
            <text:p text:style-name="P745">Yukari Goto</text:p>
          </table:table-cell>
        </table:table-row>
      </table:table>
      <text:p text:style-name="P746"/>
      <text:p text:style-name="P747"/>
      <text:p text:style-name="P748"/>
      <text:p text:style-name="P749"><text:span text:style-name="T750">(Patty 2:21)</text:span></text:p>
      <text:p text:style-name="P751">へへ、言えてる、えへへ</text:p>
      <text:p text:style-name="P752">Hehe, you said it, eheheh.</text:p>
      <text:p text:style-name="P753"/>
      <text:p text:style-name="P754">In-between Check</text:p>
      <text:p text:style-name="P755">Koichi Iwanagi</text:p>
      <text:p text:style-name="P756"/>
      <text:p text:style-name="P757">In-betweens</text:p>
      <text:p text:style-name="P758">Keiko Oyama</text:p>
      <text:p text:style-name="P759">(Soul 2:25)</text:p>
      <text:p text:style-name="P760">なぁ、マカ、デスサイズの奴、なんかあった？</text:p>
      <text:p text:style-name="P761">Hey, Maka, did something happen with Death Scythe?</text:p>
      <text:p text:style-name="P762"/>
      <text:p text:style-name="P763">Bones In-between Department</text:p>
      <table:table table:style-name="Table764">
        <table:table-columns>
          <table:table-column table:style-name="TableColumn765"/>
          <table:table-column table:style-name="TableColumn766"/>
        </table:table-columns>
        <table:table-row table:style-name="TableRow767">
          <table:table-cell table:style-name="TableCell768">
            <text:p text:style-name="P769">Mitsuko Kawasaki</text:p>
          </table:table-cell>
          <table:table-cell table:style-name="TableCell770">
            <text:p text:style-name="P771">Iori Nonoshita</text:p>
          </table:table-cell>
        </table:table-row>
        <table:table-row table:style-name="TableRow772">
          <table:table-cell table:style-name="TableCell773">
            <text:p text:style-name="P774">Keiko Tamaki</text:p>
          </table:table-cell>
          <table:table-cell table:style-name="TableCell775">
            <text:p text:style-name="P776"><text:s/>朴<text:s/>秄英<text:s/>Park Ja-Yeong</text:p>
          </table:table-cell>
        </table:table-row>
        <table:table-row table:style-name="TableRow777">
          <table:table-cell table:style-name="TableCell778">
            <text:p text:style-name="P779">Kenta Yokoya</text:p>
          </table:table-cell>
          <table:table-cell table:style-name="TableCell780">
            <text:p text:style-name="P781">Miki Sakaibara</text:p>
          </table:table-cell>
        </table:table-row>
      </table:table>
      <text:p text:style-name="P782"/>
      <text:p text:style-name="P783">(Maka 2:29)</text:p>
      <text:p text:style-name="P784">え、パパが何？</text:p>
      <text:p text:style-name="P785"><text:span text:style-name="T786">Huh, what did Papa do?</text:span></text:p>
      <text:p text:style-name="P787"/>
      <text:p text:style-name="P788">Artland</text:p>
      <text:p text:style-name="P789">STUDIO MARK</text:p>
      <text:p text:style-name="P790">Takuranke</text:p>
      <text:p text:style-name="P791">Tatsunoko Production</text:p>
      <text:p text:style-name="P792">FRONTLINE</text:p>
      <text:p text:style-name="P793">Mook DLE</text:p>
      <text:p text:style-name="P794">Yuhodo</text:p>
      <text:p text:style-name="P795">(Soul 2:30)</text:p>
      <text:p text:style-name="P796"><text:span text:style-name="T797">いや、さき</text:span><text:span text:style-name="T798">変な声を上げて廊下を走ってたからよ。</text:span></text:p>
      <text:p text:style-name="P799"><text:span text:style-name="T800">No, it’s just that he was running through the halls making a weird noise earlier.</text:span></text:p>
      <text:p text:style-name="P801"/>
      <text:p text:style-name="P802"/>
      <text:p text:style-name="P803">Production Assistant</text:p>
      <text:p text:style-name="P804">Yuri Kumesawa</text:p>
      <text:p text:style-name="P805"><text:span text:style-name="T806">#(Patty 2:34)</text:span></text:p>
      <text:p text:style-name="P807">ああ、見た見た！ぎょえええ(?)って</text:p>
      <text:p text:style-name="P808">Aaah, I saw that! It was like “guoooeee”~</text:p>
      <text:p text:style-name="P809"/>
      <text:p text:style-name="P810"/>
      <text:soft-page-break/>
      <text:p text:style-name="P811">Animation Producer</text:p>
      <text:p text:style-name="P812">Masahiko Minami</text:p>
      <text:p text:style-name="P813">Yoshihiro Oyabu</text:p>
      <text:p text:style-name="P814">(Tsubaki 2:38)</text:p>
      <text:p text:style-name="P815"><text:span text:style-name="T816">私もそれ違うますよ。</text:span><text:span text:style-name="T817">シュタイン博士が</text:span><text:span text:style-name="T818">なんとかあった言ってましただけど、</text:span></text:p>
      <text:p text:style-name="P819"><text:span text:style-name="T820">I thought it was off too. Professor Stein was saying that he’d done something, but...<text:s/></text:span><text:span text:style-name="T821">　</text:span></text:p>
      <text:p text:style-name="P822"/>
      <text:p text:style-name="P823">Setting Producer</text:p>
      <text:p text:style-name="P824">Tomonori Maeda</text:p>
      <text:p text:style-name="P825"/>
      <text:p text:style-name="P826">Literature Producer</text:p>
      <text:p text:style-name="P827">Yoneki Tsumura</text:p>
      <text:p text:style-name="P828"/>
      <text:p text:style-name="P829">Production Affairs</text:p>
      <text:p text:style-name="P830">Akiko Nikaido</text:p>
      <text:p text:style-name="P831"><text:span text:style-name="T832">(Liz 2:44)</text:span></text:p>
      <text:p text:style-name="P833">どうせまた博士の怪しげな実験を試されたんじゃないの。</text:p>
      <text:p text:style-name="P834"><text:span text:style-name="T835">I bet he was trying out some fishy experiments again, right?</text:span></text:p>
      <text:p text:style-name="P836"/>
      <text:p text:style-name="P837">Animation Production</text:p>
      <text:p text:style-name="P838">Bones</text:p>
      <text:p text:style-name="P839"/>
      <text:p text:style-name="P840"/>
      <text:p text:style-name="P841"/>
      <text:p text:style-name="P842">Supervisor</text:p>
      <text:p text:style-name="P843">Takuya<text:s/>Igarashi</text:p>
      <text:p text:style-name="P844"><text:span text:style-name="T845">(Maka 2:48)</text:span></text:p>
      <text:p text:style-name="P846">あ、もう知らない。</text:p>
      <text:p text:style-name="P847">Ahh, I don’t care anymore...</text:p>
      <text:p text:style-name="P848"/>
      <text:p text:style-name="P849"/>
      <text:p text:style-name="P850"/>
      <text:p text:style-name="P851"><text:span text:style-name="T852">GAME STAFF</text:span></text:p>
      <text:p text:style-name="P853">(Kid 2:51)</text:p>
      <text:p text:style-name="P854"><text:span text:style-name="T855">まったく、呑気だな</text:span><text:span text:style-name="T856"><text:s/></text:span><text:span text:style-name="T857">お前たちは</text:span></text:p>
      <text:p text:style-name="P858">Honestly, how carefree you are.</text:p>
      <text:p text:style-name="P859"/>
      <text:p text:style-name="P860">(Soul 2:55)</text:p>
      <text:p text:style-name="P861">どうした<text:s/>キッド</text:p>
      <text:p text:style-name="P862">What’s up, Kid?</text:p>
      <text:p text:style-name="P863"/>
      <text:p text:style-name="P864">VERMILION</text:p>
      <text:p text:style-name="P865"/>
      <text:p text:style-name="P866">Product Manager</text:p>
      <text:p text:style-name="P867">Kazuhiro Akuhira</text:p>
      <text:p text:style-name="P868">Masao Izumi</text:p>
      <text:p text:style-name="P869"/>
      <text:p text:style-name="P870"/>
      <text:soft-page-break/>
      <text:p text:style-name="P871">STUDIO ZAN</text:p>
      <text:p text:style-name="P872"/>
      <text:p text:style-name="P873">Technical<text:s/>Director</text:p>
      <text:p text:style-name="P874">Akira Sunaga</text:p>
      <text:p text:style-name="P875">(Liz 2:56)</text:p>
      <text:p text:style-name="P876"><text:span text:style-name="T877">ああ</text:span><text:span text:style-name="T878">、まだなんか気になってるのか</text:span></text:p>
      <text:p text:style-name="P879">出かけるときあんなにチェックしたじゃん　きっちりかっちり大丈夫だって</text:p>
      <text:p text:style-name="P880"><text:span text:style-name="T881">Ah, don’t tell me something</text:span><text:span text:style-name="T882">’</text:span><text:span text:style-name="T883">s bothering you again.</text:span></text:p>
      <text:p text:style-name="P884">After you did all those checks before we left...</text:p>
      <text:p text:style-name="P885"><text:span text:style-name="T886">You said it was everything was perfect, didn’t you!?</text:span></text:p>
      <text:p text:style-name="P887"/>
      <text:p text:style-name="P888">XAX ENTERTAINMENT<text:s/>INC.</text:p>
      <text:p text:style-name="P889"/>
      <text:p text:style-name="P890">Game Director</text:p>
      <text:p text:style-name="P891">Atsushi Ota</text:p>
      <text:p text:style-name="P892"/>
      <text:p text:style-name="P893">Planning</text:p>
      <text:p text:style-name="P894">Yasuhiro Wakai</text:p>
      <text:p text:style-name="P895">Akira Fujii</text:p>
      <text:p text:style-name="P896"><text:s/>Daisuke Fujisawa</text:p>
      <text:p text:style-name="P897">Yuya Sato</text:p>
      <text:p text:style-name="P898">(Kid 3:03)</text:p>
      <text:p text:style-name="P899"><text:span text:style-name="T900">いや、そうじゃない。あの魔女が言っていたこと</text:span><text:span text:style-name="T901">って　お前たち、気にならないのか</text:span></text:p>
      <text:p text:style-name="P902">No, that’s not it. It was something that witch said.</text:p>
      <text:p text:style-name="P903"><text:span text:style-name="T904">Didn’t it bother you?</text:span></text:p>
      <text:p text:style-name="P905"/>
      <text:p text:style-name="P906"><text:span text:style-name="T907">Scenario</text:span></text:p>
      <text:p text:style-name="P908"><text:s/>Katsuya Yamaji</text:p>
      <text:p text:style-name="P909">Atsushi<text:s/>Ota</text:p>
      <text:p text:style-name="P910"/>
      <text:p text:style-name="P911">Lead Programmer</text:p>
      <text:p text:style-name="P912"><text:s/>Hiromi Shiotani</text:p>
      <text:p text:style-name="P913"/>
      <text:p text:style-name="P914">Programming</text:p>
      <text:p text:style-name="P915">Akashi Kitanohara</text:p>
      <text:p text:style-name="P916"><text:s/>Akira Matsumoto</text:p>
      <text:p text:style-name="P917"><text:s/>Yasuyuki Nakayabu</text:p>
      <text:p text:style-name="P918"><text:s/>Atsu Takasugi</text:p>
      <text:p text:style-name="P919"/>
      <text:p text:style-name="P920">Script</text:p>
      <text:p text:style-name="P921"><text:s/>Kenichi Horita</text:p>
      <text:p text:style-name="P922">Tadahiko Nakamura</text:p>
      <text:p text:style-name="P923">(Maka 3:11)</text:p>
      <text:p text:style-name="P924">魔女が言っていたことって？</text:p>
      <text:p text:style-name="P925">Something she said?</text:p>
      <text:p text:style-name="P926"><text:span text:style-name="T927">Character Modeling</text:span></text:p>
      <text:p text:style-name="P928"><text:s/>Yoshitaka Uchita</text:p>
      <text:p text:style-name="P929"><text:s/>Shuhei<text:s/>Akahane</text:p>
      <text:soft-page-break/>
      <text:p text:style-name="P930"><text:span text:style-name="T931"><text:s/></text:span><text:span text:style-name="T932">許</text:span><text:span text:style-name="T933"><text:s/></text:span><text:span text:style-name="T934">金沛</text:span><text:span text:style-name="T935"><text:s/>Xu Jin Pei<text:s/></text:span><text:span text:style-name="T936">(VERMILION)</text:span></text:p>
      <text:p text:style-name="P937"><text:span text:style-name="T938">李</text:span><text:span text:style-name="T939"><text:s/></text:span><text:span text:style-name="T940">亦文</text:span><text:span text:style-name="T941"><text:s/>Li Yiwen<text:s/></text:span><text:span text:style-name="T942">(VERMILION)</text:span></text:p>
      <text:p text:style-name="P943">(Liz 3:13)</text:p>
      <text:p text:style-name="P944">なんか言ったっけ？</text:p>
      <text:p text:style-name="P945">What did she say, again?</text:p>
      <text:p text:style-name="P946">Character Animation</text:p>
      <text:p text:style-name="P947">Yukiko Kurinohara</text:p>
      <text:p text:style-name="P948">Shigemi Katsuragi</text:p>
      <text:p text:style-name="P949">Kaori Shimada</text:p>
      <text:p text:style-name="P950"><text:s/>Ken Tsumozuki</text:p>
      <text:p text:style-name="P951">(Patty 3:14)</text:p>
      <text:p text:style-name="P952"><text:span text:style-name="T953">キッド君</text:span><text:span text:style-name="T954"><text:s/></text:span><text:span text:style-name="T955">気にしすぎ。そうなんだった若は早すぎそう　へへへ</text:span></text:p>
      <text:p text:style-name="P956"><text:span text:style-name="T957">You worry too much,</text:span><text:span text:style-name="T958"><text:s/>Kid. You’re gonna get old before your time, hahaha~<text:s/></text:span><text:span text:style-name="T959">　　</text:span></text:p>
      <text:p text:style-name="P960"/>
      <text:p text:style-name="P961">Map Design</text:p>
      <text:p text:style-name="P962"><text:s/>Satoshi Yamaguchi</text:p>
      <text:p text:style-name="P963">Ayu Kawamoto</text:p>
      <text:p text:style-name="P964">Shuhei Akahane</text:p>
      <text:p text:style-name="P965"><text:span text:style-name="T966"><text:s/></text:span><text:span text:style-name="T967">Rairai Ei (VERMILION)</text:span></text:p>
      <text:p text:style-name="P968">Kono So (VERMILION)</text:p>
      <text:p text:style-name="P969">(Black Star 3:19)</text:p>
      <text:p text:style-name="P970"><text:span text:style-name="T971">なあー　俺様より目立</text:span><text:span text:style-name="T972">そうってこんなが</text:span><text:span text:style-name="T973">--</text:span><text:span text:style-name="T974">　キッド！？</text:span></text:p>
      <text:p text:style-name="P975">What? Are you trying to out-rank me, Kid!?</text:p>
      <text:p text:style-name="P976"/>
      <text:p text:style-name="P977">Effects</text:p>
      <text:p text:style-name="P978"><text:s/>Ryouta Kurosawa</text:p>
      <text:p text:style-name="P979">(Tsubaki 3:22)</text:p>
      <text:p text:style-name="P980"><text:span text:style-name="T981">もう、</text:span><text:span text:style-name="T982">ブラック</text:span><text:span text:style-name="T983">☆</text:span><text:span text:style-name="T984">スター</text:span><text:span text:style-name="T985">やまて。</text:span></text:p>
      <text:p text:style-name="P986">それより、私も気になって、今回の事件は本当に終わったんでしょうか。</text:p>
      <text:p text:style-name="P987"><text:span text:style-name="T988">C</text:span><text:span text:style-name="T989">ome on,<text:s/></text:span><text:bookmark-start text:name="_Hlk60675978"/><text:span text:style-name="T990">Black☆Star</text:span><text:bookmark-end text:name="_Hlk60675978"/><text:span text:style-name="T991">, that’s enough.<text:s/></text:span><text:span text:style-name="T992">　</text:span><text:span text:style-name="T993">It’s bothering me too...</text:span></text:p>
      <text:p text:style-name="P994">Do you think it really is over?</text:p>
      <text:p text:style-name="P995"/>
      <text:p text:style-name="P996">Screen Design</text:p>
      <text:p text:style-name="P997">Naomi Meguro</text:p>
      <text:p text:style-name="P998"/>
      <text:p text:style-name="P999">2D Art and Image Board</text:p>
      <text:p text:style-name="P1000">Hiroshi Uesawa</text:p>
      <text:p text:style-name="P1001">Ryouta<text:s/>Kurosawa</text:p>
      <text:p text:style-name="P1002"><text:s/>Kyoko Yamada</text:p>
      <text:p text:style-name="P1003">Yuichi Hasegawa</text:p>
      <text:p text:style-name="P1004"/>
      <text:p text:style-name="P1005">Sound</text:p>
      <text:p text:style-name="P1006"/>
      <text:p text:style-name="P1007">BGM Production</text:p>
      <text:p text:style-name="P1008">Hisashi Kawamoto (VERMILION)</text:p>
      <text:p text:style-name="P1009">(Black Star 3:30)</text:p>
      <text:p text:style-name="P1010"><text:span text:style-name="T1011">は？何言ってんだ　</text:span><text:span text:style-name="T1012">椿</text:span><text:span text:style-name="T1013">。魔女を倒したじゃねェか</text:span><text:span text:style-name="T1014">。</text:span></text:p>
      <text:p text:style-name="P1015">Huh? What are you talking about, Tsubaki.</text:p>
      <text:soft-page-break/>
      <text:p text:style-name="P1016"><text:span text:style-name="T1017">We defeated the witch, didn’t we?</text:span></text:p>
      <text:p text:style-name="P1018"/>
      <text:p text:style-name="P1019">SE Production</text:p>
      <text:p text:style-name="P1020">Hirotoshi Iue (VERMILION)</text:p>
      <text:p text:style-name="P1021">Toshiaki Marukosu (VERMILION)</text:p>
      <text:p text:style-name="P1022"/>
      <text:p text:style-name="P1023"/>
      <text:p text:style-name="P1024">(Tsubaki 3:35)</text:p>
      <text:p text:style-name="P1025"><text:span text:style-name="T1026">でも、ポネラは騙していた</text:span><text:span text:style-name="T1027">、</text:span><text:span text:style-name="T1028">グリモアって男に逃げられたままよ</text:span></text:p>
      <text:p text:style-name="P1029">But, that Grimoire guy who was tricking Ponera got away.</text:p>
      <text:p text:style-name="P1030"/>
      <text:p text:style-name="P1031">T.M.Revolution</text:p>
      <text:p text:style-name="P1032">“Soul’s crossing”</text:p>
      <text:p text:style-name="P1033">lyrics: Akio Inoue <text:s/>Music and arrangement: Daisuke Asakura</text:p>
      <text:p text:style-name="P1034"/>
      <text:p text:style-name="P1035">T.M.Revolution is produced and performed entirely by Takanori Nishikawa</text:p>
      <text:p text:style-name="P1036"/>
      <text:p text:style-name="P1037">Mixing and Track Making by Daisuke Asakura at Einstein</text:p>
      <text:p text:style-name="P1038">Recorded by Masatake Ohsato at ABS RECORDING</text:p>
      <text:p text:style-name="P1039"/>
      <text:p text:style-name="P1040"><text:span text:style-name="T1041">(Soul 3:39)</text:span></text:p>
      <text:p text:style-name="P1042"><text:span text:style-name="T1043">そうだな。なん</text:span><text:span text:style-name="T1044">か</text:span><text:span text:style-name="T1045">スッキリしない気がするね。</text:span></text:p>
      <text:p text:style-name="P1046"><text:span text:style-name="T1047">Yeah. It doesn’t quite feel right.</text:span></text:p>
      <text:p text:style-name="P1048"/>
      <text:p text:style-name="P1049">Epic Records Japan Inc.</text:p>
      <text:p text:style-name="P1050"/>
      <text:p text:style-name="P1051">Sony Music<text:s/>Entertainment (Japan) Inc.</text:p>
      <text:p text:style-name="P1052">Keichi Tomura</text:p>
      <text:p text:style-name="P1053"/>
      <text:p text:style-name="P1054"/>
      <text:p text:style-name="P1055"/>
      <text:p text:style-name="P1056">(Black Star 3:43)</text:p>
      <text:p text:style-name="P1057"><text:span text:style-name="T1058">は！心配するな。どんな野郎が来たってこの俺様が</text:span><text:span text:style-name="T1059">ギタギタに</text:span><text:span text:style-name="T1060">してやるぜ。</text:span></text:p>
      <text:p text:style-name="P1061"><text:span text:style-name="T1062">Ha! Don’t worry, no matter what kind of guys show up, I’ll make ‘em sorry.<text:s/></text:span><text:span text:style-name="T1063"><text:s text:c="2"/></text:span></text:p>
      <text:p text:style-name="P1064"/>
      <text:p text:style-name="P1065">SQUARE ENIX STAFF</text:p>
      <text:p text:style-name="P1066"/>
      <text:p text:style-name="P1067">Original Work</text:p>
      <text:p text:style-name="P1068">Atsushi Okubo</text:p>
      <text:p text:style-name="P1069">(Monthly Shonen Gangan<text:s/>Publication)</text:p>
      <text:p text:style-name="P1070"/>
      <text:p text:style-name="P1071">Production</text:p>
      <text:p text:style-name="P1072"/>
      <text:p text:style-name="P1073">Producer</text:p>
      <text:p text:style-name="P1074">Yoshinori Yamagishi</text:p>
      <text:p text:style-name="P1075"/>
      <text:p text:style-name="P1076">Assistant Producer</text:p>
      <text:p text:style-name="P1077">Aki Kuniki</text:p>
      <text:soft-page-break/>
      <text:p text:style-name="P1078"><text:span text:style-name="T1079">#</text:span><text:span text:style-name="T1080">(Patty 3:50)</text:span></text:p>
      <text:p text:style-name="P1081"><text:span text:style-name="T1082">うわ、</text:span><text:span text:style-name="T1083">ブラック</text:span><text:span text:style-name="T1084">☆</text:span><text:span text:style-name="T1085">スター</text:span><text:span text:style-name="T1086">　いいぞ！いいぞはハンサム（？）だぞ</text:span></text:p>
      <text:p text:style-name="P1087"><text:span text:style-name="T1088">Wow,</text:span><text:span text:style-name="T1089"><text:s/></text:span><text:span text:style-name="T1090">Black☆Star, that’s awesome!</text:span><text:span text:style-name="T1091"><text:s text:c="2"/></text:span><text:span text:style-name="T1092">You’re so cool!</text:span></text:p>
      <text:p text:style-name="P1093"/>
      <text:p text:style-name="P1094">Project Manager</text:p>
      <text:p text:style-name="P1095">Mitsuko Toyama</text:p>
      <text:p text:style-name="P1096"/>
      <text:p text:style-name="P1097">Management Cooperation</text:p>
      <text:p text:style-name="P1098">Chikashi Fujimoto</text:p>
      <text:p text:style-name="P1099">Chie Susuki</text:p>
      <text:p text:style-name="P1100"/>
      <text:p text:style-name="P1101"><text:span text:style-name="T1102">(Black Star 3:56)</text:span></text:p>
      <text:p text:style-name="P1103"><text:span text:style-name="T1104">うん！任せろう。</text:span><text:span text:style-name="T1105">話がわかるじゃねェか　パティ</text:span></text:p>
      <text:p text:style-name="P1106"><text:span text:style-name="T1107">Leave it to me! You sure know what’s good, Patty!</text:span></text:p>
      <text:p text:style-name="P1108"/>
      <text:p text:style-name="P1109">Quality Assurance</text:p>
      <text:p text:style-name="P1110"/>
      <text:p text:style-name="P1111">General Manager</text:p>
      <text:p text:style-name="P1112">Koji Yamashita</text:p>
      <text:p text:style-name="P1113">(Liz 3:59)</text:p>
      <text:p text:style-name="P1114"><text:span text:style-name="T1115">パティ</text:span><text:span text:style-name="T1116">　いい子だから</text:span><text:span text:style-name="T1117">ブラック</text:span><text:span text:style-name="T1118">☆</text:span><text:span text:style-name="T1119">スター</text:span><text:span text:style-name="T1120">じゃなくてお姉ちゃんと遊ぼうね</text:span></text:p>
      <text:p text:style-name="P1121"><text:span text:style-name="T1122">Patty, be a good girl and don’t bother with<text:s/></text:span><text:span text:style-name="T1123">Black☆Star<text:s/></text:span><text:span text:style-name="T1124">but play with me, okay?</text:span></text:p>
      <text:p text:style-name="P1125">Senior QA Manager</text:p>
      <text:p text:style-name="P1126">Yukihiro Shibutani</text:p>
      <text:p text:style-name="P1127"/>
      <text:p text:style-name="P1128">QA Manager</text:p>
      <text:p text:style-name="P1129">Hideyuki Kato</text:p>
      <text:p text:style-name="P1130"/>
      <text:p text:style-name="P1131">QA Coordinator</text:p>
      <text:p text:style-name="P1132">Kenichiro Takahashi</text:p>
      <text:p text:style-name="P1133"/>
      <text:p text:style-name="P1134">QA Assistant Coordinator</text:p>
      <text:p text:style-name="P1135">Akatsuki Hasegawa</text:p>
      <text:p text:style-name="P1136"/>
      <text:p text:style-name="P1137">QA Technical Engineer</text:p>
      <text:p text:style-name="P1138">Kazuya Okamoto</text:p>
      <text:p text:style-name="P1139">(Kid 4:06)</text:p>
      <text:p text:style-name="P1140">うん、逃げた魔道師か　ちょっと調べてみたほうがいいかもしれないなぁ</text:p>
      <text:p text:style-name="P1141">Yeah,<text:s/>the wizard who got away...</text:p>
      <text:p text:style-name="P1142"><text:span text:style-name="T1143">Maybe we should try following up on it.</text:span></text:p>
      <text:p text:style-name="P1144"/>
      <text:p text:style-name="P1145"/>
      <text:p text:style-name="P1146">QA Technical Assistant</text:p>
      <text:p text:style-name="P1147">Noboru Taniguchi</text:p>
      <text:p text:style-name="P1148"/>
      <text:p text:style-name="P1149">Senior QA Tester</text:p>
      <text:p text:style-name="P1150">Hajime Saito</text:p>
      <text:p text:style-name="P1151">(Tsubaki 4:11)</text:p>
      <text:soft-page-break/>
      <text:p text:style-name="P1152"><text:span text:style-name="T1153">そんな大げさにしないでください</text:span><text:span text:style-name="T1154">ね。</text:span><text:span text:style-name="T1155">私の思い過ごしですよ。きっと</text:span></text:p>
      <text:p text:style-name="P1156">Please don’t make a big fuss about it.</text:p>
      <text:p text:style-name="P1157">I’m sure it’s just me overthinking things.</text:p>
      <text:p text:style-name="P1158"/>
      <text:p text:style-name="P1159">QA Tester</text:p>
      <table:table table:style-name="Table1160">
        <table:table-columns>
          <table:table-column table:style-name="TableColumn1161"/>
          <table:table-column table:style-name="TableColumn1162"/>
        </table:table-columns>
        <table:table-row table:style-name="TableRow1163">
          <table:table-cell table:style-name="TableCell1164">
            <text:p text:style-name="P1165">Yukiyoshi Arai</text:p>
          </table:table-cell>
          <table:table-cell table:style-name="TableCell1166">
            <text:p text:style-name="P1167">Tadanori Inazawa</text:p>
          </table:table-cell>
        </table:table-row>
        <table:table-row table:style-name="TableRow1168">
          <table:table-cell table:style-name="TableCell1169">
            <text:p text:style-name="P1170">Yuki Kobayashi</text:p>
          </table:table-cell>
          <table:table-cell table:style-name="TableCell1171">
            <text:p text:style-name="P1172">Yuta Nishimura</text:p>
          </table:table-cell>
        </table:table-row>
        <table:table-row table:style-name="TableRow1173">
          <table:table-cell table:style-name="TableCell1174">
            <text:p text:style-name="P1175">Komei Hagiwara</text:p>
          </table:table-cell>
          <table:table-cell table:style-name="TableCell1176">
            <text:p text:style-name="P1177">Ramu Baba</text:p>
          </table:table-cell>
        </table:table-row>
        <table:table-row table:style-name="TableRow1178">
          <table:table-cell table:style-name="TableCell1179">
            <text:p text:style-name="P1180">Kotomi Shizuka</text:p>
          </table:table-cell>
          <table:table-cell table:style-name="TableCell1181">
            <text:p text:style-name="P1182">Shinya Okamoto</text:p>
          </table:table-cell>
        </table:table-row>
        <table:table-row table:style-name="TableRow1183">
          <table:table-cell table:style-name="TableCell1184">
            <text:p text:style-name="P1185">Koji Kotani</text:p>
          </table:table-cell>
          <table:table-cell table:style-name="TableCell1186">
            <text:p text:style-name="P1187">Moe Fujiki</text:p>
          </table:table-cell>
        </table:table-row>
        <table:table-row table:style-name="TableRow1188">
          <table:table-cell table:style-name="TableCell1189">
            <text:p text:style-name="P1190">Yuko Morita</text:p>
          </table:table-cell>
          <table:table-cell table:style-name="TableCell1191">
            <text:p text:style-name="P1192">Yuta Shiha</text:p>
          </table:table-cell>
        </table:table-row>
        <table:table-row table:style-name="TableRow1193">
          <table:table-cell table:style-name="TableCell1194">
            <text:p text:style-name="P1195">Yuki Suetomi</text:p>
          </table:table-cell>
          <table:table-cell table:style-name="TableCell1196">
            <text:p text:style-name="P1197">Jun Noguchi</text:p>
          </table:table-cell>
        </table:table-row>
        <table:table-row table:style-name="TableRow1198">
          <table:table-cell table:style-name="TableCell1199">
            <text:p text:style-name="P1200">Yasuyuki Murakami</text:p>
          </table:table-cell>
          <table:table-cell table:style-name="TableCell1201">
            <text:p text:style-name="P1202">Hiroe Murayama</text:p>
          </table:table-cell>
        </table:table-row>
        <table:table-row table:style-name="TableRow1203">
          <table:table-cell table:style-name="TableCell1204">
            <text:p text:style-name="P1205">Yuko Yamaguchi</text:p>
          </table:table-cell>
          <table:table-cell table:style-name="TableCell1206">
            <text:p text:style-name="P1207">Mari Yamazaki</text:p>
          </table:table-cell>
        </table:table-row>
        <table:table-row table:style-name="TableRow1208">
          <table:table-cell table:style-name="TableCell1209">
            <text:p text:style-name="P1210">Daisuke Higuchi</text:p>
          </table:table-cell>
          <table:table-cell table:style-name="TableCell1211">
            <text:p text:style-name="P1212">Mayumi Hosokawa</text:p>
          </table:table-cell>
        </table:table-row>
        <table:table-row table:style-name="TableRow1213">
          <table:table-cell table:style-name="TableCell1214">
            <text:p text:style-name="P1215">Ringo Wachi</text:p>
          </table:table-cell>
          <table:table-cell table:style-name="TableCell1216">
            <text:p text:style-name="P1217"/>
          </table:table-cell>
        </table:table-row>
      </table:table>
      <text:p text:style-name="P1218"/>
      <text:p text:style-name="P1219">(Maka 4:16)</text:p>
      <text:p text:style-name="P1220">あ、そういえばもうすぐ試験だよ。</text:p>
      <text:p text:style-name="P1221">Ah! Speaking of which, we have a test soon!</text:p>
      <text:p text:style-name="P1222"/>
      <text:p text:style-name="P1223">…and All QA Staff</text:p>
      <text:p text:style-name="P1224"/>
      <text:p text:style-name="P1225"/>
      <text:p text:style-name="P1226"/>
      <text:p text:style-name="P1227">Gangan Comics Editorial Department</text:p>
      <text:p text:style-name="P1228"/>
      <text:p text:style-name="P1229">Editor-in-Chief</text:p>
      <text:p text:style-name="P1230">Takeshi Matsuzaki</text:p>
      <text:p text:style-name="P1231"><text:span text:style-name="T1232">(Tsubaki<text:s/></text:span><text:span text:style-name="T1233">4:20)</text:span></text:p>
      <text:p text:style-name="P1234"><text:span text:style-name="T1235">そうですね</text:span><text:span text:style-name="T1236">。すっかり忘れてましたね。</text:span></text:p>
      <text:p text:style-name="P1237"><text:span text:style-name="T1238">Yeah. I totally forgot about it.</text:span></text:p>
      <text:p text:style-name="P1239"/>
      <text:p text:style-name="P1240">Lead Editor</text:p>
      <text:p text:style-name="P1241">Noriaki Yumura</text:p>
      <text:p text:style-name="P1242"/>
      <text:p text:style-name="P1243">Takeshi Kashio</text:p>
      <text:p text:style-name="P1244"><text:span text:style-name="T1245">(Maka 4:23)</text:span></text:p>
      <text:p text:style-name="P1246">今回の事件でバタバタしてたからちゃんと勉強できてないし。</text:p>
      <text:p text:style-name="P1247">どうしよう？</text:p>
      <text:p text:style-name="P1248">I couldn’t study properly because of all the running around.</text:p>
      <text:p text:style-name="P1249">What am I gonna do?</text:p>
      <text:p text:style-name="P1250"/>
      <text:p text:style-name="P1251"><text:span text:style-name="T1252">Crossmedia Operations<text:s/></text:span><text:span text:style-name="T1253">Department</text:span></text:p>
      <text:p text:style-name="P1254"/>
      <text:p text:style-name="P1255">Nobuyuki Kurashige</text:p>
      <text:p text:style-name="P1256"/>
      <text:p text:style-name="P1257"><text:span text:style-name="T1258">Property Rights Management Department</text:span></text:p>
      <text:p text:style-name="P1259"/>
      <text:p text:style-name="P1260">Sadashi Anan</text:p>
      <text:p text:style-name="P1261"/>
      <text:p text:style-name="P1262">General Publishing Department</text:p>
      <text:p text:style-name="P1263"/>
      <text:p text:style-name="P1264">Kenichi Abe</text:p>
      <text:p text:style-name="P1265"/>
      <text:p text:style-name="P1266">Publishing Sales Department</text:p>
      <text:p text:style-name="P1267">(Kid 4:29)</text:p>
      <text:p text:style-name="P1268">同氏の日頃の努力が足りんから慌てることになるのだ。</text:p>
      <text:p text:style-name="P1269">I don’t think my daily routine has been up to it either, so I’ll have to speed through it all.</text:p>
      <text:p text:style-name="P1270"/>
      <text:p text:style-name="P1271">Aki Nanba</text:p>
      <text:p text:style-name="P1272"/>
      <text:p text:style-name="P1273"/>
      <text:p text:style-name="P1274"/>
      <text:p text:style-name="P1275">Rating Section</text:p>
      <text:p text:style-name="P1276">(Soul 4:32)</text:p>
      <text:p text:style-name="P1277"><text:span text:style-name="T1278">は　</text:span><text:span text:style-name="T1279">さすが次期死神は違う</text:span><text:span text:style-name="T1280">え</text:span><text:span text:style-name="T1281">。</text:span></text:p>
      <text:p text:style-name="P1282"><text:span text:style-name="T1283">そうだぜ　マカ</text:span><text:span text:style-name="T1284"><text:s/></text:span><text:span text:style-name="T1285">今からジタバタして仕方ねぇさ。なるようになるだぜ。</text:span></text:p>
      <text:p text:style-name="P1286">Ha! The next Grim Reaper sure is something else!</text:p>
      <text:p text:style-name="P1287">He’s right, Maka. All we can do now is struggle through it.</text:p>
      <text:p text:style-name="P1288">Let nature take its<text:s/>course.</text:p>
      <text:p text:style-name="P1289"/>
      <text:p text:style-name="P1290">Rating Section Manager</text:p>
      <text:p text:style-name="P1291">Masatsugu Hiramatsu</text:p>
      <text:p text:style-name="P1292"/>
      <text:p text:style-name="P1293"/>
      <text:p text:style-name="P1294">Rating Advisor</text:p>
      <text:p text:style-name="P1295">Sueko Okai</text:p>
      <text:p text:style-name="P1296">Aya Terada</text:p>
      <text:p text:style-name="P1297">Reiko Kondo</text:p>
      <text:p text:style-name="P1298"/>
      <text:p text:style-name="P1299"/>
      <text:p text:style-name="P1300">Community and Service</text:p>
      <text:p text:style-name="P1301">(Maka 4:41)</text:p>
      <text:p text:style-name="P1302">そういうソウルはどうなのよ。どうせそんなこと言って勉強サボる気でしょう。</text:p>
      <text:p text:style-name="P1303">Speak for yourself, Soul! Saying things like that, you weren’t planning to study<text:s/>anyway, were you?</text:p>
      <text:p text:style-name="P1304"/>
      <text:p text:style-name="P1305">Manager</text:p>
      <text:p text:style-name="P1306">Toshio Murouchi</text:p>
      <text:p text:style-name="P1307"/>
      <text:p text:style-name="P1308">Customer Service Manager</text:p>
      <text:soft-page-break/>
      <text:p text:style-name="P1309">Seisaku Takabayashi</text:p>
      <text:p text:style-name="P1310"/>
      <text:p text:style-name="P1311">Information Center Manager</text:p>
      <text:p text:style-name="P1312">Ryuji Kudo</text:p>
      <text:p text:style-name="P1313">(Soul 4:45)</text:p>
      <text:p text:style-name="P1314">いって！耳をひっぱるな　マカ</text:p>
      <text:p text:style-name="P1315">Ow! Stop pulling my ear, Maka!</text:p>
      <text:p text:style-name="P1316"/>
      <text:p text:style-name="P1317"><text:span text:style-name="T1318">Back-end Support Staff</text:span></text:p>
      <text:p text:style-name="P1319">Kazuhito Tabuchi</text:p>
      <text:p text:style-name="P1320">Takefumi Kato</text:p>
      <text:p text:style-name="P1321">Tatsuhiko<text:s/>Nozaki</text:p>
      <text:p text:style-name="P1322">Atsumi Suda</text:p>
      <text:p text:style-name="P1323">Natsuyo Takada</text:p>
      <text:p text:style-name="P1324"/>
      <text:p text:style-name="P1325">...and All Support Staff</text:p>
      <text:p text:style-name="P1326">(Black Star 4:49)</text:p>
      <text:p text:style-name="P1327"><text:span text:style-name="T1328">きゃははは　ソウルざま見ろ</text:span><text:span text:style-name="T1329">なぁ</text:span><text:span text:style-name="T1330">！</text:span></text:p>
      <text:p text:style-name="P1331">Hahaha, serves you right, Soul!</text:p>
      <text:p text:style-name="P1332"/>
      <text:p text:style-name="P1333">Promotion</text:p>
      <text:p text:style-name="P1334"/>
      <text:p text:style-name="P1335">Director of Advertisement</text:p>
      <text:p text:style-name="P1336">Koji Taguchi</text:p>
      <text:p text:style-name="P1337"/>
      <text:p text:style-name="P1338">Advertisement Producer</text:p>
      <text:p text:style-name="P1339">Shuichi Kobayashi</text:p>
      <text:p text:style-name="P1340">(Soul 4:52)</text:p>
      <text:p text:style-name="P1341">うるせえぞ、<text:bookmark-start text:name="_Hlk60681768"/>ブラック☆スター</text:p>
      <text:p text:style-name="P1342"><text:span text:style-name="T1343">Can it,<text:s/></text:span><text:span text:style-name="T1344">Black☆Star!</text:span></text:p>
      <text:p text:style-name="P1345"><text:bookmark-end text:name="_Hlk60681768"/></text:p>
      <text:p text:style-name="P1346">Chief of Advertisement</text:p>
      <text:p text:style-name="P1347">Yukie Iwase</text:p>
      <text:p text:style-name="P1348">(Black Star 4:54)</text:p>
      <text:p text:style-name="P1349">なあ！？　上等だ　やるか？</text:p>
      <text:p text:style-name="P1350">Huh!? You wanna go? Bring it on!</text:p>
      <text:p text:style-name="P1351"/>
      <text:p text:style-name="P1352">Advertisement Staff</text:p>
      <text:p text:style-name="P1353">Kumi Sudo</text:p>
      <text:p text:style-name="P1354">Miho Ohata</text:p>
      <text:p text:style-name="P1355"/>
      <text:p text:style-name="P1356">(Tsubaki 4:57)</text:p>
      <text:p text:style-name="P1357"><text:span text:style-name="T1358">ブラック</text:span><text:span text:style-name="T1359">☆</text:span><text:span text:style-name="T1360">スター</text:span><text:span text:style-name="T1361">も勉強しておかないとまた嫌いな追試よ。</text:span></text:p>
      <text:p text:style-name="P1362">Black☆Star, if you don’t study, you’ll have to take<text:s/>another awful make-up test.</text:p>
      <text:p text:style-name="P1363"/>
      <text:p text:style-name="P1364">Toshiyuki Inoue</text:p>
      <text:p text:style-name="P1365">Kumiko Ishida</text:p>
      <text:p text:style-name="P1366">Hideki Yamamoto</text:p>
      <text:soft-page-break/>
      <text:p text:style-name="P1367">Munehiro Osawa</text:p>
      <text:p text:style-name="P1368">Yuko Kono</text:p>
      <text:p text:style-name="P1369">(Black Star 5:01)</text:p>
      <text:p text:style-name="P1370"><text:span text:style-name="T1371">な</text:span><text:span text:style-name="T1372">ー</text:span></text:p>
      <text:p text:style-name="P1373">Wha-!?</text:p>
      <text:p text:style-name="P1374">Ayako Kawamoto</text:p>
      <text:p text:style-name="P1375">Emiko Sato</text:p>
      <text:p text:style-name="P1376">(Soul 5:01)</text:p>
      <text:p text:style-name="P1377"><text:span text:style-name="T1378">へへ、さま</text:span><text:span text:style-name="T1379">。いや　いってよ、マカ</text:span></text:p>
      <text:p text:style-name="P1380">Hehe, you get what you pay for.　Ack! That hurts, Maka!</text:p>
      <text:p text:style-name="P1381"/>
      <text:p text:style-name="P1382">Artwork</text:p>
      <text:p text:style-name="P1383">Takashi<text:s/>Kamimura</text:p>
      <text:p text:style-name="P1384">Naoki Oishi</text:p>
      <text:p text:style-name="P1385">(Maka 5:04)</text:p>
      <text:p text:style-name="P1386"><text:span text:style-name="T1387">逃がさない</text:span><text:span text:style-name="T1388">からね。帰</text:span><text:span text:style-name="T1389">って</text:span><text:span text:style-name="T1390">勉強</text:span><text:span text:style-name="T1391">するよ</text:span><text:span text:style-name="T1392">。</text:span></text:p>
      <text:p text:style-name="P1393">You’re not getting away. We’re going home and studying.</text:p>
      <text:p text:style-name="P1394"/>
      <text:p text:style-name="P1395">Web Coordinator</text:p>
      <text:p text:style-name="P1396">Chiaki Yamauchi</text:p>
      <text:p text:style-name="P1397"/>
      <text:p text:style-name="P1398"/>
      <text:p text:style-name="P1399"/>
      <text:p text:style-name="P1400">Sales and Marketing</text:p>
      <text:p text:style-name="P1401">(Soul 5:08)</text:p>
      <text:p text:style-name="P1402"><text:span text:style-name="T1403">マジかよ</text:span><text:span text:style-name="T1404">?</text:span></text:p>
      <text:p text:style-name="P1405">Seriously?</text:p>
      <text:p text:style-name="P1406">Director of Sales</text:p>
      <text:p text:style-name="P1407">Shinji Hashimoto</text:p>
      <text:p text:style-name="P1408"/>
      <text:p text:style-name="P1409">General Manager</text:p>
      <text:p text:style-name="P1410">Tomoyoshi<text:s/>Osaki</text:p>
      <text:p text:style-name="P1411"><text:span text:style-name="T1412">(Kid 5:10)</text:span></text:p>
      <text:p text:style-name="P1413"><text:span text:style-name="T1414">まったく</text:span><text:span text:style-name="T1415"><text:s/></text:span><text:span text:style-name="T1416">騒がしいやつらだな。ん</text:span><text:span text:style-name="T1417">?<text:s/></text:span><text:span text:style-name="T1418">リズとパティをどこに行くんの？</text:span></text:p>
      <text:p text:style-name="P1419">リズ！<text:s/>パティ！帰るぞ!</text:p>
      <text:p text:style-name="P1420">They really are a noisy lot. Hm? Where did Liz and Patty go?</text:p>
      <text:p text:style-name="P1421">Liz! Patty! Let’s go home!</text:p>
      <text:p text:style-name="P1422"/>
      <text:p text:style-name="P1423">Senior Manager</text:p>
      <text:p text:style-name="P1424">Satoshi Kashiwazaki</text:p>
      <text:p text:style-name="P1425"/>
      <text:p text:style-name="P1426">Manager</text:p>
      <text:p text:style-name="P1427">Tsutomu Yamada</text:p>
      <text:p text:style-name="P1428">Koji Takada</text:p>
      <text:p text:style-name="P1429">Makoto Tsuda</text:p>
      <text:p text:style-name="P1430"/>
      <text:p text:style-name="P1431"/>
      <text:p text:style-name="P1432">(Liz 5:20)</text:p>
      <text:soft-page-break/>
      <text:p text:style-name="P1433">こっち、こっち。</text:p>
      <text:p text:style-name="P1434">Alright, come on.</text:p>
      <text:p text:style-name="P1435"/>
      <text:p text:style-name="P1436">Sales</text:p>
      <table:table table:style-name="Table1437">
        <table:table-columns>
          <table:table-column table:style-name="TableColumn1438"/>
          <table:table-column table:style-name="TableColumn1439"/>
        </table:table-columns>
        <table:table-row table:style-name="TableRow1440">
          <table:table-cell table:style-name="TableCell1441">
            <text:p text:style-name="P1442"><text:span text:style-name="T1443">山本</text:span><text:span text:style-name="T1444"><text:s/></text:span><text:span text:style-name="T1445">亜樹</text:span><text:span text:style-name="T1446"><text:s/>Aki Yamamoto</text:span></text:p>
          </table:table-cell>
          <table:table-cell table:style-name="TableCell1447">
            <text:p text:style-name="P1448">高橋<text:s/>淳夫<text:s/>Atsuo Takahashi</text:p>
          </table:table-cell>
        </table:table-row>
        <table:table-row table:style-name="TableRow1449">
          <table:table-cell table:style-name="TableCell1450">
            <text:p text:style-name="P1451">大金<text:s/>寛<text:s/>Hiroshi Ogane</text:p>
          </table:table-cell>
          <table:table-cell table:style-name="TableCell1452">
            <text:p text:style-name="P1453">草川<text:s/>量雄<text:s/>Kazuo Kusakawa</text:p>
          </table:table-cell>
        </table:table-row>
        <table:table-row table:style-name="TableRow1454">
          <table:table-cell table:style-name="TableCell1455">
            <text:p text:style-name="P1456">高橋<text:s/>啓輔<text:s/>Keisuke Takahashi</text:p>
          </table:table-cell>
          <table:table-cell table:style-name="TableCell1457">
            <text:p text:style-name="P1458">白杉<text:s/>浩嗣<text:s/>Koji Shirasugi</text:p>
          </table:table-cell>
        </table:table-row>
        <table:table-row table:style-name="TableRow1459">
          <table:table-cell table:style-name="TableCell1460">
            <text:p text:style-name="P1461">瀬谷<text:s/>京子<text:s/>Kyoko Setani</text:p>
          </table:table-cell>
          <table:table-cell table:style-name="TableCell1462">
            <text:p text:style-name="P1463">松本<text:s/>昌洋<text:s/>Masahiro Matsumoto</text:p>
          </table:table-cell>
        </table:table-row>
        <table:table-row table:style-name="TableRow1464">
          <table:table-cell table:style-name="TableCell1465">
            <text:p text:style-name="P1466">矢野<text:s/>雅揮<text:s/>Masaki Yano</text:p>
          </table:table-cell>
          <table:table-cell table:style-name="TableCell1467">
            <text:p text:style-name="P1468"><text:span text:style-name="T1469">菊池</text:span><text:span text:style-name="T1470"><text:s/></text:span><text:span text:style-name="T1471">実</text:span><text:span text:style-name="T1472"><text:s/>Sane Kikuchi</text:span></text:p>
          </table:table-cell>
        </table:table-row>
        <table:table-row table:style-name="TableRow1473">
          <table:table-cell table:style-name="TableCell1474">
            <text:p text:style-name="P1475">田島<text:s/>龍馬<text:s/>Ryoma<text:s/>Tajima</text:p>
          </table:table-cell>
          <table:table-cell table:style-name="TableCell1476">
            <text:p text:style-name="P1477">葉原<text:s/>さおり<text:s/>Saori Habara</text:p>
          </table:table-cell>
        </table:table-row>
        <table:table-row table:style-name="TableRow1478">
          <table:table-cell table:style-name="TableCell1479">
            <text:p text:style-name="P1480">中村<text:s/>真也<text:s/>Shinya Nakamura</text:p>
          </table:table-cell>
          <table:table-cell table:style-name="TableCell1481">
            <text:p text:style-name="P1482">橋本<text:s/>俊一<text:s/>Shunichi Hashimoto</text:p>
          </table:table-cell>
        </table:table-row>
        <table:table-row table:style-name="TableRow1483">
          <table:table-cell table:style-name="TableCell1484">
            <text:p text:style-name="P1485">坪田<text:s/>達彦<text:s/>Tatsuhiko Tsubota</text:p>
          </table:table-cell>
          <table:table-cell table:style-name="TableCell1486">
            <text:p text:style-name="P1487"><text:s/>岩倉知美<text:s/>Tomomi Iwakura</text:p>
          </table:table-cell>
        </table:table-row>
        <table:table-row table:style-name="TableRow1488">
          <table:table-cell table:style-name="TableCell1489">
            <text:p text:style-name="P1490">野村<text:s/>俊秀<text:s/>Toshihide Nomura</text:p>
          </table:table-cell>
          <table:table-cell table:style-name="TableCell1491">
            <text:p text:style-name="P1492">原田<text:s/>敏夫<text:s/>Toshio Harada</text:p>
          </table:table-cell>
        </table:table-row>
        <table:table-row table:style-name="TableRow1493">
          <table:table-cell table:style-name="TableCell1494">
            <text:p text:style-name="P1495">高橋<text:s/>嘉之<text:s/>Yoshiyuki Takahashi</text:p>
          </table:table-cell>
          <table:table-cell table:style-name="TableCell1496">
            <text:p text:style-name="P1497">風呂<text:s/>有賢<text:s/>Yuken Furo</text:p>
          </table:table-cell>
        </table:table-row>
        <table:table-row table:style-name="TableRow1498">
          <table:table-cell table:style-name="TableCell1499">
            <text:p text:style-name="P1500"><text:span text:style-name="T1501">池田</text:span><text:span text:style-name="T1502"><text:s/></text:span><text:span text:style-name="T1503">奈美</text:span><text:span text:style-name="T1504"><text:s/>Nami Ikeda</text:span></text:p>
          </table:table-cell>
          <table:table-cell table:style-name="TableCell1505">
            <text:p text:style-name="P1506">山田<text:s/>啓貴<text:s/>Yoshiki Yamada</text:p>
          </table:table-cell>
        </table:table-row>
        <table:table-row table:style-name="TableRow1507">
          <table:table-cell table:style-name="TableCell1508">
            <text:p text:style-name="P1509">高野<text:s/>亜由美<text:s/>Ayumi Takano</text:p>
          </table:table-cell>
          <table:table-cell table:style-name="TableCell1510">
            <text:p text:style-name="P1511"/>
          </table:table-cell>
        </table:table-row>
      </table:table>
      <text:p text:style-name="P1512"/>
      <text:p text:style-name="P1513">(Patty 5:23)</text:p>
      <text:p text:style-name="P1514"><text:span text:style-name="T1515">はい</text:span><text:span text:style-name="T1516">!<text:s/></text:span><text:span text:style-name="T1517">んじゃあ　みんな　バイ～</text:span></text:p>
      <text:p text:style-name="P1518">Ookiee! Bye everyone~!</text:p>
      <text:p text:style-name="P1519"/>
      <text:p text:style-name="P1520"/>
      <table:table table:style-name="Table1521">
        <table:table-columns>
          <table:table-column table:style-name="TableColumn1522"/>
          <table:table-column table:style-name="TableColumn1523"/>
        </table:table-columns>
        <table:table-row table:style-name="TableRow1524">
          <table:table-cell table:style-name="TableCell1525">
            <text:p text:style-name="P1526">松本<text:s/>治子<text:s/>Haruko Matsumoto</text:p>
          </table:table-cell>
          <table:table-cell table:style-name="TableCell1527">
            <text:p text:style-name="P1528"><text:span text:style-name="T1529">松木</text:span><text:span text:style-name="T1530"><text:s/></text:span><text:span text:style-name="T1531">仁美</text:span><text:span text:style-name="T1532"><text:s/>Hitomi Matsuki</text:span></text:p>
          </table:table-cell>
        </table:table-row>
        <table:table-row table:style-name="TableRow1533">
          <table:table-cell table:style-name="TableCell1534">
            <text:p text:style-name="P1535"><text:span text:style-name="T1536">松村</text:span><text:span text:style-name="T1537"><text:s/></text:span><text:span text:style-name="T1538">香織</text:span><text:span text:style-name="T1539"><text:s/>Kaori Matsumura</text:span></text:p>
          </table:table-cell>
          <table:table-cell table:style-name="TableCell1540">
            <text:p text:style-name="P1541"><text:span text:style-name="T1542">高橋</text:span><text:span text:style-name="T1543"><text:s/></text:span><text:span text:style-name="T1544">大</text:span><text:span text:style-name="T1545"><text:s/>Ogachi Takahashi</text:span></text:p>
          </table:table-cell>
        </table:table-row>
        <table:table-row table:style-name="TableRow1546">
          <table:table-cell table:style-name="TableCell1547">
            <text:p text:style-name="P1548">大田<text:s/>美恵子<text:s/>Mieko Ota</text:p>
          </table:table-cell>
          <table:table-cell table:style-name="TableCell1549">
            <text:p text:style-name="P1550">笠原<text:s/>友子<text:s/>Tomoko Kasahara</text:p>
          </table:table-cell>
        </table:table-row>
        <table:table-row table:style-name="TableRow1551">
          <table:table-cell table:style-name="TableCell1552">
            <text:p text:style-name="P1553">土出<text:s/>友美<text:s/>Tomomi Tsuchide</text:p>
          </table:table-cell>
          <table:table-cell table:style-name="TableCell1554">
            <text:p text:style-name="P1555">勝部<text:s/>麻季人<text:s/>Makito Katsube</text:p>
          </table:table-cell>
        </table:table-row>
        <table:table-row table:style-name="TableRow1556">
          <table:table-cell table:style-name="TableCell1557">
            <text:p text:style-name="P1558"><text:span text:style-name="T1559">小柳</text:span><text:span text:style-name="T1560"><text:s/></text:span><text:span text:style-name="T1561">祐子</text:span><text:span text:style-name="T1562"><text:s/></text:span><text:span text:style-name="T1563">Yuko Koyanagi</text:span></text:p>
          </table:table-cell>
          <table:table-cell table:style-name="TableCell1564">
            <text:p text:style-name="P1565"><text:span text:style-name="T1566">梅北</text:span><text:span text:style-name="T1567"><text:s/></text:span><text:span text:style-name="T1568">香代</text:span><text:s text:c="2"/><text:span text:style-name="T1569">Kayo Umekita</text:span></text:p>
          </table:table-cell>
        </table:table-row>
        <table:table-row table:style-name="TableRow1570">
          <table:table-cell table:style-name="TableCell1571">
            <text:p text:style-name="P1572"><text:span text:style-name="T1573">大原</text:span><text:span text:style-name="T1574"><text:s/></text:span><text:span text:style-name="T1575">一記</text:span><text:span text:style-name="T1576"><text:s/>Kazuki Ohara</text:span></text:p>
          </table:table-cell>
          <table:table-cell table:style-name="TableCell1577">
            <text:p text:style-name="P1578">佐藤<text:s/>真紀<text:s/>Maki Sato</text:p>
          </table:table-cell>
        </table:table-row>
        <table:table-row table:style-name="TableRow1579">
          <table:table-cell table:style-name="TableCell1580">
            <text:p text:style-name="P1581"><text:span text:style-name="T1582">田保</text:span><text:span text:style-name="T1583"><text:s/></text:span><text:span text:style-name="T1584">雅美</text:span><text:span text:style-name="T1585"><text:s/>Masami Tayasu</text:span></text:p>
          </table:table-cell>
          <table:table-cell table:style-name="TableCell1586">
            <text:p text:style-name="P1587"><text:span text:style-name="T1588">加藤</text:span><text:span text:style-name="T1589"><text:s/></text:span><text:span text:style-name="T1590">敏之</text:span><text:span text:style-name="T1591"><text:s/>Toshiyuki Kato</text:span></text:p>
          </table:table-cell>
        </table:table-row>
        <table:table-row table:style-name="TableRow1592">
          <table:table-cell table:style-name="TableCell1593">
            <text:p text:style-name="P1594"><text:span text:style-name="T1595">池谷</text:span><text:span text:style-name="T1596"><text:s/></text:span><text:span text:style-name="T1597">茜</text:span><text:span text:style-name="T1598"><text:s/>Akane Iketani</text:span></text:p>
          </table:table-cell>
          <table:table-cell table:style-name="TableCell1599">
            <text:p text:style-name="P1600">永野<text:s/>翔大<text:s/>Shota Nagano</text:p>
          </table:table-cell>
        </table:table-row>
        <table:table-row table:style-name="TableRow1601">
          <table:table-cell table:style-name="TableCell1602">
            <text:p text:style-name="P1603"><text:span text:style-name="T1604">裴</text:span><text:span text:style-name="T1605"><text:s/></text:span><text:span text:style-name="T1606">在元</text:span><text:span text:style-name="T1607"><text:s/>Jae-won Bae</text:span></text:p>
          </table:table-cell>
          <table:table-cell table:style-name="TableCell1608">
            <text:p text:style-name="P1609"/>
          </table:table-cell>
        </table:table-row>
      </table:table>
      <text:p text:style-name="P1610"/>
      <text:p text:style-name="P1611">(Tsubaki 5:26)</text:p>
      <text:p text:style-name="P1612"><text:span text:style-name="T1613">ブラック</text:span><text:span text:style-name="T1614">☆</text:span><text:span text:style-name="T1615">スター　帰りましょう？</text:span><text:span text:style-name="T1616"><text:s/></text:span><text:span text:style-name="T1617">マカちゃん、ソウル君、さようなら。</text:span></text:p>
      <text:p text:style-name="P1618"><text:span text:style-name="T1619">Shall we go,<text:s/></text:span><text:span text:style-name="T1620">Black☆Star? See you<text:s/></text:span><text:span text:style-name="T1621">later, Maka, Soul!</text:span></text:p>
      <text:p text:style-name="P1622"/>
      <text:p text:style-name="P1623">Special Thanks</text:p>
      <text:p text:style-name="P1624"/>
      <text:p text:style-name="P1625">Wataru Kato</text:p>
      <text:p text:style-name="P1626">Hajime Kojima</text:p>
      <text:p text:style-name="P1627">(Black Star 5:29)</text:p>
      <text:p text:style-name="P1628">Alright!</text:p>
      <text:p text:style-name="P1629">Let’s go home!</text:p>
      <text:p text:style-name="P1630">Maka, Soul, later!</text:p>
      <text:p text:style-name="P1631"/>
      <text:p text:style-name="P1632"><text:span text:style-name="T1633">Toshifumi Tojishiro(Synapse HLD Co., Ltd.)</text:span></text:p>
      <text:p text:style-name="P1634"><text:span text:style-name="T1635">Yoko Kato(Synapse HLD Co., Ltd.)</text:span></text:p>
      <text:p text:style-name="P1636"><text:span text:style-name="T1637">Yukihiko Kohno(Lansdale, Ltd.)</text:span></text:p>
      <text:p text:style-name="P1638"><text:span text:style-name="T1639">Taku Nishida(Lansdale,<text:s/></text:span><text:span text:style-name="T1640">Ltd.)</text:span></text:p>
      <text:p text:style-name="P1641">(Soul 5:35)</text:p>
      <text:p text:style-name="P1642">Yeah.</text:p>
      <text:p text:style-name="P1643">Later</text:p>
      <text:p text:style-name="P1644"/>
      <text:p text:style-name="P1645">(Maka 5:37)</text:p>
      <text:p text:style-name="P1646">Hahaha</text:p>
      <text:p text:style-name="P1647">Bye-bye everyone!</text:p>
      <text:p text:style-name="P1648">See you tomorrow!</text:p>
      <text:p text:style-name="P1649">Vice President</text:p>
      <text:p text:style-name="P1650">Keiji Honda</text:p>
      <text:p text:style-name="P1651"/>
      <text:p text:style-name="P1652">President</text:p>
      <text:p text:style-name="P1653">Yoichi Wada</text:p>
      <text:p text:style-name="P1654"/>
      <text:p text:style-name="P1655"/>
      <text:p text:style-name="P1656"/>
      <text:p text:style-name="P1657"/>
      <text:p text:style-name="P1658">SQUARE ENIX</text:p>
      <text:p text:style-name="P1659">(Spirit 5:47)</text:p>
      <text:p text:style-name="P1660">Are you insane!?</text:p>
      <text:p text:style-name="P1661">What the hell did you do, Stein!?</text:p>
      <text:p text:style-name="P1662"/>
      <text:p text:style-name="P1663">(Lord Death 5:51)</text:p>
      <text:p text:style-name="P1664"><text:span text:style-name="T1665">Well, that's it<text:s/></text:span><text:span text:style-name="T1666">everybody</text:span><text:span text:style-name="T1667">♪</text:span><text:span text:style-name="T1668"><text:s/>See ya next time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Mangal" svg:font-family="Mangal" style:font-family-generic="roman" style:font-pitch="variable" svg:panose-1="0 0 4 0 0 0 0 0 0 0"/>
    <style:font-face style:name="American Typewriter" svg:font-family="American Typewriter" style:font-family-generic="modern" style:font-pitch="variable"/>
    <style:font-face style:name="Yu Mincho" svg:font-family="Yu Mincho" style:font-family-generic="roman" style:font-pitch="variable" svg:panose-1="2 2 4 0 0 0 0 0 0 0"/>
    <style:font-face style:name="DengXian" svg:font-family="DengXian" style:font-family-generic="system" style:font-pitch="variable"/>
    <style:font-face style:name="Segoe UI Symbol" svg:font-family="Segoe UI Symbol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MS Mincho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Car.predefinitoparagrafo">
      <style:text-properties style:font-name-complex="Mangal" style:font-size-complex="10.5pt"/>
    </style:style>
    <style:style style:name="FooterChar" style:display-name="Footer Char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llidan</meta:initial-creator>
    <dc:creator>Illidan</dc:creator>
    <meta:creation-date>2021-02-23T09:26:00Z</meta:creation-date>
    <dc:date>2021-02-23T09:26:00Z</dc:date>
    <meta:template xlink:href="Normal" xlink:type="simple"/>
    <meta:editing-cycles>2</meta:editing-cycles>
    <meta:editing-duration>PT0S</meta:editing-duration>
    <meta:document-statistic meta:page-count="19" meta:paragraph-count="29" meta:word-count="2225" meta:character-count="14882" meta:row-count="105" meta:non-whitespace-character-count="12686"/>
  </office:meta>
</office:document-meta>
</file>